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Arial21" svg:font-family="Arial2"/>
    <style:font-face style:name="Sans" svg:font-family="Sans"/>
    <style:font-face style:name="Times New Roman" svg:font-family="'Times New Roman'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3.676cm"/>
    </style:style>
    <style:style style:name="ACOL-3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26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7.421cm"/>
    </style:style>
    <style:style style:name="co14" style:family="table-column">
      <style:table-column-properties fo:break-before="auto" style:column-width="4.595cm"/>
    </style:style>
    <style:style style:name="ACOL-0" style:family="table-column">
      <style:table-column-properties fo:break-before="auto" style:column-width="2.258cm"/>
    </style:style>
    <style:style style:name="ACOL-9" style:family="table-column">
      <style:table-column-properties fo:break-before="auto" style:column-width="6.669cm"/>
    </style:style>
    <style:style style:name="ACOL-17" style:family="table-column">
      <style:table-column-properties fo:break-before="auto" style:column-width="8.49cm"/>
    </style:style>
    <style:style style:name="ACOL-18" style:family="table-column">
      <style:table-column-properties fo:break-before="auto" style:column-width="4.491cm"/>
    </style:style>
    <style:style style:name="ACOL-19" style:family="table-column">
      <style:table-column-properties fo:break-before="auto" style:column-width="3.916cm"/>
    </style:style>
    <style:style style:name="ACOL-20" style:family="table-column">
      <style:table-column-properties fo:break-before="auto" style:column-width="0.654cm"/>
    </style:style>
    <style:style style:name="ACOL-21" style:family="table-column">
      <style:table-column-properties fo:break-before="auto" style:column-width="6.969cm"/>
    </style:style>
    <style:style style:name="co28" style:family="table-column">
      <style:table-column-properties fo:break-before="auto" style:column-width="4.754cm"/>
    </style:style>
    <style:style style:name="co29" style:family="table-column">
      <style:table-column-properties fo:break-before="auto" style:column-width="4.018cm"/>
    </style:style>
    <style:style style:name="co30" style:family="table-column">
      <style:table-column-properties fo:break-before="auto" style:column-width="2.729cm"/>
    </style:style>
    <style:style style:name="co31" style:family="table-column">
      <style:table-column-properties fo:break-before="auto" style:column-width="2.623cm"/>
    </style:style>
    <style:style style:name="co32" style:family="table-column">
      <style:table-column-properties fo:break-before="auto" style:column-width="5.33cm"/>
    </style:style>
    <style:style style:name="co33" style:family="table-column">
      <style:table-column-properties fo:break-before="auto" style:column-width="2.621cm"/>
    </style:style>
    <style:style style:name="co27" style:family="table-column">
      <style:table-column-properties fo:break-before="auto" style:column-width="6.773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598cm"/>
    </style:style>
    <style:style style:name="co36" style:family="table-column">
      <style:table-column-properties fo:break-before="auto" style:column-width="1.73cm"/>
    </style:style>
    <style:style style:name="co37" style:family="table-column">
      <style:table-column-properties fo:break-before="auto" style:column-width="3.006cm"/>
    </style:style>
    <style:style style:name="co38" style:family="table-column">
      <style:table-column-properties fo:break-before="auto" style:column-width="3.662cm"/>
    </style:style>
    <style:style style:name="co39" style:family="table-column">
      <style:table-column-properties fo:break-before="auto" style:column-width="3.424cm"/>
    </style:style>
    <style:style style:name="AROW-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545cm" fo:break-before="auto" style:use-optimal-row-height="false"/>
    </style:style>
    <style:style style:name="ro7" style:family="table-row">
      <style:table-row-properties style:row-height="1.776cm" fo:break-before="auto" style:use-optimal-row-height="false"/>
    </style:style>
    <style:style style:name="ro8" style:family="table-row">
      <style:table-row-properties style:row-height="2.007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2.073cm" fo:break-before="auto" style:use-optimal-row-height="false"/>
    </style:style>
    <style:style style:name="ro11" style:family="table-row">
      <style:table-row-properties style:row-height="1.157cm" fo:break-before="auto" style:use-optimal-row-height="false"/>
    </style:style>
    <style:style style:name="ro12" style:family="table-row">
      <style:table-row-properties style:row-height="1.81cm" fo:break-before="auto" style:use-optimal-row-height="false"/>
    </style:style>
    <style:style style:name="ro13" style:family="table-row">
      <style:table-row-properties style:row-height="0.887cm" fo:break-before="auto" style:use-optimal-row-height="false"/>
    </style:style>
    <style:style style:name="ro14" style:family="table-row">
      <style:table-row-properties style:row-height="0.822cm" fo:break-before="auto" style:use-optimal-row-height="false"/>
    </style:style>
    <style:style style:name="ro15" style:family="table-row">
      <style:table-row-properties style:row-height="1.118cm" fo:break-before="auto" style:use-optimal-row-height="false"/>
    </style:style>
    <style:style style:name="ro16" style:family="table-row">
      <style:table-row-properties style:row-height="1.381cm" fo:break-before="auto" style:use-optimal-row-height="false"/>
    </style:style>
    <style:style style:name="ro17" style:family="table-row">
      <style:table-row-properties style:row-height="1.249cm" fo:break-before="auto" style:use-optimal-row-height="false"/>
    </style:style>
    <style:style style:name="ro18" style:family="table-row">
      <style:table-row-properties style:row-height="2.731cm" fo:break-before="auto" style:use-optimal-row-height="false"/>
    </style:style>
    <style:style style:name="ro19" style:family="table-row">
      <style:table-row-properties style:row-height="1.415cm" fo:break-before="auto" style:use-optimal-row-height="false"/>
    </style:style>
    <style:style style:name="AROW-16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0.921cm" fo:break-before="auto" style:use-optimal-row-height="false"/>
    </style:style>
    <style:style style:name="ro21" style:family="table-row">
      <style:table-row-properties style:row-height="1.48cm" fo:break-before="auto" style:use-optimal-row-height="false"/>
    </style:style>
    <style:style style:name="ro22" style:family="table-row">
      <style:table-row-properties style:row-height="1.085cm" fo:break-before="auto" style:use-optimal-row-height="false"/>
    </style:style>
    <style:style style:name="ro23" style:family="table-row">
      <style:table-row-properties style:row-height="1.842cm" fo:break-before="auto" style:use-optimal-row-height="false"/>
    </style:style>
    <style:style style:name="ro24" style:family="table-row">
      <style:table-row-properties style:row-height="1.053cm" fo:break-before="auto" style:use-optimal-row-height="false"/>
    </style:style>
    <style:style style:name="ro25" style:family="table-row">
      <style:table-row-properties style:row-height="1.344cm" fo:break-before="auto" style:use-optimal-row-height="false"/>
    </style:style>
    <style:style style:name="ro26" style:family="table-row">
      <style:table-row-properties style:row-height="2.335cm" fo:break-before="auto" style:use-optimal-row-height="false"/>
    </style:style>
    <style:style style:name="ro27" style:family="table-row">
      <style:table-row-properties style:row-height="1.282cm" fo:break-before="auto" style:use-optimal-row-height="false"/>
    </style:style>
    <style:style style:name="ro28" style:family="table-row">
      <style:table-row-properties style:row-height="1.184cm" fo:break-before="auto" style:use-optimal-row-height="false"/>
    </style:style>
    <style:style style:name="ro29" style:family="table-row">
      <style:table-row-properties style:row-height="1.15cm" fo:break-before="auto" style:use-optimal-row-height="false"/>
    </style:style>
    <style:style style:name="ro30" style:family="table-row">
      <style:table-row-properties style:row-height="1.348cm" fo:break-before="auto" style:use-optimal-row-height="false"/>
    </style:style>
    <style:style style:name="ro31" style:family="table-row">
      <style:table-row-properties style:row-height="2.106cm" fo:break-before="auto" style:use-optimal-row-height="false"/>
    </style:style>
    <style:style style:name="ro32" style:family="table-row">
      <style:table-row-properties style:row-height="2.434cm" fo:break-before="auto" style:use-optimal-row-height="false"/>
    </style:style>
    <style:style style:name="ro33" style:family="table-row">
      <style:table-row-properties style:row-height="2.171cm" fo:break-before="auto" style:use-optimal-row-height="false"/>
    </style:style>
    <style:style style:name="ro34" style:family="table-row">
      <style:table-row-properties style:row-height="2.302cm" fo:break-before="auto" style:use-optimal-row-height="false"/>
    </style:style>
    <style:style style:name="ro35" style:family="table-row">
      <style:table-row-properties style:row-height="2.138cm" fo:break-before="auto" style:use-optimal-row-height="false"/>
    </style:style>
    <style:style style:name="ro36" style:family="table-row">
      <style:table-row-properties style:row-height="1.236cm" fo:break-before="auto" style:use-optimal-row-height="true"/>
    </style:style>
    <style:style style:name="ro37" style:family="table-row">
      <style:table-row-properties style:row-height="0.986cm" fo:break-before="auto" style:use-optimal-row-height="false"/>
    </style:style>
    <style:style style:name="ro38" style:family="table-row">
      <style:table-row-properties style:row-height="1.02cm" fo:break-before="auto" style:use-optimal-row-height="false"/>
    </style:style>
    <style:style style:name="ro39" style:family="table-row">
      <style:table-row-properties style:row-height="1.316cm" fo:break-before="auto" style:use-optimal-row-height="false"/>
    </style:style>
    <style:style style:name="ro40" style:family="table-row">
      <style:table-row-properties style:row-height="1.632cm" fo:break-before="auto" style:use-optimal-row-height="true"/>
    </style:style>
    <style:style style:name="ro41" style:family="table-row">
      <style:table-row-properties style:row-height="0.855cm" fo:break-before="auto" style:use-optimal-row-height="false"/>
    </style:style>
    <style:style style:name="ro42" style:family="table-row">
      <style:table-row-properties style:row-height="1.711cm" fo:break-before="auto" style:use-optimal-row-height="false"/>
    </style:style>
    <style:style style:name="ro43" style:family="table-row">
      <style:table-row-properties style:row-height="1.446cm" fo:break-before="auto" style:use-optimal-row-height="false"/>
    </style:style>
    <style:style style:name="ro44" style:family="table-row">
      <style:table-row-properties style:row-height="1.217cm" fo:break-before="auto" style:use-optimal-row-height="false"/>
    </style:style>
    <style:style style:name="ro45" style:family="table-row">
      <style:table-row-properties style:row-height="2.148cm" fo:break-before="auto" style:use-optimal-row-height="false"/>
    </style:style>
    <style:style style:name="ro46" style:family="table-row">
      <style:table-row-properties style:row-height="0.935cm" fo:break-before="auto" style:use-optimal-row-height="false"/>
    </style:style>
    <style:style style:name="AROW-0" style:family="table-row">
      <style:table-row-properties style:row-height="0.452cm" fo:break-before="auto" style:use-optimal-row-height="true"/>
    </style:style>
    <style:style style:name="AROW-52" style:family="table-row">
      <style:table-row-properties style:row-height="0.621cm" fo:break-before="auto" style:use-optimal-row-height="true"/>
    </style:style>
    <style:style style:name="AROW-53" style:family="table-row">
      <style:table-row-properties style:row-height="2.817cm" fo:break-before="auto" style:use-optimal-row-height="true"/>
    </style:style>
    <style:style style:name="ro59" style:family="table-row">
      <style:table-row-properties style:row-height="0.954cm" fo:break-before="auto" style:use-optimal-row-height="false"/>
    </style:style>
    <style:style style:name="ro66" style:family="table-row">
      <style:table-row-properties style:row-height="2.697cm" fo:break-before="auto" style:use-optimal-row-height="false"/>
    </style:style>
    <style:style style:name="ro67" style:family="table-row">
      <style:table-row-properties style:row-height="1.974cm" fo:break-before="auto" style:use-optimal-row-height="false"/>
    </style:style>
    <style:style style:name="ro68" style:family="table-row">
      <style:table-row-properties style:row-height="2.796cm" fo:break-before="auto" style:use-optimal-row-height="false"/>
    </style:style>
    <style:style style:name="ro69" style:family="table-row">
      <style:table-row-properties style:row-height="1.677cm" fo:break-before="auto" style:use-optimal-row-height="false"/>
    </style:style>
    <style:style style:name="ro70" style:family="table-row">
      <style:table-row-properties style:row-height="1.612cm" fo:break-before="auto" style:use-optimal-row-height="false"/>
    </style:style>
    <style:style style:name="ro71" style:family="table-row">
      <style:table-row-properties style:row-height="4.87cm" fo:break-before="auto" style:use-optimal-row-height="false"/>
    </style:style>
    <style:style style:name="ro72" style:family="table-row">
      <style:table-row-properties style:row-height="1.644cm" fo:break-before="auto" style:use-optimal-row-height="false"/>
    </style:style>
    <style:style style:name="ro73" style:family="table-row">
      <style:table-row-properties style:row-height="4.791cm" fo:break-before="auto" style:use-optimal-row-height="true"/>
    </style:style>
    <style:style style:name="ro74" style:family="table-row">
      <style:table-row-properties style:row-height="2.422cm" fo:break-before="auto" style:use-optimal-row-height="true"/>
    </style:style>
    <style:style style:name="ro75" style:family="table-row">
      <style:table-row-properties style:row-height="3.844cm" fo:break-before="auto" style:use-optimal-row-height="true"/>
    </style:style>
    <style:style style:name="ro76" style:family="table-row">
      <style:table-row-properties style:row-height="2.79cm" fo:break-before="auto" style:use-optimal-row-height="false"/>
    </style:style>
    <style:style style:name="ro64" style:family="table-row">
      <style:table-row-properties style:row-height="0.529cm" fo:break-before="auto" style:use-optimal-row-height="true"/>
    </style:style>
    <style:style style:name="ro65" style:family="table-row">
      <style:table-row-properties style:row-height="0.473cm" fo:break-before="auto" style:use-optimal-row-height="true"/>
    </style:style>
    <style:style style:name="ro77" style:family="table-row">
      <style:table-row-properties style:row-height="0.552cm" fo:break-before="auto" style:use-optimal-row-height="true"/>
    </style:style>
    <style:style style:name="ro78" style:family="table-row">
      <style:table-row-properties style:row-height="0.46cm" fo:break-before="auto" style:use-optimal-row-height="false"/>
    </style:style>
    <style:style style:name="ro79" style:family="table-row">
      <style:table-row-properties style:row-height="2.157cm" fo:break-before="auto" style:use-optimal-row-height="true"/>
    </style:style>
    <style:style style:name="ro80" style:family="table-row">
      <style:table-row-properties style:row-height="1.236cm" fo:break-before="auto" style:use-optimal-row-height="false"/>
    </style:style>
    <style:style style:name="ro81" style:family="table-row">
      <style:table-row-properties style:row-height="0.631cm" fo:break-before="auto" style:use-optimal-row-height="false"/>
    </style:style>
    <style:style style:name="ro82" style:family="table-row">
      <style:table-row-properties style:row-height="0.894cm" fo:break-before="auto" style:use-optimal-row-height="false"/>
    </style:style>
    <style:style style:name="ro83" style:family="table-row">
      <style:table-row-properties style:row-height="0.894cm" fo:break-before="auto" style:use-optimal-row-height="true"/>
    </style:style>
    <style:style style:name="ro84" style:family="table-row">
      <style:table-row-properties style:row-height="0.526cm" fo:break-before="auto" style:use-optimal-row-height="false"/>
    </style:style>
    <style:style style:name="ro85" style:family="table-row">
      <style:table-row-properties style:row-height="0.815cm" fo:break-before="auto" style:use-optimal-row-height="false"/>
    </style:style>
    <style:style style:name="ro86" style:family="table-row">
      <style:table-row-properties style:row-height="0.69cm" fo:break-before="auto" style:use-optimal-row-height="false"/>
    </style:style>
    <style:style style:name="ro87" style:family="table-row">
      <style:table-row-properties style:row-height="2.401cm" fo:break-before="auto" style:use-optimal-row-height="false"/>
    </style:style>
    <style:style style:name="ro88" style:family="table-row">
      <style:table-row-properties style:row-height="1.632cm" fo:break-before="auto" style:use-optimal-row-height="false"/>
    </style:style>
    <style:style style:name="ta6" style:family="table" style:master-page-name="БЦ_20_1">
      <style:table-properties table:display="true" style:writing-mode="lr-tb"/>
    </style:style>
    <style:style style:name="ta-0x8466218" style:family="table" style:master-page-name="развитие">
      <style:table-properties table:display="true" style:writing-mode="lr-tb"/>
    </style:style>
    <style:style style:name="ta-0x84664c8" style:family="table" style:master-page-name="Скорпион">
      <style:table-properties table:display="true" style:writing-mode="lr-tb"/>
    </style:style>
    <style:style style:name="ta-0x8466620" style:family="table" style:master-page-name="Дягилев">
      <style:table-properties table:display="true" style:writing-mode="lr-tb"/>
    </style:style>
    <style:style style:name="ta-0x8466778" style:family="table" style:master-page-name="эфирное_20_тв_20_">
      <style:table-properties table:display="true" style:writing-mode="lr-tb"/>
    </style:style>
    <style:style style:name="ta-0x84668d0" style:family="table" style:master-page-name="эфирное_20_тсж_20_сервис">
      <style:table-properties table:display="true" style:writing-mode="lr-tb"/>
    </style:style>
    <style:style style:name="ta9" style:family="table" style:master-page-name="PON">
      <style:table-properties table:display="true" style:writing-mode="lr-tb"/>
    </style:style>
    <style:style style:name="ta10" style:family="table" style:master-page-name="РК">
      <style:table-properties table:display="true" style:writing-mode="lr-tb"/>
    </style:style>
    <style:style style:name="ce20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4" style:family="table-cell" style:parent-style-name="Gnumeric-default">
      <style:table-cell-properties fo:border="0.06pt solid #000000"/>
      <style:text-properties style:text-position="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Times New Roman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9c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a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cc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25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ACE-0x84616c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b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c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8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e4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1fc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ACE-0x8462bc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2c8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text-position="" style:font-name="Sans" fo:font-size="14pt" fo:font-style="normal" style:text-underline-style="none" fo:font-weight="bold"/>
    </style:style>
    <style:style style:name="ACE-0x8461d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21" fo:font-size="10pt" fo:font-style="normal" style:text-underline-style="none" fo:font-weight="normal"/>
    </style:style>
    <style:style style:name="ACE-0x8461f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21" fo:font-size="10pt" fo:font-style="normal" style:text-underline-style="none" fo:font-weight="normal"/>
    </style:style>
    <style:style style:name="ACE-0x8462e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38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2ec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ACE-0x84639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Times New Roman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000000" style:rotation-angle="0" style:rotation-align="none" style:shrink-to-fit="false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000000" style:rotation-angle="0" style:rotation-align="none" style:shrink-to-fit="false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GnmHAlign="1" style:vertical-align="bottom"/>
      <style:paragraph-properties fo:text-align="justify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Arial2" fo:font-size="12pt" fo:font-style="normal" style:text-underline-style="none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text-align="center" fo:margin-left="0cm"/>
      <style:text-properties fo:color="#000000" style:text-line-through-style="none" style:text-line-through-type="none" style:font-name="Arial2" fo:font-size="12pt" fo:font-style="normal" style:text-underline-style="none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gnm:GnmHAlign="1" style:vertical-align="bottom"/>
      <style:paragraph-properties fo:text-align="center" fo:margin-left="0cm"/>
      <style:text-properties fo:color="#000000" style:text-line-through-style="none" style:text-line-through-type="none" style:font-name="Arial2" fo:font-size="12pt" fo:font-style="normal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text-align="center" fo:margin-left="0cm"/>
      <style:text-properties style:use-window-font-color="true" style:text-line-through-style="none" style:text-line-through-type="none" style:font-name="Arial2" fo:font-size="12pt" fo:font-style="normal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ff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middle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2" fo:font-size="10pt" fo:font-style="normal" style:text-underline-style="none" fo:font-weight="normal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92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ff0000" style:text-line-through-style="none" style:text-line-through-type="none" style:font-name="Sans" fo:font-size="10pt" fo:font-style="normal" style:text-underline-style="none" fo:font-weight="bold"/>
    </style:style>
    <style:style style:name="ce1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2pt" fo:font-style="normal" style:text-underline-style="none" fo:font-weight="normal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GnmHAlign="1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000000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ff0000" style:text-line-through-style="none" style:text-line-through-type="none" style:font-name="Sans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ax-width="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БЦ 1" table:style-name="ta6">
        <office:forms form:automatic-focus="false" form:apply-design-mode="false"/>
        <table:table-column table:style-name="co9" table:default-cell-style-name="Gnumeric-default"/>
        <table:table-column table:style-name="co10" table:default-cell-style-name="Gnumeric-default"/>
        <table:table-column table:style-name="ACOL-3" table:number-columns-repeated="3" table:default-cell-style-name="Gnumeric-default"/>
        <table:table-column table:style-name="co11" table:default-cell-style-name="Gnumeric-default"/>
        <table:table-column table:style-name="co12" table:default-cell-style-name="Gnumeric-default"/>
        <table:table-column table:style-name="co13" table:default-cell-style-name="Gnumeric-default"/>
        <table:table-column table:style-name="co14" table:number-columns-repeated="2" table:default-cell-style-name="Gnumeric-default"/>
        <table:table-column table:style-name="ACOL-3" table:default-cell-style-name="Gnumeric-default"/>
        <table:table-column table:style-name="ACOL-0" table:number-columns-repeated="1013" table:default-cell-style-name="Gnumeric-default"/>
        <table:table-row table:style-name="AROW-1">
          <table:table-cell table:style-name="ce20" office:value-type="string" table:number-columns-spanned="1" table:number-rows-spanned="2">
            <text:p>№</text:p>
          </table:table-cell>
          <table:table-cell table:style-name="ce20" office:value-type="string" table:number-columns-spanned="1" table:number-rows-spanned="2">
            <text:p>Адрес</text:p>
          </table:table-cell>
          <table:table-cell table:style-name="ce20" office:value-type="string" table:number-columns-spanned="4" table:number-rows-spanned="1">
            <text:p>услуги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Default"/>
          <table:table-cell table:style-name="ce20" office:value-type="string" table:number-columns-spanned="1" table:number-rows-spanned="2">
            <text:p>примечание</text:p>
          </table:table-cell>
          <table:table-cell table:style-name="ce20" office:value-type="string" table:number-columns-spanned="1" table:number-rows-spanned="2">
            <text:p>Необходимость проведения ТЭ</text:p>
          </table:table-cell>
          <table:table-cell table:style-name="ce33" office:value-type="string" table:number-columns-spanned="1" table:number-rows-spanned="2">
            <text:p>Конкуренты</text:p>
          </table:table-cell>
          <table:table-cell table:style-name="Default"/>
          <table:table-cell table:style-name="ce34" table:number-columns-repeated="1013"/>
        </table:table-row>
        <table:table-row table:style-name="ro6">
          <table:covered-table-cell table:style-name="Default"/>
          <table:covered-table-cell table:style-name="Default"/>
          <table:table-cell table:style-name="ce20" office:value-type="string">
            <text:p>телефон</text:p>
          </table:table-cell>
          <table:table-cell table:style-name="ce20" office:value-type="string">
            <text:p>станция </text:p>
          </table:table-cell>
          <table:table-cell table:style-name="ce20" office:value-type="string">
            <text:p>интернет</text:p>
          </table:table-cell>
          <table:table-cell table:style-name="ce20" office:value-type="string">
            <text:p>технология </text:p>
          </table:table-cell>
          <table:table-cell table:style-name="ce20" office:value-type="string">
            <text:p>стоимость подключения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34" table:number-columns-repeated="1014"/>
        </table:table-row>
        <table:table-row table:style-name="ro7">
          <table:table-cell table:style-name="ce21" office:value-type="string">
            <text:p>Арендаторы Сибайр</text:p>
          </table:table-cell>
          <table:table-cell table:style-name="ce21" office:value-type="string">
            <text:p>Щербакова 172 стр11 </text:p>
          </table:table-cell>
          <table:table-cell table:style-name="ce21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8">
          <table:table-cell table:style-name="ce21" office:value-type="string">
            <text:p>Нобель</text:p>
          </table:table-cell>
          <table:table-cell table:style-name="ce21" office:value-type="string">
            <text:p>Пермякова 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 office:value-type="string">
            <text:p>подключает местный связит Пелигрим, мы отправляем заказ наряды по факсу ЗАПОЛНЯТЬ АНАЛИТИКУ В БИЛЛИНГЕ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9">
          <table:table-cell table:style-name="ce21" office:value-type="string">
            <text:p>Нобель Парк</text:p>
          </table:table-cell>
          <table:table-cell table:style-name="ce21" office:value-type="string">
            <text:p>Пермякова 1/5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 office:value-type="string">
            <text:p>подключает местный связит Пелигрим, мы отправляем заказ наряды по факсу ЗАПОЛНЯТЬ АНАЛИТИКУ В БИЛЛИНГЕ</text:p>
          </table:table-cell>
          <table:table-cell table:style-name="ce21" office:value-type="string">
            <text:p>Без ТЭ</text:p>
          </table:table-cell>
          <table:table-cell table:style-name="ce21" office:value-type="string">
            <text:p>Регионсвязь,Ростелеком</text:p>
          </table:table-cell>
          <table:table-cell table:style-name="ce34" table:number-columns-repeated="1014"/>
        </table:table-row>
        <table:table-row table:style-name="ro10">
          <table:table-cell table:style-name="ce21" office:value-type="string">
            <text:p>Перестройка</text:p>
          </table:table-cell>
          <table:table-cell table:style-name="ce21" office:value-type="string">
            <text:p>Пермякова 1а 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000+1000</text:p>
          </table:table-cell>
          <table:table-cell table:style-name="ce21" office:value-type="string">
            <text:p>нужна схема ,продаем без ТЭ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office:value-type="string">
            <text:p>Вохмина </text:p>
          </table:table-cell>
          <table:table-cell table:style-name="ce34" table:number-columns-repeated="1013"/>
        </table:table-row>
        <table:table-row table:style-name="ro11">
          <table:table-cell table:style-name="ce21" office:value-type="string">
            <text:p>Гостиница северная</text:p>
          </table:table-cell>
          <table:table-cell table:style-name="ce21" office:value-type="string">
            <text:p>Пермякова 7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 office:value-type="string">
            <text:p>Эр Телеком</text:p>
          </table:table-cell>
          <table:table-cell table:style-name="ce34" table:number-columns-repeated="1014"/>
        </table:table-row>
        <table:table-row table:style-name="ro12">
          <table:table-cell table:style-name="ce21" office:value-type="string">
            <text:p>Матрица </text:p>
          </table:table-cell>
          <table:table-cell table:style-name="ce21" office:value-type="string">
            <text:p>Пермякова 7 Б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 office:value-type="string">
            <text:p>нужна схема прокладки </text:p>
          </table:table-cell>
          <table:table-cell table:style-name="ce21" office:value-type="string">
            <text:p>Без ТЭ</text:p>
          </table:table-cell>
          <table:table-cell table:style-name="ce21" office:value-type="string">
            <text:p>РТ</text:p>
          </table:table-cell>
          <table:table-cell table:style-name="ce34" table:number-columns-repeated="1014"/>
        </table:table-row>
        <table:table-row table:style-name="ro13">
          <table:table-cell table:style-name="ce22" office:value-type="string">
            <text:p>Флагман</text:p>
          </table:table-cell>
          <table:table-cell table:style-name="ce22"/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нет ВОЛС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ro14">
          <table:table-cell table:style-name="ce22" office:value-type="string">
            <text:p>Союз</text:p>
          </table:table-cell>
          <table:table-cell table:style-name="ce22" office:value-type="string">
            <text:p>Одесская 9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нет ВОЛС,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ro15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53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(ZTE)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Ethernet (ADSL)</text:p>
          </table:table-cell>
          <table:table-cell table:style-name="ce21" office:value-type="string">
            <text:p>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15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55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(ZTE)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Ethernet (ADSL)</text:p>
          </table:table-cell>
          <table:table-cell table:style-name="ce21" office:value-type="string">
            <text:p>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 office:value-type="string">
            <text:p>Регионсвязьсервис</text:p>
          </table:table-cell>
          <table:table-cell table:style-name="ce34" table:number-columns-repeated="1014"/>
        </table:table-row>
        <table:table-row table:style-name="ro16">
          <table:table-cell table:style-name="ce21" office:value-type="string">
            <text:p>офисное здание</text:p>
          </table:table-cell>
          <table:table-cell table:style-name="ce21" office:value-type="string">
            <text:p>Ямская 10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3" office:value-type="string">
            <text:p>????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 office:value-type="string">
            <text:p>--</text:p>
          </table:table-cell>
          <table:table-cell table:style-name="ce34" table:number-columns-repeated="1014"/>
        </table:table-row>
        <table:table-row table:style-name="ro17">
          <table:table-cell table:style-name="ce21" office:value-type="string">
            <text:p>Дом Радио</text:p>
          </table:table-cell>
          <table:table-cell table:style-name="ce21" office:value-type="string">
            <text:p>Республики 211а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1"/>
          <table:table-cell table:style-name="ce34" office:value-type="string">
            <text:p>без ТЭ 6этаж</text:p>
          </table:table-cell>
          <table:table-cell table:style-name="ce34" table:number-columns-repeated="1013"/>
        </table:table-row>
        <table:table-row table:style-name="ro18">
          <table:table-cell table:style-name="ce21" office:value-type="string">
            <text:p>Тайм офисы</text:p>
          </table:table-cell>
          <table:table-cell table:style-name="ce21" office:value-type="string">
            <text:p>Молодежная 8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интернет+телефон — 0 рублей, Интернет- 0 рублей. Телефон 500р.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19">
          <table:table-cell table:style-name="ce21" office:value-type="string">
            <text:p>Голд Палас</text:p>
          </table:table-cell>
          <table:table-cell table:style-name="ce21" office:value-type="string">
            <text:p>Харьковская 75 к 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500+500</text:p>
          </table:table-cell>
          <table:table-cell table:style-name="ce21" office:value-type="string">
            <text:p>ЗАПОЛНЯТЬ АНАЛИТИКУ В БИЛЛИНГЕ Офис 2010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AROW-16">
          <table:table-cell table:style-name="ce21" office:value-type="string">
            <text:p>Серебряковский </text:p>
          </table:table-cell>
          <table:table-cell table:style-name="ce21" office:value-type="string">
            <text:p>Советская 55/8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алкатель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ADSL</text:p>
          </table:table-cell>
          <table:table-cell table:style-name="ce21" office:value-type="string">
            <text:p>2000+1000</text:p>
          </table:table-cell>
          <table:table-cell table:style-name="ce21"/>
          <table:table-cell table:style-name="ce21" office:value-type="string">
            <text:p>ТЭ только по наличию пар.</text:p>
          </table:table-cell>
          <table:table-cell table:style-name="ce21"/>
          <table:table-cell table:style-name="ce34" table:number-columns-repeated="1014"/>
        </table:table-row>
        <table:table-row table:style-name="ro16">
          <table:table-cell table:style-name="ce21" office:value-type="string">
            <text:p>Керама</text:p>
          </table:table-cell>
          <table:table-cell table:style-name="ce21" office:value-type="string">
            <text:p>Мельникайте 116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3" office:value-type="string">
            <text:p>????</text:p>
          </table:table-cell>
          <table:table-cell table:style-name="ce21" office:value-type="string">
            <text:p>Подключение стандартное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16">
          <table:table-cell table:style-name="ce21" office:value-type="string">
            <text:p>Дом мастеров</text:p>
          </table:table-cell>
          <table:table-cell table:style-name="ce21" office:value-type="string">
            <text:p>Мельникайте 116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1"/>
          <table:table-cell table:style-name="ce34" table:number-columns-repeated="1014"/>
        </table:table-row>
        <table:table-row table:style-name="ro20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8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50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21">
          <table:table-cell table:style-name="ce21" office:value-type="string">
            <text:p>Привоз</text:p>
          </table:table-cell>
          <table:table-cell table:style-name="ce21" office:value-type="string">
            <text:p>Республика 200а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ZTE(IP)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ADSL (Ethernet)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Стандартное подключение</text:p>
          </table:table-cell>
          <table:table-cell table:style-name="ce21" office:value-type="string">
            <text:p>ТЭ</text:p>
          </table:table-cell>
          <table:table-cell table:style-name="ce21" office:value-type="string">
            <text:p>бесплатный wi-fi от i-jet.</text:p>
          </table:table-cell>
          <table:table-cell table:style-name="ce34" table:number-columns-repeated="1014"/>
        </table:table-row>
        <table:table-row table:style-name="ro16">
          <table:table-cell table:style-name="ce21" office:value-type="string">
            <text:p>Дом Печати</text:p>
          </table:table-cell>
          <table:table-cell table:style-name="ce21" office:value-type="string">
            <text:p>Осипенко 8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подключение после т.э. УКАЗАТЬ В КАКОЙ ЧАСТИ ЗДАНИЯ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table:number-columns-repeated="1014"/>
        </table:table-row>
        <table:table-row table:style-name="ro22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256 /3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000+500</text:p>
          </table:table-cell>
          <table:table-cell table:style-name="ce21" office:value-type="string">
            <text:p>Аренда сетей у ДНК ЗАПОЛНЕНИЕ АНАЛИТИКИ В БИЛЛИНГЕ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23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207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 office:value-type="string">
            <text:p>Согласие 2000</text:p>
          </table:table-cell>
          <table:table-cell table:style-name="ce21" office:value-type="string">
            <text:p>Без ТЭ</text:p>
          </table:table-cell>
          <table:table-cell table:style-name="ce21" office:value-type="string">
            <text:p>Эр Телеком</text:p>
          </table:table-cell>
          <table:table-cell table:style-name="ce34" table:number-columns-repeated="1014"/>
        </table:table-row>
        <table:table-row table:style-name="ro19">
          <table:table-cell table:style-name="ce21" office:value-type="string">
            <text:p>офисное здание</text:p>
          </table:table-cell>
          <table:table-cell table:style-name="ce21" office:value-type="string">
            <text:p>Пермякова 2 стр 3 стр 4</text:p>
          </table:table-cell>
          <table:table-cell table:style-name="ce25" office:value-type="string">
            <text:p>+</text:p>
          </table:table-cell>
          <table:table-cell table:style-name="ce27" office:value-type="string">
            <text:p>?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ADSL (Ethernet)</text:p>
          </table:table-cell>
          <table:table-cell table:style-name="ce21" office:value-type="string">
            <text:p>700+700</text:p>
          </table:table-cell>
          <table:table-cell table:style-name="ce21" office:value-type="string">
            <text:p>Аренда сетей у Литоном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15">
          <table:table-cell table:style-name="ce21" office:value-type="string">
            <text:p>офисное здание</text:p>
          </table:table-cell>
          <table:table-cell table:style-name="ce21" office:value-type="string">
            <text:p>Первомайская 21</text:p>
          </table:table-cell>
          <table:table-cell table:style-name="ce25" office:value-type="string">
            <text:p>+</text:p>
          </table:table-cell>
          <table:table-cell table:style-name="ce27" office:value-type="string">
            <text:p>?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ADSL</text:p>
          </table:table-cell>
          <table:table-cell table:style-name="ce21" office:value-type="string">
            <text:p>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24">
          <table:table-cell table:style-name="ce21" office:value-type="string">
            <text:p>БЦ ИП Левин А.М.</text:p>
          </table:table-cell>
          <table:table-cell table:style-name="ce21" office:value-type="string">
            <text:p>50 лет Октября 36/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00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 office:value-type="string">
            <text:p>УСИ</text:p>
          </table:table-cell>
          <table:table-cell table:style-name="ce34" table:number-columns-repeated="1014"/>
        </table:table-row>
        <table:table-row table:style-name="AROW-16">
          <table:table-cell table:style-name="ce22"/>
          <table:table-cell table:style-name="ce22" office:value-type="string">
            <text:p>Кирова 25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, не дают доступа 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ro25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155а 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подключение после т.э. 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table:number-columns-repeated="1014"/>
        </table:table-row>
        <table:table-row table:style-name="ro16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256/2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1" office:value-type="string">
            <text:p>1500+1500</text:p>
          </table:table-cell>
          <table:table-cell table:style-name="ce21" office:value-type="string">
            <text:p>Аренда сетей у АПП Прокс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26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145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ZTE 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1" office:value-type="float" office:value="2000">
            <text:p>2000</text:p>
          </table:table-cell>
          <table:table-cell table:style-name="ce21" office:value-type="string">
            <text:p>подключаем только телефонию за 2000р номер в поток Е1, интернет предоставляем самому арендодателю (АйТи-Связьсервис) ЗАПОЛНЕНИЕ АНАЛИТИКИ В БИЛЛИНГЕ 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27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250б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уже готова СКС, подключаем в серверной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office:value-type="string">
            <text:p>без ТЭ все этажи кроме первого.</text:p>
          </table:table-cell>
          <table:table-cell table:style-name="ce34" table:number-columns-repeated="1013"/>
        </table:table-row>
        <table:table-row table:style-name="ro28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5а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3" office:value-type="string">
            <text:p>????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AROW-16">
          <table:table-cell table:style-name="ce21" office:value-type="string">
            <text:p>офисное здание</text:p>
          </table:table-cell>
          <table:table-cell table:style-name="ce21" office:value-type="string">
            <text:p>30 лет победы 33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2000+100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29">
          <table:table-cell table:style-name="ce21" office:value-type="string">
            <text:p>Дорожник</text:p>
          </table:table-cell>
          <table:table-cell table:style-name="ce21" office:value-type="string">
            <text:p>Магнитогорская 11, 11/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500+1500</text:p>
          </table:table-cell>
          <table:table-cell table:style-name="ce21" office:value-type="string">
            <text:p>Стандартное подключение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table:number-columns-repeated="1014"/>
        </table:table-row>
        <table:table-row table:style-name="ro30">
          <table:table-cell table:style-name="ce21" office:value-type="string">
            <text:p>Соло центр</text:p>
          </table:table-cell>
          <table:table-cell table:style-name="ce21" office:value-type="string">
            <text:p>Комсомольская 57 , Свердлова, 5, 5/1 ,5/2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3" office:value-type="string">
            <text:p>по результатам т.э.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1"/>
          <table:table-cell table:style-name="ce34" table:number-columns-repeated="1014"/>
        </table:table-row>
        <table:table-row table:style-name="ro31">
          <table:table-cell table:style-name="ce22" office:value-type="string">
            <text:p>Республика</text:p>
          </table:table-cell>
          <table:table-cell table:style-name="ce22" office:value-type="string">
            <text:p>Республики 211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, не дают доступа 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AROW-16">
          <table:table-cell table:style-name="ce22" office:value-type="string">
            <text:p>Калинка</text:p>
          </table:table-cell>
          <table:table-cell table:style-name="ce22" office:value-type="string">
            <text:p>Республики 65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, не дают доступа 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AROW-16">
          <table:table-cell table:style-name="ce23" office:value-type="string">
            <text:p>Колумб</text:p>
          </table:table-cell>
          <table:table-cell table:style-name="ce23" office:value-type="string">
            <text:p>Московский тракт 116</text:p>
          </table:table-cell>
          <table:table-cell table:style-name="ce27" office:value-type="string">
            <text:p>русфон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3"/>
          <table:table-cell table:style-name="ce23" office:value-type="string">
            <text:p>нет ВОЛС, только Русфон, не дают доступа </text:p>
          </table:table-cell>
          <table:table-cell table:style-name="ce23" office:value-type="string">
            <text:p>ВОЛС ЗАТЯНУТ</text:p>
          </table:table-cell>
          <table:table-cell table:style-name="ce23"/>
          <table:table-cell table:style-name="ce34" table:number-columns-repeated="1014"/>
        </table:table-row>
        <table:table-row table:style-name="AROW-16">
          <table:table-cell table:style-name="ce22" office:value-type="string">
            <text:p>Фаворит</text:p>
          </table:table-cell>
          <table:table-cell table:style-name="ce22" office:value-type="string">
            <text:p>В.Гнаровской 12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, не дают доступа 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AROW-16">
          <table:table-cell table:style-name="ce23" office:value-type="string">
            <text:p>Гудвин</text:p>
          </table:table-cell>
          <table:table-cell table:style-name="ce23" office:value-type="string">
            <text:p>Максима Горького 70</text:p>
          </table:table-cell>
          <table:table-cell table:style-name="ce27" office:value-type="string">
            <text:p>русфон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3"/>
          <table:table-cell table:style-name="ce23" office:value-type="string">
            <text:p>только Русфон, не дают доступа </text:p>
          </table:table-cell>
          <table:table-cell table:style-name="ce23" office:value-type="string">
            <text:p>Губин ЗАВЕДЕНА ВОЛС</text:p>
          </table:table-cell>
          <table:table-cell table:style-name="ce23"/>
          <table:table-cell table:style-name="ce34" table:number-columns-repeated="1014"/>
        </table:table-row>
        <table:table-row table:style-name="AROW-16">
          <table:table-cell table:style-name="ce22" office:value-type="string">
            <text:p>Панама</text:p>
          </table:table-cell>
          <table:table-cell table:style-name="ce22" office:value-type="string">
            <text:p>2-я Луговая 35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, не дают доступа 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AROW-16">
          <table:table-cell table:style-name="ce22" office:value-type="string">
            <text:p>Солненый</text:p>
          </table:table-cell>
          <table:table-cell table:style-name="ce22" office:value-type="string">
            <text:p>Пермякова 50б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, не дают доступа 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ro32">
          <table:table-cell table:style-name="ce21" office:value-type="string">
            <text:p>М.Видео </text:p>
          </table:table-cell>
          <table:table-cell table:style-name="ce21" office:value-type="string">
            <text:p>Широтная 80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, </text:p>
          </table:table-cell>
          <table:table-cell table:style-name="ce21" office:value-type="string">
            <text:p>есть ВОЛС, но пока только РУСФОН,нужна схема прокладки кабеля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office:value-type="string">
            <text:p>Можно без ТЭ, но есть проблема с доступом в серверную где стоит оборудование</text:p>
          </table:table-cell>
          <table:table-cell table:style-name="ce34" table:number-columns-repeated="1013"/>
        </table:table-row>
        <table:table-row table:style-name="ro33">
          <table:table-cell table:style-name="ce22" office:value-type="string">
            <text:p>Торговый ценртр</text:p>
          </table:table-cell>
          <table:table-cell table:style-name="ce22" office:value-type="string">
            <text:p>Розы Трениной 3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есть ВОЛС, но пока только РУСФОН, не дали перенести оборудование в новую серверную, со старой никого подключать не дают. НЕ ПРОДАЕМ</text:p>
          </table:table-cell>
          <table:table-cell table:style-name="ce22" office:value-type="string">
            <text:p>ТЭ</text:p>
          </table:table-cell>
          <table:table-cell table:style-name="ce22"/>
          <table:table-cell table:style-name="ce34" table:number-columns-repeated="1014"/>
        </table:table-row>
        <table:table-row table:style-name="ro34">
          <table:table-cell table:style-name="ce21" office:value-type="string">
            <text:p>ТЦ Континент</text:p>
          </table:table-cell>
          <table:table-cell table:style-name="ce21" office:value-type="string">
            <text:p>Червишевский тракт 23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Нет узла, подключаем каждого отдельно т.э.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office:value-type="string">
            <text:p>Первый этаж и подвал ТЭ, 3 и 2 без ТЭ</text:p>
          </table:table-cell>
          <table:table-cell table:style-name="ce34" table:number-columns-repeated="1013"/>
        </table:table-row>
        <table:table-row table:style-name="ro35">
          <table:table-cell table:style-name="ce21" office:value-type="string">
            <text:p>ТЦ Тюменский , ТЦ Порт </text:p>
          </table:table-cell>
          <table:table-cell table:style-name="ce21" office:value-type="string">
            <text:p>Мельникайте 126/2 126/3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Нет узла, подключаем каждого отдельно т.э.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table:number-columns-repeated="1014"/>
        </table:table-row>
        <table:table-row table:style-name="ro36">
          <table:table-cell table:style-name="ce21" office:value-type="string">
            <text:p>офисное здание</text:p>
          </table:table-cell>
          <table:table-cell table:style-name="ce21" office:value-type="string">
            <text:p>Рижская 45а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подключение после т.э. 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office:value-type="string">
            <text:p>без ТЭ</text:p>
          </table:table-cell>
          <table:table-cell table:style-name="ce34" table:number-columns-repeated="1013"/>
        </table:table-row>
        <table:table-row table:style-name="ro36">
          <table:table-cell table:style-name="ce21" office:value-type="string">
            <text:p>Старый квартал</text:p>
          </table:table-cell>
          <table:table-cell table:style-name="ce21" office:value-type="string">
            <text:p>Комсомольская 49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работаем</text:p>
          </table:table-cell>
          <table:table-cell table:style-name="ce21" office:value-type="string">
            <text:p>ТЭ</text:p>
          </table:table-cell>
          <table:table-cell table:style-name="ce21"/>
          <table:table-cell table:style-name="ce34" table:number-columns-repeated="1014"/>
        </table:table-row>
        <table:table-row table:style-name="ro37">
          <table:table-cell table:style-name="ce21" office:value-type="string">
            <text:p>офисное здание</text:p>
          </table:table-cell>
          <table:table-cell table:style-name="ce21" office:value-type="string">
            <text:p>Молодогвардейцев 3а 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2000+1000</text:p>
          </table:table-cell>
          <table:table-cell table:style-name="ce21" office:value-type="string">
            <text:p>Стандартное подключение</text:p>
          </table:table-cell>
          <table:table-cell table:style-name="ce21" office:value-type="string">
            <text:p>Без ТЭ</text:p>
          </table:table-cell>
          <table:table-cell table:style-name="ce21"/>
          <table:table-cell table:style-name="ce34" table:number-columns-repeated="1014"/>
        </table:table-row>
        <table:table-row table:style-name="ro38">
          <table:table-cell table:style-name="ce22"/>
          <table:table-cell table:style-name="ce22" office:value-type="string">
            <text:p>Кирова 40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</text:p>
          </table:table-cell>
          <table:table-cell table:style-name="ce22" table:number-columns-repeated="2"/>
          <table:table-cell table:style-name="ce34" table:number-columns-repeated="1014"/>
        </table:table-row>
        <table:table-row table:style-name="ro15">
          <table:table-cell table:style-name="ce21" office:value-type="string">
            <text:p>офисное здание</text:p>
          </table:table-cell>
          <table:table-cell table:style-name="ce21" office:value-type="string">
            <text:p>Пермякова 43а, 3 этаж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500+1500</text:p>
          </table:table-cell>
          <table:table-cell table:style-name="ce21" office:value-type="string">
            <text:p>Только 3й этаж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19">
          <table:table-cell table:style-name="ce21" office:value-type="string">
            <text:p>Мебель- град(Снегири)</text:p>
          </table:table-cell>
          <table:table-cell table:style-name="ce21" office:value-type="string">
            <text:p>Широтная 209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500+150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13">
          <table:table-cell table:style-name="ce22" office:value-type="string">
            <text:p>ТЦ Парус </text:p>
          </table:table-cell>
          <table:table-cell table:style-name="ce22" office:value-type="string">
            <text:p>30 лет победы 38</text:p>
          </table:table-cell>
          <table:table-cell table:style-name="ce26" office:value-type="string">
            <text:p>русфон</text:p>
          </table:table-cell>
          <table:table-cell table:style-name="ce26" table:number-columns-repeated="2"/>
          <table:table-cell table:style-name="ce22" table:number-columns-repeated="2"/>
          <table:table-cell table:style-name="ce22" office:value-type="string">
            <text:p>нет ВОЛС, только Русфон</text:p>
          </table:table-cell>
          <table:table-cell table:style-name="ce22"/>
          <table:table-cell table:style-name="ce26"/>
          <table:table-cell table:style-name="ce34" table:number-columns-repeated="1014"/>
        </table:table-row>
        <table:table-row table:style-name="AROW-16">
          <table:table-cell table:style-name="ce22" office:value-type="string">
            <text:p>Р-к Пригородный </text:p>
          </table:table-cell>
          <table:table-cell table:style-name="ce22" office:value-type="string">
            <text:p>Энергетиков 66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</text:p>
          </table:table-cell>
          <table:table-cell table:style-name="ce22"/>
          <table:table-cell table:style-name="ce26"/>
          <table:table-cell table:style-name="ce34" table:number-columns-repeated="1014"/>
        </table:table-row>
        <table:table-row table:style-name="ro28">
          <table:table-cell table:style-name="ce21" office:value-type="string">
            <text:p>Магелан</text:p>
          </table:table-cell>
          <table:table-cell table:style-name="ce21" office:value-type="string">
            <text:p>М.Горького 42/ 50 лет октября 14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500+50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36">
          <table:table-cell table:style-name="ce21" office:value-type="string">
            <text:p>Премьер Дом </text:p>
          </table:table-cell>
          <table:table-cell table:style-name="ce21" office:value-type="string">
            <text:p>Мельникайте 104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необходимо предоставлять схему прокладки </text:p>
          </table:table-cell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33">
          <table:table-cell table:style-name="ce21" office:value-type="string">
            <text:p>Меридиан</text:p>
          </table:table-cell>
          <table:table-cell table:style-name="ce21" office:value-type="string">
            <text:p>Ипподромская 27а 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500+500</text:p>
          </table:table-cell>
          <table:table-cell table:style-name="ce21" office:value-type="string">
            <text:p>ЗАПОЛНЯТЬ АНАЛИТИКУ В БИЛЛИНГЕ Концепция Бизнеса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17">
          <table:table-cell table:style-name="ce21" office:value-type="string">
            <text:p>офисное здание</text:p>
          </table:table-cell>
          <table:table-cell table:style-name="ce21" office:value-type="string">
            <text:p>Комсомольская 23, 23/1 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39">
          <table:table-cell table:style-name="ce22" office:value-type="string">
            <text:p>Глобус </text:p>
          </table:table-cell>
          <table:table-cell table:style-name="ce22" office:value-type="string">
            <text:p>Герцена 94</text:p>
          </table:table-cell>
          <table:table-cell table:style-name="ce26" office:value-type="string">
            <text:p>русфон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2"/>
          <table:table-cell table:style-name="ce22" office:value-type="string">
            <text:p>нет ВОЛС, только Русфон</text:p>
          </table:table-cell>
          <table:table-cell table:style-name="ce22"/>
          <table:table-cell table:style-name="ce26"/>
          <table:table-cell table:style-name="ce34" table:number-columns-repeated="1014"/>
        </table:table-row>
        <table:table-row table:style-name="ro36">
          <table:table-cell table:style-name="ce22"/>
          <table:table-cell table:style-name="ce22" office:value-type="string">
            <text:p>Республики 252/7</text:p>
          </table:table-cell>
          <table:table-cell table:style-name="ce26" office:value-type="string">
            <text:p>русфон</text:p>
          </table:table-cell>
          <table:table-cell table:style-name="ce26" table:number-columns-repeated="3"/>
          <table:table-cell table:style-name="ce22"/>
          <table:table-cell table:style-name="ce22" office:value-type="string">
            <text:p>нет возможности вывести кабель, наш интернет перепродает ДжиПи Сервис (клиентам это не сообщать)</text:p>
          </table:table-cell>
          <table:table-cell table:style-name="ce22"/>
          <table:table-cell table:style-name="ce26"/>
          <table:table-cell table:style-name="ce34" table:number-columns-repeated="1014"/>
        </table:table-row>
        <table:table-row table:style-name="ro22">
          <table:table-cell table:style-name="ce21" office:value-type="string">
            <text:p>БЦ «Арбат»</text:p>
          </table:table-cell>
          <table:table-cell table:style-name="ce21" office:value-type="string">
            <text:p>Николая Чаплина 115А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500+1500</text:p>
          </table:table-cell>
          <table:table-cell table:style-name="ce21" table:number-columns-repeated="2"/>
          <table:table-cell table:style-name="ce25" office:value-type="string">
            <text:p>РТ бесплатно, есть WiFi</text:p>
          </table:table-cell>
          <table:table-cell table:style-name="ce34" table:number-columns-repeated="1014"/>
        </table:table-row>
        <table:table-row table:style-name="ro29">
          <table:table-cell table:style-name="ce21" office:value-type="string">
            <text:p>Блошинка</text:p>
          </table:table-cell>
          <table:table-cell table:style-name="ce21" office:value-type="string">
            <text:p>Московский тракт 120 ст 2</text:p>
          </table:table-cell>
          <table:table-cell table:style-name="ce25" office:value-type="string">
            <text:p>+</text:p>
          </table:table-cell>
          <table:table-cell table:style-name="ce25"/>
          <table:table-cell table:style-name="ce25" office:value-type="string">
            <text:p>+</text:p>
          </table:table-cell>
          <table:table-cell table:style-name="ce21" office:value-type="string">
            <text:p>Ethernet,Wi-Fi</text:p>
          </table:table-cell>
          <table:table-cell table:style-name="ce21" office:value-type="string">
            <text:p>1500+1500</text:p>
          </table:table-cell>
          <table:table-cell table:style-name="ce21" office:value-type="string">
            <text:p>Старое здание только Wi-Fi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36">
          <table:table-cell table:style-name="ce21" office:value-type="string">
            <text:p>На Республике</text:p>
          </table:table-cell>
          <table:table-cell table:style-name="ce21" office:value-type="string">
            <text:p>Республики 61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Меридиан-Республики55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DSL</text:p>
          </table:table-cell>
          <table:table-cell table:style-name="ce21" office:value-type="string">
            <text:p>0 рублей </text:p>
          </table:table-cell>
          <table:table-cell table:style-name="ce21" office:value-type="string">
            <text:p>ЗАПОЛНЯТЬ АНАЛИТИКУ В БИЛЛИНГЕ ИНТЕКС</text:p>
          </table:table-cell>
          <table:table-cell table:style-name="ce21"/>
          <table:table-cell table:style-name="ce25"/>
          <table:table-cell table:style-name="ce34" table:number-columns-repeated="1014"/>
        </table:table-row>
        <table:table-row table:style-name="ro40">
          <table:table-cell table:style-name="ce21" office:value-type="string">
            <text:p>офисное здание</text:p>
          </table:table-cell>
          <table:table-cell table:style-name="ce21" office:value-type="string">
            <text:p>Мельникайте 106</text:p>
          </table:table-cell>
          <table:table-cell table:style-name="ce21" office:value-type="string">
            <text:p>Только если просит клиент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 office:value-type="string">
            <text:p>работаем по Агентскому договору, ЗАПОЛНЯТЬ АНАЛИТИКУ В БИЛЛИНГЕ НИПИКБС, данные о подключение сообщать в АО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30">
          <table:table-cell table:style-name="ce21" office:value-type="string">
            <text:p>Гранд</text:p>
          </table:table-cell>
          <table:table-cell table:style-name="ce21" office:value-type="string">
            <text:p>50 лет ВЛКСМ 51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500+0</text:p>
          </table:table-cell>
          <table:table-cell table:style-name="ce21" office:value-type="string">
            <text:p>ЗАПОЛНЯТЬ АНАЛИТИКУ В БИЛЛИНГЕ УК ГРАНД подключение телефонии без МГ, МН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41">
          <table:table-cell table:style-name="ce21" office:value-type="string">
            <text:p>ТЦ Премьер</text:p>
          </table:table-cell>
          <table:table-cell table:style-name="ce21" office:value-type="string">
            <text:p>50 лет ВЛКСМ 63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цена после т.э.</text:p>
          </table:table-cell>
          <table:table-cell table:style-name="ce21" office:value-type="string">
            <text:p>Схема для УК</text:p>
          </table:table-cell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15">
          <table:table-cell table:style-name="ce21" office:value-type="string">
            <text:p>офисное здание</text:p>
          </table:table-cell>
          <table:table-cell table:style-name="ce21" office:value-type="string">
            <text:p>Таймырская 72а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DSL</text:p>
          </table:table-cell>
          <table:table-cell table:style-name="ce21" office:value-type="string">
            <text:p>цена после т.э.</text:p>
          </table:table-cell>
          <table:table-cell table:style-name="ce32"/>
          <table:table-cell table:style-name="ce32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14">
          <table:table-cell table:style-name="ce21" office:value-type="string">
            <text:p>БИЦ</text:p>
          </table:table-cell>
          <table:table-cell table:style-name="ce21" office:value-type="string">
            <text:p>Таймырская 7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float" office:value="0">
            <text:p>0</text:p>
          </table:table-cell>
          <table:table-cell table:style-name="ce32" office:value-type="string">
            <text:p>Выше 8 этажа ADSL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15">
          <table:table-cell table:style-name="ce21" office:value-type="string">
            <text:p>офисное здание</text:p>
          </table:table-cell>
          <table:table-cell table:style-name="ce21" office:value-type="string">
            <text:p>М.Горького 44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ЗАПОЛНЯТЬ АНАЛИТИКУ В БИЛЛИНГЕ ООО КОММУНАЛЬЩИК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36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62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Меридиан-Республики55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DSL</text:p>
          </table:table-cell>
          <table:table-cell table:style-name="ce21" office:value-type="string">
            <text:p>0+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42">
          <table:table-cell table:style-name="ce21" office:value-type="string">
            <text:p>Жилой дом с офисными помещениями</text:p>
          </table:table-cell>
          <table:table-cell table:style-name="ce21" office:value-type="string">
            <text:p>Герцена 55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3000+0</text:p>
          </table:table-cell>
          <table:table-cell table:style-name="ce32" office:value-type="string">
            <text:p>клиента Клиента БАНК Югра не трогать !! не подключаем второе крыльцо, собственник сам продает там интернет</text:p>
          </table:table-cell>
          <table:table-cell table:style-name="ce32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21">
          <table:table-cell table:style-name="ce21" office:value-type="string">
            <text:p>офисное здание</text:p>
          </table:table-cell>
          <table:table-cell table:style-name="ce21" office:value-type="string">
            <text:p>Герцена 53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2000+0</text:p>
          </table:table-cell>
          <table:table-cell table:style-name="ce21" office:value-type="string">
            <text:p>ЗАПОЛНЯТЬ АНАЛИТИКУ В БИЛЛИНГЕ ПКСП Герцена 53 там где вход со стороны челюскинцев без ТЭ</text:p>
          </table:table-cell>
          <table:table-cell table:style-name="ce21" office:value-type="string">
            <text:p>ТЭ</text:p>
          </table:table-cell>
          <table:table-cell table:style-name="ce25"/>
          <table:table-cell table:style-name="ce34" office:value-type="string">
            <text:p>там где вход со стороны челюскинцев без ТЭ</text:p>
          </table:table-cell>
          <table:table-cell table:style-name="ce34" table:number-columns-repeated="1013"/>
        </table:table-row>
        <table:table-row table:style-name="AROW-16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57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3000+0</text:p>
          </table:table-cell>
          <table:table-cell table:style-name="ce21" office:value-type="string">
            <text:p>есть Рустел, где РОСНО не подключаем</text:p>
          </table:table-cell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AROW-16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59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3000+0</text:p>
          </table:table-cell>
          <table:table-cell table:style-name="ce21" office:value-type="string">
            <text:p>Забитая слаботочка</text:p>
          </table:table-cell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43">
          <table:table-cell table:style-name="ce21" office:value-type="string">
            <text:p>офисное здание</text:p>
          </table:table-cell>
          <table:table-cell table:style-name="ce21" office:value-type="string">
            <text:p>Урицкого 28/1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3" office:value-type="string">
            <text:p>3000+0</text:p>
          </table:table-cell>
          <table:table-cell table:style-name="ce32" office:value-type="string">
            <text:p>НЕ ВВЕДЕН В ЭКСПЛУАТАЦИЮ!!!обратить внимание на дом! Перспективный </text:p>
          </table:table-cell>
          <table:table-cell table:style-name="ce32"/>
          <table:table-cell table:style-name="ce25"/>
          <table:table-cell table:style-name="ce34" table:number-columns-repeated="1014"/>
        </table:table-row>
        <table:table-row table:style-name="AROW-16">
          <table:table-cell table:style-name="ce21" office:value-type="string">
            <text:p>офисное здание</text:p>
          </table:table-cell>
          <table:table-cell table:style-name="ce21" office:value-type="string">
            <text:p>Республики 26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DSL/Ethernet</text:p>
          </table:table-cell>
          <table:table-cell table:style-name="ce21" office:value-type="string">
            <text:p>500+500</text:p>
          </table:table-cell>
          <table:table-cell table:style-name="ce21" office:value-type="string">
            <text:p>ЗАПОЛНЯТЬ АНАЛИТИКУ В БИЛЛИНГЕ ООО РЕГИОН</text:p>
          </table:table-cell>
          <table:table-cell table:style-name="ce21" office:value-type="string">
            <text:p>Без ТЭ в офисном здании</text:p>
          </table:table-cell>
          <table:table-cell table:style-name="ce25"/>
          <table:table-cell table:style-name="ce34" table:number-columns-repeated="1014"/>
        </table:table-row>
        <table:table-row table:style-name="ro36">
          <table:table-cell table:style-name="ce21" office:value-type="string">
            <text:p>офисное здание</text:p>
          </table:table-cell>
          <table:table-cell table:style-name="ce21" office:value-type="string">
            <text:p>Тимирязева 10/4,10/3, 10/2, 10/1, 10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500+0</text:p>
          </table:table-cell>
          <table:table-cell table:style-name="ce21" office:value-type="string">
            <text:p>ЗАПОЛНЯТЬ АНАЛИТИКУ В БИЛЛИНГЕ ООО ИНВЕСТПРОЕКТ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AROW-16">
          <table:table-cell table:style-name="ce21" office:value-type="string">
            <text:p>офисное здание</text:p>
          </table:table-cell>
          <table:table-cell table:style-name="ce21" office:value-type="string">
            <text:p>Пархоменко, 5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DSL</text:p>
          </table:table-cell>
          <table:table-cell table:style-name="ce21" office:value-type="string">
            <text:p>0 рублей </text:p>
          </table:table-cell>
          <table:table-cell table:style-name="ce21" office:value-type="string">
            <text:p>Аренда сетей у ТСС</text:p>
          </table:table-cell>
          <table:table-cell table:style-name="ce32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36">
          <table:table-cell table:style-name="ce21" office:value-type="string">
            <text:p>офисное здание</text:p>
          </table:table-cell>
          <table:table-cell table:style-name="ce21" office:value-type="string">
            <text:p>Тимирязева 5,7,9,10,12, Черниговская 5/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DSL</text:p>
          </table:table-cell>
          <table:table-cell table:style-name="ce21" office:value-type="string">
            <text:p>0 рублей </text:p>
          </table:table-cell>
          <table:table-cell table:style-name="ce32"/>
          <table:table-cell table:style-name="ce32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36">
          <table:table-cell table:style-name="ce21" office:value-type="string">
            <text:p>Панорама</text:p>
          </table:table-cell>
          <table:table-cell table:style-name="ce21" office:value-type="string">
            <text:p>Ленина 2а блок А1, А2, Б(Только Спасская)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0+0</text:p>
          </table:table-cell>
          <table:table-cell table:style-name="ce21" office:value-type="string">
            <text:p>Блок В не подключаем, блок Б только гостиница Спасская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AROW-16">
          <table:table-cell table:style-name="ce21" office:value-type="string">
            <text:p>офисное здание</text:p>
          </table:table-cell>
          <table:table-cell table:style-name="ce21" office:value-type="string">
            <text:p>Герцена 84/2а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3000+0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AROW-16">
          <table:table-cell table:style-name="ce21" office:value-type="string">
            <text:p>офисное здание</text:p>
          </table:table-cell>
          <table:table-cell table:style-name="ce21" office:value-type="string">
            <text:p>Грибоедова 3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3000+0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36">
          <table:table-cell table:style-name="ce21" office:value-type="string">
            <text:p>офисное здание</text:p>
          </table:table-cell>
          <table:table-cell table:style-name="ce21" office:value-type="string">
            <text:p>Герцена 78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lcotel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ADSL</text:p>
          </table:table-cell>
          <table:table-cell table:style-name="ce21" office:value-type="string">
            <text:p>по результатам т.э.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40">
          <table:table-cell table:style-name="ce21" office:value-type="string">
            <text:p>Жилой дом с офисными помещениями</text:p>
          </table:table-cell>
          <table:table-cell table:style-name="ce21" office:value-type="string">
            <text:p>Минская 67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000+100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40">
          <table:table-cell table:style-name="ce21" office:value-type="string">
            <text:p>Жилой дом с офисными помещениями</text:p>
          </table:table-cell>
          <table:table-cell table:style-name="ce21" office:value-type="string">
            <text:p>Минская 69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IP</text:p>
          </table:table-cell>
          <table:table-cell table:style-name="ce21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1000+100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44">
          <table:table-cell table:style-name="ce21" office:value-type="string">
            <text:p>офисное здание</text:p>
          </table:table-cell>
          <table:table-cell table:style-name="ce21" office:value-type="string">
            <text:p>Угорская, 43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5" office:value-type="string">
            <text:p>+</text:p>
          </table:table-cell>
          <table:table-cell table:style-name="ce27" office:value-type="string">
            <text:p>?</text:p>
          </table:table-cell>
          <table:table-cell table:style-name="ce21" office:value-type="string">
            <text:p>по результатам т.э.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39">
          <table:table-cell table:style-name="ce21" office:value-type="string">
            <text:p>Звезда</text:p>
          </table:table-cell>
          <table:table-cell table:style-name="ce21" office:value-type="string">
            <text:p>Герцена 70</text:p>
          </table:table-cell>
          <table:table-cell table:style-name="ce27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5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1" office:value-type="string">
            <text:p>по результатам т.э.</text:p>
          </table:table-cell>
          <table:table-cell table:style-name="ce21" office:value-type="string">
            <text:p>ЗАПОЛНЯТЬ АНАЛИТИКУ В БИЛЛИНГЕ ООО Шторх, схема на согласование</text:p>
          </table:table-cell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45">
          <table:table-cell table:style-name="ce21" office:value-type="string">
            <text:p>офисное здание</text:p>
          </table:table-cell>
          <table:table-cell table:style-name="ce21" office:value-type="string">
            <text:p>Гайдара, 23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PON</text:p>
          </table:table-cell>
          <table:table-cell table:style-name="ce31" office:value-type="string">
            <text:p>1 услуги - 8 000 рублей 2 услуг - 10 000 рублей 3 услуг - 12 000 рублей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AROW-16">
          <table:table-cell table:style-name="ce21" office:value-type="string">
            <text:p>ТЦ Подиум</text:p>
          </table:table-cell>
          <table:table-cell table:style-name="ce21" office:value-type="string">
            <text:p>Мельникайте, 101/9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31" office:value-type="string">
            <text:p>по результатам т.э.</text:p>
          </table:table-cell>
          <table:table-cell table:style-name="ce21" office:value-type="string">
            <text:p>ЗАПОЛНЯТЬ АНАЛИТИКУ В БИЛЛИНГЕ ТЦ Подиум</text:p>
          </table:table-cell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40">
          <table:table-cell table:style-name="ce21" office:value-type="string">
            <text:p>Жилой дом с офисными помещениями</text:p>
          </table:table-cell>
          <table:table-cell table:style-name="ce21" office:value-type="string">
            <text:p>Мельникайте 109/1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31" office:value-type="string">
            <text:p>1000+1000</text:p>
          </table:table-cell>
          <table:table-cell table:style-name="ce21"/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ro40">
          <table:table-cell table:style-name="ce21" office:value-type="string">
            <text:p>Жилой дом с офисными помещениями</text:p>
          </table:table-cell>
          <table:table-cell table:style-name="ce21" office:value-type="string">
            <text:p>Малыгина, 75</text:p>
          </table:table-cell>
          <table:table-cell table:style-name="ce25" table:number-columns-repeated="4"/>
          <table:table-cell table:style-name="ce21" office:value-type="string">
            <text:p>Не ПРОДАЕМ</text:p>
          </table:table-cell>
          <table:table-cell table:style-name="ce21"/>
          <table:table-cell table:style-name="ce21" office:value-type="string">
            <text:p>Не ПРОДАЕМ</text:p>
          </table:table-cell>
          <table:table-cell table:style-name="ce25"/>
          <table:table-cell table:style-name="ce34" table:number-columns-repeated="1014"/>
        </table:table-row>
        <table:table-row table:style-name="ro40">
          <table:table-cell table:style-name="ce21" office:value-type="string">
            <text:p>Жилой дом с офисными помещениями</text:p>
          </table:table-cell>
          <table:table-cell table:style-name="ce21" office:value-type="string">
            <text:p>Комсомольская, 8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1" office:value-type="string">
            <text:p>Ethernet</text:p>
          </table:table-cell>
          <table:table-cell table:style-name="ce21" office:value-type="string">
            <text:p>по результатам т.э.</text:p>
          </table:table-cell>
          <table:table-cell table:style-name="ce21"/>
          <table:table-cell table:style-name="ce21" office:value-type="string">
            <text:p>ТЭ</text:p>
          </table:table-cell>
          <table:table-cell table:style-name="ce25"/>
          <table:table-cell table:style-name="ce34" table:number-columns-repeated="1014"/>
        </table:table-row>
        <table:table-row table:style-name="ro46">
          <table:table-cell table:style-name="ce21" office:value-type="string">
            <text:p>Новый магнат</text:p>
          </table:table-cell>
          <table:table-cell table:style-name="ce21" office:value-type="string">
            <text:p>30 лет Победы 7/5</text:p>
          </table:table-cell>
          <table:table-cell table:style-name="ce25" table:number-columns-repeated="4"/>
          <table:table-cell table:style-name="ce21" office:value-type="string">
            <text:p>Не ПРОДАЕМ</text:p>
          </table:table-cell>
          <table:table-cell table:style-name="ce21"/>
          <table:table-cell table:style-name="ce21" office:value-type="string">
            <text:p>Не ПРОДАЕМ</text:p>
          </table:table-cell>
          <table:table-cell table:style-name="ce25"/>
          <table:table-cell table:style-name="ce34" table:number-columns-repeated="1014"/>
        </table:table-row>
        <table:table-row table:style-name="ro46">
          <table:table-cell table:style-name="ce21" office:value-type="string">
            <text:p>рынок Северный</text:p>
          </table:table-cell>
          <table:table-cell table:style-name="ce21" office:value-type="string">
            <text:p>Дружбы 165а</text:p>
          </table:table-cell>
          <table:table-cell table:style-name="ce25" table:number-columns-repeated="4"/>
          <table:table-cell table:style-name="ce21" table:number-columns-repeated="3"/>
          <table:table-cell table:style-name="ce25"/>
          <table:table-cell table:style-name="ce34" table:number-columns-repeated="1014"/>
        </table:table-row>
        <table:table-row table:style-name="ro46">
          <table:table-cell table:style-name="ce21" office:value-type="string">
            <text:p>офисное здание</text:p>
          </table:table-cell>
          <table:table-cell table:style-name="ce21" office:value-type="string">
            <text:p>проезд Солнечный 26 к1</text:p>
          </table:table-cell>
          <table:table-cell table:style-name="ce29" office:value-type="string">
            <text:p>+</text:p>
          </table:table-cell>
          <table:table-cell table:style-name="ce25" office:value-type="string">
            <text:p>IP</text:p>
          </table:table-cell>
          <table:table-cell table:style-name="ce25" office:value-type="string">
            <text:p>+</text:p>
          </table:table-cell>
          <table:table-cell table:style-name="ce25" office:value-type="string">
            <text:p>ADSL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Без КТВ</text:p>
          </table:table-cell>
          <table:table-cell table:style-name="ce21" office:value-type="string">
            <text:p>Без ТЭ</text:p>
          </table:table-cell>
          <table:table-cell table:style-name="ce25"/>
          <table:table-cell table:style-name="ce34" table:number-columns-repeated="1014"/>
        </table:table-row>
        <table:table-row table:style-name="AROW-1">
          <table:table-cell table:style-name="ce24" office:value-type="string">
            <text:p>ТЦ Казаровский</text:p>
          </table:table-cell>
          <table:table-cell table:style-name="ce24" office:value-type="string">
            <text:p>Береговая 1Б</text:p>
          </table:table-cell>
          <table:table-cell table:style-name="ce24" office:value-type="string">
            <text:p>+</text:p>
          </table:table-cell>
          <table:table-cell table:style-name="ce24" office:value-type="string">
            <text:p>IP</text:p>
          </table:table-cell>
          <table:table-cell table:style-name="ce24" office:value-type="string">
            <text:p>+</text:p>
          </table:table-cell>
          <table:table-cell table:style-name="ce30" office:value-type="string">
            <text:p>Ethernet</text:p>
          </table:table-cell>
          <table:table-cell table:style-name="ce24" office:value-type="string">
            <text:p>500+500</text:p>
          </table:table-cell>
          <table:table-cell table:style-name="ce24"/>
          <table:table-cell table:style-name="ce30" office:value-type="string">
            <text:p>Без ТЭ</text:p>
          </table:table-cell>
          <table:table-cell table:number-columns-repeated="1015"/>
        </table:table-row>
        <table:table-row table:style-name="AROW-1" table:number-rows-repeated="1048478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развитие" table:style-name="ta-0x8466218" table:print="false">
        <office:forms form:automatic-focus="false" form:apply-design-mode="false">
          <form:form/>
        </office:forms>
        <table:table-column table:default-cell-style-name="ACE-0x8462508" table:style-name="ACOL-9"/>
        <table:table-column table:default-cell-style-name="ACE-0x8462508" table:style-name="ACOL-3" table:number-columns-repeated="6"/>
        <table:table-column table:default-cell-style-name="ACE-0x8462508" table:style-name="ACOL-0" table:number-columns-repeated="249"/>
        <table:table-row table:style-name="AROW-1">
          <table:table-cell table:style-name="ACE-0x8461a88"/>
          <table:table-cell table:style-name="ACE-0x84619c8" office:value-type="string" office:string-value="Адреса по котором мы будем предоставлять услуги ">
            <text:p>Адреса по котором мы будем предоставлять услуги </text:p>
          </table:table-cell>
          <table:table-cell table:number-columns-repeated="2" table:style-name="ACE-0x84619c8"/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/>
          <table:table-cell table:number-columns-repeated="3" table:style-name="ACE-0x84619c8"/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/>
          <table:table-cell table:number-columns-repeated="3" table:style-name="ACE-0x84619c8"/>
          <table:table-cell table:number-columns-repeated="3" table:style-name="ACE-0x8461a88"/>
          <table:table-cell table:number-columns-repeated="249" table:style-name="ACE-0x8462508"/>
        </table:table-row>
        <table:table-row table:style-name="AROW-16">
          <table:table-cell table:style-name="ACE-0x8461a88" office:value-type="string" office:string-value="Адрес из 2 гис">
            <text:p>Адрес из 2 гис</text:p>
          </table:table-cell>
          <table:table-cell table:style-name="ACE-0x84619c8" office:value-type="string" office:string-value="Тел">
            <text:p>Тел</text:p>
          </table:table-cell>
          <table:table-cell table:style-name="ACE-0x84619c8" office:value-type="string" office:string-value="ИНТ">
            <text:p>ИНТ</text:p>
          </table:table-cell>
          <table:table-cell table:style-name="ACE-0x84619c8" office:value-type="string" office:string-value="КТВ">
            <text:p>КТВ</text:p>
          </table:table-cell>
          <table:table-cell table:style-name="ACE-0x84619c8" office:value-type="string" office:string-value="IP ТV">
            <text:p>IP ТV</text:p>
          </table:table-cell>
          <table:table-cell table:style-name="ACE-0x8461cc8" office:value-type="string" office:string-value="Станция/примечание">
            <text:p>Станция/примечание</text:p>
          </table:table-cell>
          <table:table-cell table:style-name="ACE-0x84619c8" office:value-type="string" office:string-value="тип услуги">
            <text:p>тип услуги</text:p>
          </table:table-cell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Энергостроителей 11/1">
            <text:p>Энергостроителей 11/1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/>
          <table:table-cell table:style-name="ACE-0x84619c8" office:value-type="string" office:string-value="IP">
            <text:p>IP</text:p>
          </table:table-cell>
          <table:table-cell table:style-name="ACE-0x8461a88" office:value-type="string" office:string-value="Ethernet">
            <text:p>Ethernet</text:p>
          </table:table-cell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Проезд Заречный 39 ">
            <text:p>Проезд Заречный 39 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2" table:style-name="ACE-0x84619c8"/>
          <table:table-cell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Проезд Заречный 39 к1">
            <text:p>Проезд Заречный 39 к1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2" table:style-name="ACE-0x84619c8"/>
          <table:table-cell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Проезд Заречный 39 к3">
            <text:p>Проезд Заречный 39 к3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Магаданская 89">
            <text:p>Магаданская 89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Голышева 6/1">
            <text:p>Голышева 6/1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Энергостроителей 23/5">
            <text:p>Энергостроителей 23/5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Малыгина 90, все секции">
            <text:p>Малыгина 90, все секции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Болотникова 19/3">
            <text:p>Болотникова 19/3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Московский тракт 83 новые дома ">
            <text:p>Московский тракт 83 новые дома 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Тимофея Чаркова 12/1">
            <text:p>Тимофея Чаркова 12/1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Тимофея Чаркова 12/2">
            <text:p>Тимофея Чаркова 12/2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Тимофея Чаркова 12/3">
            <text:p>Тимофея Чаркова 12/3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Широтная 179/11">
            <text:p>Широтная 179/11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Широтная 179/14">
            <text:p>Широтная 179/14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Широтная 209 все секции">
            <text:p>Широтная 209 все секции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 office:value-type="string" office:string-value="Салтыкова -Щедрина 58 , все секции">
            <text:p>Салтыкова -Щедрина 58 , все секции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style-name="ACE-0x84619c8" office:value-type="string" office:string-value="V">
            <text:p>V</text:p>
          </table:table-cell>
          <table:table-cell table:number-columns-repeated="3" table:style-name="ACE-0x8461a88"/>
          <table:table-cell table:number-columns-repeated="249" table:style-name="ACE-0x8462508"/>
        </table:table-row>
        <table:table-row table:style-name="AROW-1">
          <table:table-cell table:style-name="ACE-0x8461a88"/>
          <table:table-cell table:number-columns-repeated="3" table:style-name="ACE-0x84619c8"/>
          <table:table-cell table:number-columns-repeated="3" table:style-name="ACE-0x8461a88"/>
          <table:table-cell table:style-name="ACE-0x8462508"/>
          <table:table-cell table:number-columns-repeated="56" table:style-name="ACE-0x8462508"/>
          <table:table-cell table:number-columns-repeated="192" table:style-name="ACE-0x8462508"/>
        </table:table-row>
        <table:table-row table:style-name="AROW-1" table:number-rows-repeated="8">
          <table:table-cell table:style-name="ACE-0x8461a88"/>
          <table:table-cell table:number-columns-repeated="3" table:style-name="ACE-0x84619c8"/>
          <table:table-cell table:number-columns-repeated="3" table:style-name="ACE-0x8461a88"/>
          <table:table-cell table:style-name="ACE-0x8462508"/>
          <table:table-cell table:number-columns-repeated="56" table:style-name="ACE-0x8462508"/>
          <table:table-cell table:number-columns-repeated="192" table:style-name="ACE-0x8462508"/>
        </table:table-row>
        <table:table-row table:style-name="AROW-0">
          <table:table-cell table:number-columns-repeated="7" table:style-name="ACE-0x8462508"/>
          <table:table-cell table:style-name="ACE-0x8462508"/>
          <table:table-cell table:number-columns-repeated="56" table:style-name="ACE-0x8462508"/>
          <table:table-cell table:number-columns-repeated="192" table:style-name="ACE-0x8462508"/>
        </table:table-row>
        <table:table-row table:style-name="AROW-0">
          <table:table-cell table:number-columns-repeated="7" table:style-name="ACE-0x8462508"/>
          <table:table-cell table:style-name="ACE-0x8462508"/>
          <table:table-cell table:number-columns-repeated="56" table:style-name="ACE-0x8462508"/>
          <table:table-cell table:number-columns-repeated="192" table:style-name="ACE-0x8462508"/>
        </table:table-row>
        <table:table-row table:style-name="AROW-0">
          <table:table-cell table:number-columns-repeated="8" table:style-name="ACE-0x8462508"/>
          <table:table-cell table:number-columns-repeated="56" table:style-name="ACE-0x8462508"/>
          <table:table-cell table:number-columns-repeated="192" table:style-name="ACE-0x8462508"/>
        </table:table-row>
        <table:table-row table:style-name="AROW-0" table:number-rows-repeated="223">
          <table:table-cell table:number-columns-repeated="8" table:style-name="ACE-0x8462508"/>
          <table:table-cell table:number-columns-repeated="56" table:style-name="ACE-0x8462508"/>
          <table:table-cell table:number-columns-repeated="192" table:style-name="ACE-0x8462508"/>
        </table:table-row>
        <table:table-row table:style-name="AROW-0">
          <table:table-cell table:number-columns-repeated="64" table:style-name="ACE-0x8462508"/>
          <table:table-cell table:number-columns-repeated="192" table:style-name="ACE-0x8462508"/>
        </table:table-row>
        <table:table-row table:style-name="AROW-0" table:number-rows-repeated="3839">
          <table:table-cell table:number-columns-repeated="64" table:style-name="ACE-0x8462508"/>
          <table:table-cell table:number-columns-repeated="192" table:style-name="ACE-0x8462508"/>
        </table:table-row>
        <table:table-row table:style-name="AROW-0">
          <table:table-cell table:number-columns-repeated="256" table:style-name="ACE-0x8462508"/>
        </table:table-row>
        <table:table-row table:style-name="AROW-0" table:number-rows-repeated="61439">
          <table:table-cell table:number-columns-repeated="256" table:style-name="ACE-0x8462508"/>
        </table:table-row>
        <table:named-expressions>
          <table:named-expression table:name="Print_Area" table:expression="of:=#REF!" table:base-cell-address="$'развитие'.$A$1"/>
          <table:named-expression table:name="Sheet_Title" table:expression="of:=&quot;развитие&quot;" table:base-cell-address="$'развитие'.$A$1"/>
        </table:named-expressions>
      </table:table>
      <table:table table:name="РК" table:style-name="ta10" table:print="false">
        <office:forms form:automatic-focus="false" form:apply-design-mode="false"/>
        <table:table-column table:style-name="co27" table:default-cell-style-name="ce84"/>
        <table:table-column table:style-name="co34" table:default-cell-style-name="ce108"/>
        <table:table-column table:style-name="ACOL-3" table:number-columns-repeated="2" table:default-cell-style-name="ce108"/>
        <table:table-column table:style-name="co35" table:default-cell-style-name="ce108"/>
        <table:table-column table:style-name="co36" table:default-cell-style-name="ce108"/>
        <table:table-column table:style-name="co37" table:number-columns-repeated="2" table:default-cell-style-name="ce108"/>
        <table:table-column table:style-name="co38" table:default-cell-style-name="ce108"/>
        <table:table-column table:style-name="co39" table:default-cell-style-name="ce108"/>
        <table:table-column table:style-name="ACOL-3" table:number-columns-repeated="1014" table:default-cell-style-name="ce108"/>
        <table:table-row table:style-name="AROW-1">
          <table:table-cell table:style-name="ce64" office:value-type="string" calcext:value-type="string">
            <text:p>,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office:value-type="string" calcext:value-type="string">
            <text:p>Кол-во заключенных договоров </text:p>
          </table:table-cell>
          <table:table-cell table:style-name="ce111" table:number-columns-repeated="4"/>
          <table:table-cell table:number-columns-repeated="1009"/>
        </table:table-row>
        <table:table-row table:style-name="AROW-1">
          <table:table-cell table:style-name="ce64"/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/>
          <table:table-cell table:style-name="ce126" office:value-type="string" calcext:value-type="string" table:number-columns-spanned="2" table:number-rows-spanned="1">
            <text:p>интернет</text:p>
          </table:table-cell>
          <table:covered-table-cell/>
          <table:table-cell table:style-name="ce111" table:number-columns-repeated="2"/>
          <table:table-cell table:number-columns-repeated="1009"/>
        </table:table-row>
        <table:table-row table:style-name="AROW-16">
          <table:table-cell table:style-name="ce64" office:value-type="string" calcext:value-type="string">
            <text:p>Адрес </text:p>
          </table:table-cell>
          <table:table-cell table:style-name="ce86"/>
          <table:table-cell table:style-name="ce111" office:value-type="string" calcext:value-type="string">
            <text:p>Тел</text:p>
          </table:table-cell>
          <table:table-cell table:style-name="ce111" office:value-type="string" calcext:value-type="string">
            <text:p>ИНТ</text:p>
          </table:table-cell>
          <table:table-cell table:style-name="ce111" office:value-type="string" calcext:value-type="string">
            <text:p>КТВ</text:p>
          </table:table-cell>
          <table:table-cell table:style-name="ce111" office:value-type="string" calcext:value-type="string">
            <text:p>IP ТV</text:p>
          </table:table-cell>
          <table:table-cell table:style-name="ce116" office:value-type="string" calcext:value-type="string">
            <text:p>Станция/примечание</text:p>
          </table:table-cell>
          <table:table-cell table:style-name="ce111" office:value-type="string" calcext:value-type="string">
            <text:p>тип услуги</text:p>
          </table:table-cell>
          <table:table-cell table:style-name="ce86"/>
          <table:table-cell table:style-name="ce86" office:value-type="string" calcext:value-type="string">
            <text:p>кол- во квартир</text:p>
          </table:table-cell>
          <table:table-cell table:style-name="ce111" office:value-type="string" calcext:value-type="string">
            <text:p>телефония</text:p>
          </table:table-cell>
          <table:table-cell table:style-name="ce111" office:value-type="string" calcext:value-type="string">
            <text:p>ADSL</text:p>
          </table:table-cell>
          <table:table-cell table:style-name="ce111" office:value-type="string" calcext:value-type="string">
            <text:p>Ethernet</text:p>
          </table:table-cell>
          <table:table-cell table:style-name="ce111" office:value-type="string" calcext:value-type="string">
            <text:p>КТВ</text:p>
          </table:table-cell>
          <table:table-cell table:style-name="ce116" office:value-type="string" calcext:value-type="string">
            <text:p>Станция/примечание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ВЛКСМ 15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123" calcext:value-type="float">
            <text:p>123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ВЛКСМ 15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 office:value-type="float" office:value="112" calcext:value-type="float">
            <text:p>112</text:p>
          </table:table-cell>
          <table:table-cell table:style-name="ce111" table:number-columns-repeated="3"/>
          <table:table-cell table:style-name="ce111" office:value-type="float" office:value="2" calcext:value-type="float">
            <text:p>2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ВЛКСМ 31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38" calcext:value-type="float">
            <text:p>38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ВЛКСМ 19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 office:value-type="float" office:value="110" calcext:value-type="float">
            <text:p>110</text:p>
          </table:table-cell>
          <table:table-cell table:style-name="ce111" table:number-columns-repeated="3"/>
          <table:table-cell table:style-name="ce111" office:value-type="float" office:value="13" calcext:value-type="float">
            <text:p>13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Октября 34</text:p>
          </table:table-cell>
          <table:table-cell table:style-name="ce86"/>
          <table:table-cell table:style-name="ce111" table:number-columns-repeated="2"/>
          <table:table-cell table:style-name="ce118" office:value-type="string" calcext:value-type="string" table:number-columns-spanned="1" table:number-rows-spanned="2">
            <text:p>эфирная антенна</text:p>
          </table:table-cell>
          <table:table-cell table:style-name="ce118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Октября 36</text:p>
          </table:table-cell>
          <table:table-cell table:style-name="ce86"/>
          <table:table-cell table:style-name="ce111" table:number-columns-repeated="2"/>
          <table:covered-table-cell/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4" calcext:value-type="float">
            <text:p>4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Октября 36а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50 лет Октября 3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37" calcext:value-type="float">
            <text:p>37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table:number-columns-repeated="3"/>
          <table:table-cell table:number-columns-repeated="1009"/>
        </table:table-row>
        <table:table-row table:style-name="AROW-1">
          <table:table-cell table:style-name="ce65" office:value-type="string" calcext:value-type="string">
            <text:p>8 марта 2</text:p>
          </table:table-cell>
          <table:table-cell table:style-name="ce87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1" office:value-type="string" calcext:value-type="string">
            <text:p>телепат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number-columns-repeated="2"/>
          <table:table-cell table:style-name="ce111" office:value-type="string" calcext:value-type="string">
            <text:p>телепат</text:p>
          </table:table-cell>
          <table:table-cell table:number-columns-repeated="1009"/>
        </table:table-row>
        <table:table-row table:style-name="ro64">
          <table:table-cell table:style-name="ce66" office:value-type="string" calcext:value-type="string">
            <text:p>А</text:p>
          </table:table-cell>
          <table:table-cell table:style-name="ce87"/>
          <table:table-cell table:style-name="ce111" table:number-columns-repeated="2"/>
          <table:table-cell table:style-name="ce86" table:number-columns-repeated="2"/>
          <table:table-cell table:style-name="ce111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5" office:value-type="string" calcext:value-type="string">
            <text:p>Авторемонтная 2 к 1</text:p>
          </table:table-cell>
          <table:table-cell table:style-name="ce87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8" calcext:value-type="float">
            <text:p>8</text:p>
          </table:table-cell>
          <table:table-cell table:style-name="ce111" table:number-columns-repeated="2"/>
          <table:table-cell table:style-name="ce86"/>
          <table:table-cell table:number-columns-repeated="1009"/>
        </table:table-row>
        <table:table-row table:style-name="AROW-1">
          <table:table-cell table:style-name="ce65" office:value-type="string" calcext:value-type="string">
            <text:p>Авторемонтная 18 а нет емкости НЕ ПРОДАЕМ</text:p>
          </table:table-cell>
          <table:table-cell table:style-name="ce87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5" calcext:value-type="float">
            <text:p>5</text:p>
          </table:table-cell>
          <table:table-cell table:style-name="ce111" table:number-columns-repeated="2"/>
          <table:table-cell table:style-name="ce86"/>
          <table:table-cell table:number-columns-repeated="1009"/>
        </table:table-row>
        <table:table-row table:style-name="AROW-1">
          <table:table-cell table:style-name="ce65" office:value-type="string" calcext:value-type="string">
            <text:p>Авторемонтная 18 б</text:p>
          </table:table-cell>
          <table:table-cell table:style-name="ce87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number-columns-repeated="2" table:style-name="ce111" office:value-type="float" office:value="8" calcext:value-type="float">
            <text:p>8</text:p>
          </table:table-cell>
          <table:table-cell table:style-name="ce111" table:number-columns-repeated="2"/>
          <table:table-cell table:style-name="ce86"/>
          <table:table-cell table:number-columns-repeated="1009"/>
        </table:table-row>
        <table:table-row table:style-name="AROW-1">
          <table:table-cell table:style-name="ce65" office:value-type="string" calcext:value-type="string">
            <text:p>Авторемонтная 2 к 2</text:p>
          </table:table-cell>
          <table:table-cell table:style-name="ce87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number-columns-repeated="2" table:style-name="ce111" office:value-type="float" office:value="2" calcext:value-type="float">
            <text:p>2</text:p>
          </table:table-cell>
          <table:table-cell table:style-name="ce111" table:number-columns-repeated="2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Александра Матросова 27 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52" calcext:value-type="float">
            <text:p>52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Александра Матросова 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Ethernet, 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Александра Матросова 1к2, кроме подъезда 1 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Александра Матросова 1к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Ethernet, 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/>
          <table:table-cell table:style-name="ce111" office:value-type="float" office:value="4" calcext:value-type="float">
            <text:p>4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Амурская 4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Б</text:p>
          </table:table-cell>
          <table:table-cell table:style-name="ce86"/>
          <table:table-cell table:style-name="ce111" table:number-columns-repeated="2"/>
          <table:table-cell table:style-name="ce116" table:number-columns-repeated="3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Баумана 31 к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 office:value-type="float" office:value="117" calcext:value-type="float">
            <text:p>117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48" calcext:value-type="float">
            <text:p>48</text:p>
          </table:table-cell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Беляева 29/1</text:p>
          </table:table-cell>
          <table:table-cell table:style-name="ce86" office:value-type="string" calcext:value-type="string">
            <text:p>С 01.10.14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 table:number-columns-repeated="2"/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Бориса Опрокиднева 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 table:number-columns-repeated="2"/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Бориса Опрокиднева 2/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 table:number-columns-repeated="2"/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Бориса Щербины 14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Бориса Щербины 1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Бориса Щербины 20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Бориса Щербины 2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В</text:p>
          </table:table-cell>
          <table:table-cell table:style-name="ce86"/>
          <table:table-cell table:style-name="ce111" table:number-columns-repeated="3"/>
          <table:table-cell table:style-name="ce116" table:number-columns-repeated="2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силия Гольцова 26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силия Гольцова 2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 79 к1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231" calcext:value-type="float">
            <text:p>231</text:p>
          </table:table-cell>
          <table:table-cell table:style-name="ce111" table:number-columns-repeated="2"/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 79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114" calcext:value-type="float">
            <text:p>114</text:p>
          </table:table-cell>
          <table:table-cell table:style-name="ce111" table:number-columns-repeated="2"/>
          <table:table-cell table:style-name="ce111" office:value-type="float" office:value="28" calcext:value-type="float">
            <text:p>28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одников 12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16" calcext:value-type="float">
            <text:p>16</text:p>
          </table:table-cell>
          <table:table-cell table:style-name="ce111" table:number-columns-repeated="2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 55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65" calcext:value-type="float">
            <text:p>65</text:p>
          </table:table-cell>
          <table:table-cell table:style-name="ce111" table:number-columns-repeated="2"/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 6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22" calcext:value-type="float">
            <text:p>22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 10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1" office:value-type="float" office:value="7" calcext:value-type="float">
            <text:p>7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1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4" calcext:value-type="float">
            <text:p>4</text:p>
          </table:table-cell>
          <table:table-cell table:style-name="ce111" table:number-columns-repeated="3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 2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21" calcext:value-type="float">
            <text:p>21</text:p>
          </table:table-cell>
          <table:table-cell table:style-name="ce111"/>
          <table:table-cell table:style-name="ce111" office:value-type="float" office:value="4" calcext:value-type="float">
            <text:p>4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атутина 51</text:p>
          </table:table-cell>
          <table:table-cell table:style-name="ce86"/>
          <table:table-cell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232" calcext:value-type="float">
            <text:p>232</text:p>
          </table:table-cell>
          <table:table-cell table:style-name="ce111" table:number-columns-repeated="2"/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олгоградская 119 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42" calcext:value-type="float">
            <text:p>42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олгоградская 121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олгоградская 67 (7,8,9,10 подъезды)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 office:value-type="float" office:value="123" calcext:value-type="float">
            <text:p>123</text:p>
          </table:table-cell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111" office:value-type="float" office:value="29" calcext:value-type="float">
            <text:p>29</text:p>
          </table:table-cell>
          <table:table-cell table:style-name="ce111" office:value-type="float" office:value="9" calcext:value-type="float">
            <text:p>9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елижанская 72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table:number-columns-repeated="2"/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етеранов труда 7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60" calcext:value-type="float">
            <text:p>60</text:p>
          </table:table-cell>
          <table:table-cell table:style-name="ce111" office:value-type="float" office:value="4" calcext:value-type="float">
            <text:p>4</text:p>
          </table:table-cell>
          <table:table-cell table:style-name="ce111"/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21" calcext:value-type="float">
            <text:p>2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олодарского 33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29" calcext:value-type="float">
            <text:p>29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одопроводная 1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.Гнаровской 10 к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.Гнаровской 10 к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.Гнаровской 12 к 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.Гнаровской 12 к 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.Гнаровской 12 к3</text:p>
          </table:table-cell>
          <table:table-cell table:style-name="ce86"/>
          <table:table-cell table:style-name="ce111" table:number-columns-repeated="4"/>
          <table:table-cell table:style-name="ce118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В.Гнаровской 12 к4</text:p>
          </table:table-cell>
          <table:table-cell table:style-name="ce86"/>
          <table:table-cell table:style-name="ce111" table:number-columns-repeated="4"/>
          <table:table-cell table:style-name="ce118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ro64">
          <table:table-cell table:style-name="ce70" office:value-type="string" calcext:value-type="string">
            <text:p>Г</text:p>
          </table:table-cell>
          <table:table-cell table:style-name="ce86"/>
          <table:table-cell table:style-name="ce111" table:number-columns-repeated="4"/>
          <table:table-cell table:style-name="ce118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71" office:value-type="string" calcext:value-type="string">
            <text:p>Газопромысловая 4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71" office:value-type="string" calcext:value-type="string">
            <text:p>Газопромысловая 6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Газовиков 1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2" calcext:value-type="float">
            <text:p>2</text:p>
          </table:table-cell>
          <table:table-cell table:style-name="ce111" table:number-columns-repeated="3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Газовиков 23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1" calcext:value-type="float">
            <text:p>11</text:p>
          </table:table-cell>
          <table:table-cell table:style-name="ce111" table:number-columns-repeated="3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Газовиков 25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table:number-columns-repeated="2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Газовиков 2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9" calcext:value-type="float">
            <text:p>9</text:p>
          </table:table-cell>
          <table:table-cell table:style-name="ce111" table:number-columns-repeated="2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Газовиков 3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1" calcext:value-type="float">
            <text:p>11</text:p>
          </table:table-cell>
          <table:table-cell table:style-name="ce111" table:number-columns-repeated="3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Газовиков 6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24" calcext:value-type="float">
            <text:p>24</text:p>
          </table:table-cell>
          <table:table-cell table:style-name="ce111" table:number-columns-repeated="3"/>
          <table:table-cell table:style-name="ce86"/>
          <table:table-cell table:number-columns-repeated="1009"/>
        </table:table-row>
        <table:table-row table:style-name="AROW-16">
          <table:table-cell table:style-name="ce71" office:value-type="string" calcext:value-type="string">
            <text:p>Геологоразведчиков 1/1 (Мельникайте 109/1)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6">
          <table:table-cell table:style-name="ce71" office:value-type="string" calcext:value-type="string">
            <text:p>Грибоедова 6 к1</text:p>
          </table:table-cell>
          <table:table-cell table:style-name="ce89" office:value-type="string" calcext:value-type="string">
            <text:p>С 23.05.13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71" office:value-type="string" calcext:value-type="string">
            <text:p>Голышева 4</text:p>
          </table:table-cell>
          <table:table-cell table:style-name="ce89" office:value-type="string" calcext:value-type="string">
            <text:p>С 01.08.14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77">
          <table:table-cell table:style-name="ce72" office:value-type="string" calcext:value-type="string">
            <text:p>Д</text:p>
          </table:table-cell>
          <table:table-cell table:style-name="ce89"/>
          <table:table-cell table:style-name="ce111" table:number-columns-repeated="4"/>
          <table:table-cell table:style-name="ce118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зержинского 23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27" calcext:value-type="float">
            <text:p>27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зержинского 31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18" calcext:value-type="float">
            <text:p>18</text:p>
          </table:table-cell>
          <table:table-cell table:style-name="ce111"/>
          <table:table-cell table:number-columns-repeated="1009"/>
        </table:table-row>
        <table:table-row table:style-name="ro78">
          <table:table-cell table:style-name="ce64" office:value-type="string" calcext:value-type="string">
            <text:p>Домостроителей 16а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ro78">
          <table:table-cell table:style-name="ce64" office:value-type="string" calcext:value-type="string">
            <text:p>Домостроителей 22/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ro78">
          <table:table-cell table:style-name="ce64" office:value-type="string" calcext:value-type="string">
            <text:p>Домостроителей 22/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ro78">
          <table:table-cell table:style-name="ce64" office:value-type="string" calcext:value-type="string">
            <text:p>Демьяна Бедного 9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ro78">
          <table:table-cell table:style-name="ce64" office:value-type="string" calcext:value-type="string">
            <text:p>Депутатская 112</text:p>
          </table:table-cell>
          <table:table-cell table:style-name="ce86" office:value-type="string" calcext:value-type="string">
            <text:p>С 13.03.14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ружбы 16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25" calcext:value-type="float">
            <text:p>25</text:p>
          </table:table-cell>
          <table:table-cell table:style-name="ce111"/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ружбы 167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4" calcext:value-type="float">
            <text:p>14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ружбы 15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6" calcext:value-type="float">
            <text:p>16</text:p>
          </table:table-cell>
          <table:table-cell table:style-name="ce111"/>
          <table:table-cell table:style-name="ce111" office:value-type="float" office:value="5" calcext:value-type="float">
            <text:p>5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ружбы 157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9" calcext:value-type="float">
            <text:p>19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ружбы 163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5" calcext:value-type="float">
            <text:p>15</text:p>
          </table:table-cell>
          <table:table-cell table:style-name="ce111" table:number-columns-repeated="3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Дружбы 165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8" calcext:value-type="float">
            <text:p>18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З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36">
          <table:table-cell table:style-name="ce71" office:value-type="string" calcext:value-type="string">
            <text:p>Зеркальная 20+ корпуса, 22+ корпуса, 24+ корпуса,26+ корпуса,28+ корпуса, 30+ корпуса 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125" office:value-type="string" calcext:value-type="string">
            <text:p>возможно подключение по ВОЛС после ТЭ.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77">
          <table:table-cell table:style-name="ce72" office:value-type="string" calcext:value-type="string">
            <text:p>И</text:p>
          </table:table-cell>
          <table:table-cell table:style-name="ce86"/>
          <table:table-cell table:style-name="ce111" table:number-columns-repeated="5"/>
          <table:table-cell table:style-name="ce86"/>
          <table:table-cell table:style-name="ce125"/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71" office:value-type="string" calcext:value-type="string">
            <text:p>Институтская 2а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/>
          <table:table-cell table:style-name="ce125"/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Ирбитская 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К</text:p>
          </table:table-cell>
          <table:table-cell table:style-name="ce86"/>
          <table:table-cell table:style-name="ce111" table:number-columns-repeated="4"/>
          <table:table-cell table:style-name="ce118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азачьи Луга 9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78">
          <table:table-cell table:style-name="ce64" office:value-type="string" calcext:value-type="string">
            <text:p>Казачьи Луга 1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78">
          <table:table-cell table:style-name="ce64" office:value-type="string" calcext:value-type="string">
            <text:p>Карла Маркса 12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арла Маркса 110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7" calcext:value-type="float">
            <text:p>37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арла Маркса 110 к. а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59" calcext:value-type="float">
            <text:p>59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лары Цеткин 61 к 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111" office:value-type="string" calcext:value-type="string">
            <text:p>IP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лары Цеткин 61 к 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111" office:value-type="string" calcext:value-type="string">
            <text:p>IP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лары Цеткин 61 к 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111" office:value-type="string" calcext:value-type="string">
            <text:p>IP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лары Цеткин 61 к 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111" office:value-type="string" calcext:value-type="string">
            <text:p>IP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отовского 1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26" calcext:value-type="float">
            <text:p>26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6" calcext:value-type="float">
            <text:p>6</text:p>
          </table:table-cell>
          <table:table-cell table:style-name="ce111"/>
          <table:table-cell table:number-columns-repeated="1009"/>
        </table:table-row>
        <table:table-row table:style-name="ro36">
          <table:table-cell table:style-name="ce71" office:value-type="string" calcext:value-type="string">
            <text:p>Котовского 56 (общ.мед академия) специальный договор, Стец ТП — Студент 5,10,50, РОУТЕР не продаем 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иевская 74а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4" calcext:value-type="float">
            <text:p>14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иевская 80, общ.1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ro79">
          <table:table-cell table:style-name="ce73" office:value-type="string" calcext:value-type="string">
            <text:p>Комсомольская 8</text:p>
          </table:table-cell>
          <table:table-cell table:style-name="ce90" office:value-type="string" calcext:value-type="string">
            <text:p>продажи приостановлены </text:p>
          </table:table-cell>
          <table:table-cell table:number-columns-repeated="3" table:style-name="ce112" office:value-type="string" calcext:value-type="string">
            <text:p>V</text:p>
          </table:table-cell>
          <table:table-cell table:style-name="ce121" office:value-type="string" calcext:value-type="string">
            <text:p>подключение ч/з тех экспертизу</text:p>
          </table:table-cell>
          <table:table-cell table:style-name="ce112"/>
          <table:table-cell table:style-name="ce95" office:value-type="string" calcext:value-type="string">
            <text:p>Ethernet</text:p>
          </table:table-cell>
          <table:table-cell table:style-name="ce95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омсомольская 60</text:p>
          </table:table-cell>
          <table:table-cell table:style-name="ce91"/>
          <table:table-cell table:style-name="ce111" table:number-columns-repeated="3"/>
          <table:table-cell table:style-name="ce116"/>
          <table:table-cell table:style-name="ce111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расных зорь 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8" calcext:value-type="float">
            <text:p>8</text:p>
          </table:table-cell>
          <table:table-cell table:style-name="ce111"/>
          <table:table-cell table:style-name="ce111" office:value-type="float" office:value="18" calcext:value-type="float">
            <text:p>18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Куйбышева 25</text:p>
          </table:table-cell>
          <table:table-cell table:style-name="ce86" office:value-type="string" calcext:value-type="string">
            <text:p>С 13.03.14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ro64">
          <table:table-cell table:style-name="ce70" office:value-type="string" calcext:value-type="string">
            <text:p>Л</text:p>
          </table:table-cell>
          <table:table-cell table:style-name="ce86"/>
          <table:table-cell table:style-name="ce111" table:number-columns-repeated="4"/>
          <table:table-cell table:style-name="ce118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енина 57 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2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80" calcext:value-type="float">
            <text:p>80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енина 77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енина 79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енина 81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 office:value-type="float" office:value="36" calcext:value-type="float">
            <text:p>36</text:p>
          </table:table-cell>
          <table:table-cell table:style-name="ce111" table:number-columns-repeated="3"/>
          <table:table-cell table:style-name="ce111" office:value-type="float" office:value="15" calcext:value-type="float">
            <text:p>15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енина 83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 office:value-type="float" office:value="36" calcext:value-type="float">
            <text:p>36</text:p>
          </table:table-cell>
          <table:table-cell table:style-name="ce111" table:number-columns-repeated="3"/>
          <table:table-cell table:style-name="ce111" office:value-type="float" office:value="13" calcext:value-type="float">
            <text:p>13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иственная 21, 21А, 21Б, 21В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окомотивная 79 к. 1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 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 office:value-type="float" office:value="38" calcext:value-type="float">
            <text:p>38</text:p>
          </table:table-cell>
          <table:table-cell table:style-name="ce111" table:number-columns-repeated="2"/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Локомотивная 79 к. 2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8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 office:value-type="float" office:value="50" calcext:value-type="float">
            <text:p>50</text:p>
          </table:table-cell>
          <table:table-cell table:style-name="ce111" table:number-columns-repeated="2"/>
          <table:table-cell table:style-name="ce111" office:value-type="float" office:value="4" calcext:value-type="float">
            <text:p>4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М</text:p>
          </table:table-cell>
          <table:table-cell table:style-name="ce86"/>
          <table:table-cell table:style-name="ce111" table:number-columns-repeated="3"/>
          <table:table-cell table:style-name="ce86"/>
          <table:table-cell table:style-name="ce116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ксима Горького 70 /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6" calcext:value-type="float">
            <text:p>46</text:p>
          </table:table-cell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ксима Горького 70 /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6" calcext:value-type="float">
            <text:p>46</text:p>
          </table:table-cell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ксима Горького 70 /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6" calcext:value-type="float">
            <text:p>46</text:p>
          </table:table-cell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ксима Горького 70 /7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6" calcext:value-type="float">
            <text:p>46</text:p>
          </table:table-cell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ксима Горького 6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4" calcext:value-type="float">
            <text:p>44</text:p>
          </table:table-cell>
          <table:table-cell table:style-name="ce111" office:value-type="float" office:value="41" calcext:value-type="float">
            <text:p>4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/>
          <table:table-cell table:style-name="ce111" office:value-type="float" office:value="45" calcext:value-type="float">
            <text:p>45</text:p>
          </table:table-cell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ксима Горького 68 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6" calcext:value-type="float">
            <text:p>46</text:p>
          </table:table-cell>
          <table:table-cell table:style-name="ce111" office:value-type="float" office:value="32" calcext:value-type="float">
            <text:p>32</text:p>
          </table:table-cell>
          <table:table-cell table:style-name="ce111" office:value-type="float" office:value="43" calcext:value-type="float">
            <text:p>43</text:p>
          </table:table-cell>
          <table:table-cell table:style-name="ce111"/>
          <table:table-cell table:style-name="ce111" office:value-type="float" office:value="47" calcext:value-type="float">
            <text:p>47</text:p>
          </table:table-cell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ксима Горького 68/2 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8" calcext:value-type="float">
            <text:p>48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/>
          <table:table-cell table:style-name="ce111" office:value-type="float" office:value="8" calcext:value-type="float">
            <text:p>8</text:p>
          </table:table-cell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6">
          <table:table-cell table:style-name="ce71" office:value-type="string" calcext:value-type="string">
            <text:p>Максима Горького 68/3 + 2 свечки (смотреть в 2Gis)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гнитогорская 4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иновского 5б</text:p>
          </table:table-cell>
          <table:table-cell table:style-name="ce92" office:value-type="date" office:date-value="2014-04-02" calcext:value-type="date">
            <text:p>41731</text:p>
          </table:table-cell>
          <table:table-cell table:style-name="ce113" office:value-type="string" calcext:value-type="string">
            <text:p>V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иновского 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иновского 6а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иновского 6а к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ыгина 5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7" calcext:value-type="float">
            <text:p>7</text:p>
          </table:table-cell>
          <table:table-cell table:style-name="ce111" table:number-columns-repeated="3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ыгина 90 (ЖК Паруса)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86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ышева 24/1</text:p>
          </table:table-cell>
          <table:table-cell table:style-name="ce86"/>
          <table:table-cell table:style-name="ce111" table:number-columns-repeated="3"/>
          <table:table-cell table:style-name="ce86"/>
          <table:table-cell table:style-name="ce111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5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7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28 к 1</text:p>
          </table:table-cell>
          <table:table-cell table:style-name="ce86"/>
          <table:table-cell table:style-name="ce114" office:value-type="string" calcext:value-type="string">
            <text:p>V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6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3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79" calcext:value-type="float">
            <text:p>179</text:p>
          </table:table-cell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25" calcext:value-type="float">
            <text:p>25</text:p>
          </table:table-cell>
          <table:table-cell table:style-name="ce111"/>
          <table:table-cell table:style-name="ce111" office:value-type="float" office:value="28" calcext:value-type="float">
            <text:p>2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38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45" calcext:value-type="float">
            <text:p>45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/>
          <table:table-cell table:style-name="ce111" office:value-type="float" office:value="6" calcext:value-type="float">
            <text:p>6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38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86" calcext:value-type="float">
            <text:p>86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111" office:value-type="float" office:value="11" calcext:value-type="float">
            <text:p>1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38 к.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95" calcext:value-type="float">
            <text:p>95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7" calcext:value-type="float">
            <text:p>17</text:p>
          </table:table-cell>
          <table:table-cell table:style-name="ce111"/>
          <table:table-cell table:style-name="ce111" office:value-type="float" office:value="21" calcext:value-type="float">
            <text:p>2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38 к.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45" calcext:value-type="float">
            <text:p>45</text:p>
          </table:table-cell>
          <table:table-cell table:number-columns-repeated="2" table:style-name="ce111" office:value-type="float" office:value="7" calcext:value-type="float">
            <text:p>7</text:p>
          </table:table-cell>
          <table:table-cell table:style-name="ce111"/>
          <table:table-cell table:style-name="ce111" office:value-type="float" office:value="9" calcext:value-type="float">
            <text:p>9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лая Боровская 38 к.5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49" calcext:value-type="float">
            <text:p>149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17" calcext:value-type="float">
            <text:p>17</text:p>
          </table:table-cell>
          <table:table-cell table:style-name="ce111"/>
          <table:table-cell table:style-name="ce111" office:value-type="float" office:value="17" calcext:value-type="float">
            <text:p>17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ршала Захарова 15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86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агаданская 5</text:p>
          </table:table-cell>
          <table:table-cell table:style-name="ce92" office:value-type="date" office:date-value="2013-01-11" calcext:value-type="date">
            <text:p>41285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86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80">
          <table:table-cell table:style-name="ce64" office:value-type="string" calcext:value-type="string">
            <text:p>Мелиораторов 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6" office:value-type="string" calcext:value-type="string">
            <text:p>IP (ТП по ИНТ только БЛ2048)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елиораторов 48 корпус 1</text:p>
          </table:table-cell>
          <table:table-cell table:style-name="ce92" office:value-type="string" calcext:value-type="string">
            <text:p>01.08.14г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елиораторов 50 корпус 2</text:p>
          </table:table-cell>
          <table:table-cell table:style-name="ce92" office:value-type="string" calcext:value-type="string">
            <text:p>01.08.14г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ельничная 2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string" calcext:value-type="string">
            <text:p>IP</text:p>
          </table:table-cell>
          <table:table-cell table:number-columns-repeated="5"/>
          <table:table-cell table:style-name="ce117" table:number-columns-repeated="2"/>
          <table:table-cell table:number-columns-repeated="4"/>
          <table:table-cell table:style-name="ce117"/>
          <table:table-cell table:number-columns-repeated="4"/>
          <table:table-cell table:style-name="ce117"/>
          <table:table-cell table:number-columns-repeated="3"/>
          <table:table-cell table:style-name="ce117" table:number-columns-repeated="2"/>
          <table:table-cell table:number-columns-repeated="6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4"/>
          <table:table-cell table:style-name="ce117" table:number-columns-repeated="2"/>
          <table:table-cell table:number-columns-repeated="769"/>
        </table:table-row>
        <table:table-row table:style-name="AROW-1">
          <table:table-cell table:style-name="ce64" office:value-type="string" calcext:value-type="string">
            <text:p>Минская 8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47" calcext:value-type="float">
            <text:p>47</text:p>
          </table:table-cell>
          <table:table-cell table:style-name="ce111" table:number-columns-repeated="2"/>
          <table:table-cell table:number-columns-repeated="2" table:style-name="ce111" office:value-type="float" office:value="11" calcext:value-type="float">
            <text:p>11</text:p>
          </table:table-cell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инская 71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62" calcext:value-type="float">
            <text:p>62</text:p>
          </table:table-cell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инская 69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инская 69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32" calcext:value-type="float">
            <text:p>32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инская 67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инская 67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32" calcext:value-type="float">
            <text:p>32</text:p>
          </table:table-cell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инская 65/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62" calcext:value-type="float">
            <text:p>62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87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 office:value-type="float" office:value="168" calcext:value-type="float">
            <text:p>168</text:p>
          </table:table-cell>
          <table:table-cell table:style-name="ce111" office:value-type="float" office:value="38" calcext:value-type="float">
            <text:p>38</text:p>
          </table:table-cell>
          <table:table-cell table:style-name="ce111"/>
          <table:table-cell table:style-name="ce111" office:value-type="float" office:value="64" calcext:value-type="float">
            <text:p>64</text:p>
          </table:table-cell>
          <table:table-cell table:style-name="ce111" office:value-type="float" office:value="26" calcext:value-type="float">
            <text:p>26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87/1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 office:value-type="float" office:value="168" calcext:value-type="float">
            <text:p>168</text:p>
          </table:table-cell>
          <table:table-cell table:style-name="ce111" office:value-type="float" office:value="9" calcext:value-type="float">
            <text:p>9</text:p>
          </table:table-cell>
          <table:table-cell table:style-name="ce111"/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1" calcext:value-type="float">
            <text:p>1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87/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 office:value-type="float" office:value="64" calcext:value-type="float">
            <text:p>64</text:p>
          </table:table-cell>
          <table:table-cell table:style-name="ce111" office:value-type="float" office:value="4" calcext:value-type="float">
            <text:p>4</text:p>
          </table:table-cell>
          <table:table-cell table:style-name="ce111"/>
          <table:table-cell table:style-name="ce111" office:value-type="float" office:value="24" calcext:value-type="float">
            <text:p>24</text:p>
          </table:table-cell>
          <table:table-cell table:style-name="ce111" office:value-type="float" office:value="16" calcext:value-type="float">
            <text:p>16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74" office:value-type="string" calcext:value-type="string">
            <text:p>Московский тракт 83/1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4" office:value-type="string" calcext:value-type="string">
            <text:p>Московский тракт 83/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4" office:value-type="string" calcext:value-type="string">
            <text:p>Московский тракт 83/3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4" office:value-type="string" calcext:value-type="string">
            <text:p>Московский тракт 85/1</text:p>
          </table:table-cell>
          <table:table-cell table:style-name="ce93"/>
          <table:table-cell table:number-columns-repeated="3" table:style-name="ce115" office:value-type="string" calcext:value-type="string">
            <text:p>V</text:p>
          </table:table-cell>
          <table:table-cell table:style-name="ce111" office:value-type="string" calcext:value-type="string">
            <text:p>V</text:p>
          </table:table-cell>
          <table:table-cell table:style-name="ce115" office:value-type="string" calcext:value-type="string">
            <text:p>zte</text:p>
          </table:table-cell>
          <table:table-cell table:style-name="ce123" office:value-type="string" calcext:value-type="string">
            <text:p>Ethernet</text:p>
          </table:table-cell>
          <table:table-cell table:style-name="ce123" office:value-type="string" calcext:value-type="string">
            <text:p>московский тракт</text:p>
          </table:table-cell>
          <table:table-cell table:style-name="ce86" office:value-type="float" office:value="168" calcext:value-type="float">
            <text:p>168</text:p>
          </table:table-cell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74" office:value-type="string" calcext:value-type="string">
            <text:p>Московский тракт 85</text:p>
          </table:table-cell>
          <table:table-cell table:style-name="ce93"/>
          <table:table-cell table:number-columns-repeated="3" table:style-name="ce115" office:value-type="string" calcext:value-type="string">
            <text:p>V</text:p>
          </table:table-cell>
          <table:table-cell table:style-name="ce111" office:value-type="string" calcext:value-type="string">
            <text:p>V</text:p>
          </table:table-cell>
          <table:table-cell table:style-name="ce115" office:value-type="string" calcext:value-type="string">
            <text:p>zte</text:p>
          </table:table-cell>
          <table:table-cell table:style-name="ce123" office:value-type="string" calcext:value-type="string">
            <text:p>Ethernet</text:p>
          </table:table-cell>
          <table:table-cell table:style-name="ce123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02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17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8" calcext:value-type="float">
            <text:p>8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17а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17а к.1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29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35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5" calcext:value-type="float">
            <text:p>5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35 к.1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35 к.2</text:p>
          </table:table-cell>
          <table:table-cell table:style-name="ce86" table:number-columns-repeated="2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41 к.1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41 к.3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осковский тракт 145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1" office:value-type="string" calcext:value-type="string">
            <text:p>Мельникайте 125 б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Муравленко 1</text:p>
          </table:table-cell>
          <table:table-cell table:style-name="ce89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уравленко 1/1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уравленко 3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Муравленко 3 /1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ro64">
          <table:table-cell table:style-name="ce70" office:value-type="string" calcext:value-type="string">
            <text:p>Н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Гондатти 1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Гондатти 2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Гондатти 3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Гондатти 5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Гондатти 7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Гондатти 9</text:p>
          </table:table-cell>
          <table:table-cell table:style-name="ce86"/>
          <table:table-cell table:style-name="ce111" office:value-type="string" calcext:value-type="string">
            <text:p>V </text:p>
          </table:table-cell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Зелинского 2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Зелинского 23 корпус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 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1" office:value-type="string" calcext:value-type="string">
            <text:p>Николая Зелинского 24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Зелинского 23/ 7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Зелинского 19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иколая Зелинского 21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емцова 101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Новосибирская 13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21">
          <table:table-cell table:style-name="ce75" office:value-type="string" calcext:value-type="string">
            <text:p>Новосибирская 50 (2 подъезд НЕ ПОДКЛЮЧАЕМ) Без Тех. Экспертизы </text:p>
          </table:table-cell>
          <table:table-cell table:style-name="ce89"/>
          <table:table-cell table:number-columns-repeated="2" table:style-name="ce111" office:value-type="string" calcext:value-type="string">
            <text:p>V</text:p>
          </table:table-cell>
          <table:table-cell table:style-name="ce114" office:value-type="string" calcext:value-type="string">
            <text:p>V</text:p>
          </table:table-cell>
          <table:table-cell table:style-name="ce8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7" calcext:value-type="float">
            <text:p>7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ro81">
          <table:table-cell table:style-name="ce72" office:value-type="string" calcext:value-type="string">
            <text:p>О</text:p>
          </table:table-cell>
          <table:table-cell table:style-name="ce89"/>
          <table:table-cell table:style-name="ce111" table:number-columns-repeated="2"/>
          <table:table-cell table:style-name="ce86" table:number-columns-repeated="2"/>
          <table:table-cell table:style-name="ce116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1" office:value-type="string" calcext:value-type="string">
            <text:p>Одесская 48 а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Орджоникидзе 51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19" calcext:value-type="float">
            <text:p>19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Олимпийская 9к3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3"/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Осипенко 1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Осипенко 7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36" calcext:value-type="float">
            <text:p>36</text:p>
          </table:table-cell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ro64">
          <table:table-cell table:style-name="ce70" office:value-type="string" calcext:value-type="string">
            <text:p>П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аровозная 11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4" calcext:value-type="float">
            <text:p>4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6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53" calcext:value-type="float">
            <text:p>53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0" calcext:value-type="float">
            <text:p>1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6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08" calcext:value-type="float">
            <text:p>108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5" calcext:value-type="float">
            <text:p>2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23" calcext:value-type="float">
            <text:p>2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68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7" calcext:value-type="float">
            <text:p>77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5" calcext:value-type="float">
            <text:p>1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68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96" calcext:value-type="float">
            <text:p>196</text:p>
          </table:table-cell>
          <table:table-cell table:style-name="ce111" office:value-type="float" office:value="37" calcext:value-type="float">
            <text:p>37</text:p>
          </table:table-cell>
          <table:table-cell table:style-name="ce111" office:value-type="float" office:value="54" calcext:value-type="float">
            <text:p>54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55" calcext:value-type="float">
            <text:p>5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0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52" calcext:value-type="float">
            <text:p>52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0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80" calcext:value-type="float">
            <text:p>80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0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7" calcext:value-type="float">
            <text:p>77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9" calcext:value-type="float">
            <text:p>19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08" calcext:value-type="float">
            <text:p>108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26" calcext:value-type="float">
            <text:p>2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2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6" calcext:value-type="float">
            <text:p>76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4" calcext:value-type="float">
            <text:p>14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2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2 к.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8" calcext:value-type="float">
            <text:p>78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4" calcext:value-type="float">
            <text:p>14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44" calcext:value-type="float">
            <text:p>44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2" calcext:value-type="float">
            <text:p>12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4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5" calcext:value-type="float">
            <text:p>75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3" calcext:value-type="float">
            <text:p>1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4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7" calcext:value-type="float">
            <text:p>77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5" calcext:value-type="float">
            <text:p>1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4 к.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24" calcext:value-type="float">
            <text:p>24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3" calcext:value-type="float">
            <text:p>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4 к.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14" calcext:value-type="float">
            <text:p>114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23" calcext:value-type="float">
            <text:p>2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6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08" calcext:value-type="float">
            <text:p>108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office:value-type="float" office:value="37" calcext:value-type="float">
            <text:p>3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1" calcext:value-type="float">
            <text:p>1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6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6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56" calcext:value-type="float">
            <text:p>156</text:p>
          </table:table-cell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44" calcext:value-type="float">
            <text:p>4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1" calcext:value-type="float">
            <text:p>2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6 к.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20" calcext:value-type="float">
            <text:p>120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34" calcext:value-type="float">
            <text:p>34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5" calcext:value-type="float">
            <text:p>1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2" calcext:value-type="float">
            <text:p>72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1" calcext:value-type="float">
            <text:p>1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8 к. а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55" calcext:value-type="float">
            <text:p>5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4" calcext:value-type="float">
            <text:p>14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8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19" calcext:value-type="float">
            <text:p>119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office:value-type="float" office:value="34" calcext:value-type="float">
            <text:p>34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0" calcext:value-type="float">
            <text:p>2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8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78" calcext:value-type="float">
            <text:p>78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9" calcext:value-type="float">
            <text:p>19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8 к.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80" calcext:value-type="float">
            <text:p>80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78 к.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44" calcext:value-type="float">
            <text:p>44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80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8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52" calcext:value-type="float">
            <text:p>52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82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95" calcext:value-type="float">
            <text:p>195</text:p>
          </table:table-cell>
          <table:table-cell table:style-name="ce111" office:value-type="float" office:value="39" calcext:value-type="float">
            <text:p>39</text:p>
          </table:table-cell>
          <table:table-cell table:style-name="ce111" office:value-type="float" office:value="58" calcext:value-type="float">
            <text:p>58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38" calcext:value-type="float">
            <text:p>3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8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44" calcext:value-type="float">
            <text:p>144</text:p>
          </table:table-cell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37" calcext:value-type="float">
            <text:p>37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23" calcext:value-type="float">
            <text:p>2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84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59" calcext:value-type="float">
            <text:p>159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31" calcext:value-type="float">
            <text:p>3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5" calcext:value-type="float">
            <text:p>2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84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98" calcext:value-type="float">
            <text:p>198</text:p>
          </table:table-cell>
          <table:table-cell table:style-name="ce111" office:value-type="float" office:value="41" calcext:value-type="float">
            <text:p>41</text:p>
          </table:table-cell>
          <table:table-cell table:style-name="ce111" office:value-type="float" office:value="66" calcext:value-type="float">
            <text:p>66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40" calcext:value-type="float">
            <text:p>4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ермякова 84 к.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/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 office:value-type="float" office:value="198" calcext:value-type="float">
            <text:p>198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60" calcext:value-type="float">
            <text:p>60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3" calcext:value-type="float">
            <text:p>4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опова 7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74" calcext:value-type="float">
            <text:p>74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Попова 7 к 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Попова 7 к а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30" calcext:value-type="float">
            <text:p>30</text:p>
          </table:table-cell>
          <table:table-cell table:style-name="ce111" office:value-type="float" office:value="23" calcext:value-type="float">
            <text:p>23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73" office:value-type="string" calcext:value-type="string">
            <text:p>Проезд 9 мая 7</text:p>
          </table:table-cell>
          <table:table-cell table:style-name="ce95"/>
          <table:table-cell table:number-columns-repeated="3" table:style-name="ce112" office:value-type="string" calcext:value-type="string">
            <text:p>V</text:p>
          </table:table-cell>
          <table:table-cell table:style-name="ce112" table:number-columns-repeated="2"/>
          <table:table-cell table:style-name="ce95" office:value-type="string" calcext:value-type="string">
            <text:p>Ethernet+т.э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73" office:value-type="string" calcext:value-type="string">
            <text:p>Проезд 9 мая 7 к.1</text:p>
          </table:table-cell>
          <table:table-cell table:style-name="ce95"/>
          <table:table-cell table:number-columns-repeated="3" table:style-name="ce112" office:value-type="string" calcext:value-type="string">
            <text:p>V</text:p>
          </table:table-cell>
          <table:table-cell table:style-name="ce112"/>
          <table:table-cell table:style-name="ce112" office:value-type="string" calcext:value-type="string">
            <text:p>IP</text:p>
          </table:table-cell>
          <table:table-cell table:style-name="ce95" office:value-type="string" calcext:value-type="string">
            <text:p>Ethernet+т.э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Академический 9 (Дударева)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Заречный 2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эфирная антенна</text:p>
          </table:table-cell>
          <table:table-cell table:style-name="ce122" office:value-type="string" calcext:value-type="string" table:number-columns-spanned="1" table:number-rows-spanned="2">
            <text:p>КТВ по старой сети УСИ</text:p>
          </table:table-cell>
          <table:table-cell table:style-name="ce111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82">
          <table:table-cell table:style-name="ce64" office:value-type="string" calcext:value-type="string">
            <text:p>Проезд Заречный 4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covered-table-cell/>
          <table:table-cell table:style-name="ce111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Заречный 6 корп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19" calcext:value-type="float">
            <text:p>19</text:p>
          </table:table-cell>
          <table:table-cell table:style-name="ce111"/>
          <table:table-cell table:style-name="ce111" office:value-type="float" office:value="48" calcext:value-type="float">
            <text:p>4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Заречный 6 корп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46" calcext:value-type="float">
            <text:p>46</text:p>
          </table:table-cell>
          <table:table-cell table:style-name="ce111" office:value-type="float" office:value="72" calcext:value-type="float">
            <text:p>72</text:p>
          </table:table-cell>
          <table:table-cell table:style-name="ce111"/>
          <table:table-cell table:style-name="ce111" office:value-type="float" office:value="176" calcext:value-type="float">
            <text:p>176</text:p>
          </table:table-cell>
          <table:table-cell table:style-name="ce86"/>
          <table:table-cell table:number-columns-repeated="1009"/>
        </table:table-row>
        <table:table-row table:style-name="AROW-16">
          <table:table-cell table:style-name="ce71" office:value-type="string" calcext:value-type="string">
            <text:p>Проезд Заречный 37/1 2 новых подъезда (5,6 подъезд)</text:p>
          </table:table-cell>
          <table:table-cell table:style-name="ce89"/>
          <table:table-cell table:number-columns-repeated="2" table:style-name="ce111" office:value-type="string" calcext:value-type="string">
            <text:p>V</text:p>
          </table:table-cell>
          <table:table-cell table:style-name="ce119" office:value-type="string" calcext:value-type="string">
            <text:p>не продаем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1" office:value-type="string" calcext:value-type="string">
            <text:p>Проезд Заречный 43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1" office:value-type="string" calcext:value-type="string">
            <text:p>Проезд Заречный 41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Солнечный 8 корп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2" calcext:value-type="float">
            <text:p>72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Солнечный 3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" calcext:value-type="float">
            <text:p>1</text:p>
          </table:table-cell>
          <table:table-cell table:style-name="ce111"/>
          <table:table-cell table:number-columns-repeated="2" table:style-name="ce111" office:value-type="float" office:value="1" calcext:value-type="float">
            <text:p>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Солнечный 7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612" calcext:value-type="float">
            <text:p>612</text:p>
          </table:table-cell>
          <table:table-cell table:style-name="ce111" office:value-type="float" office:value="18" calcext:value-type="float">
            <text:p>18</text:p>
          </table:table-cell>
          <table:table-cell table:style-name="ce111"/>
          <table:table-cell table:style-name="ce111" office:value-type="float" office:value="76" calcext:value-type="float">
            <text:p>76</text:p>
          </table:table-cell>
          <table:table-cell table:style-name="ce111" office:value-type="float" office:value="38" calcext:value-type="float">
            <text:p>3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езд Солнечный 2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V</text:p>
          </table:table-cell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303" calcext:value-type="float">
            <text:p>303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27" calcext:value-type="float">
            <text:p>27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ro59">
          <table:table-cell table:style-name="ce71" office:value-type="string" calcext:value-type="string">
            <text:p>Проезд Солнечный 26 + 4 новых подъезда 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71" office:value-type="string" calcext:value-type="string">
            <text:p>Проезд Солнечный 27</text:p>
          </table:table-cell>
          <table:table-cell table:style-name="ce89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76" office:value-type="string" calcext:value-type="string">
            <text:p>Проезд Заречный 39 корп.2 </text:p>
          </table:table-cell>
          <table:table-cell table:style-name="ce104" office:value-type="date" office:date-value="2013-01-16" calcext:value-type="date">
            <text:p>41290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76" office:value-type="string" calcext:value-type="string">
            <text:p>Проезд Заречный 39 а к1</text:p>
          </table:table-cell>
          <table:table-cell table:style-name="ce104" office:value-type="date" office:date-value="2013-06-24" calcext:value-type="date">
            <text:p>41449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83">
          <table:table-cell table:style-name="ce76" office:value-type="string" calcext:value-type="string">
            <text:p>Прокопия Артамонова 9 (Дягилев отказался работать)</text:p>
          </table:table-cell>
          <table:table-cell table:style-name="ce104" office:value-type="date" office:date-value="2014-07-04" calcext:value-type="date">
            <text:p>41824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фсоюзная 90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/>
          <table:table-cell table:style-name="ce116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Профсоюзная 92 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14" calcext:value-type="float">
            <text:p>14</text:p>
          </table:table-cell>
          <table:table-cell table:style-name="ce111"/>
          <table:table-cell table:number-columns-repeated="1009"/>
        </table:table-row>
        <table:table-row table:style-name="ro64">
          <table:table-cell table:style-name="ce70" office:value-type="string" calcext:value-type="string">
            <text:p>Р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Радищева 27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32" calcext:value-type="float">
            <text:p>32</text:p>
          </table:table-cell>
          <table:table-cell table:style-name="ce111" office:value-type="float" office:value="14" calcext:value-type="float">
            <text:p>14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Радищева 27 к 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 office:value-type="float" office:value="55" calcext:value-type="float">
            <text:p>55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Радищева 2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57" calcext:value-type="float">
            <text:p>57</text:p>
          </table:table-cell>
          <table:table-cell table:style-name="ce111" office:value-type="float" office:value="34" calcext:value-type="float">
            <text:p>34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Революции 228</text:p>
          </table:table-cell>
          <table:table-cell table:style-name="ce86" office:value-type="string" calcext:value-type="string">
            <text:p>С 01.08.14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Республики 39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56" calcext:value-type="float">
            <text:p>56</text:p>
          </table:table-cell>
          <table:table-cell table:style-name="ce111"/>
          <table:table-cell table:number-columns-repeated="1009"/>
        </table:table-row>
        <table:table-row table:style-name="ro64">
          <table:table-cell table:style-name="ce70" office:value-type="string" calcext:value-type="string">
            <text:p>С 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анаторная 1</text:p>
          </table:table-cell>
          <table:table-cell table:style-name="ce86"/>
          <table:table-cell table:style-name="ce111"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анаторная 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6" office:value-type="string" calcext:value-type="string">
            <text:p>телепат </text:p>
          </table:table-cell>
          <table:table-cell table:style-name="ce86" office:value-type="string" calcext:value-type="string">
            <text:p>ADSL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анаторная 4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6" office:value-type="string" calcext:value-type="string">
            <text:p>телепат </text:p>
          </table:table-cell>
          <table:table-cell table:style-name="ce86" office:value-type="string" calcext:value-type="string">
            <text:p>ADSL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анаторная 6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6" office:value-type="string" calcext:value-type="string">
            <text:p>телепат </text:p>
          </table:table-cell>
          <table:table-cell table:style-name="ce86" office:value-type="string" calcext:value-type="string">
            <text:p>ADSL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анаторная 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2"/>
          <table:table-cell table:style-name="ce116" office:value-type="string" calcext:value-type="string">
            <text:p>телепат </text:p>
          </table:table-cell>
          <table:table-cell table:style-name="ce86" office:value-type="string" calcext:value-type="string">
            <text:p>ADSL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84">
          <table:table-cell table:style-name="ce77" office:value-type="string" calcext:value-type="string">
            <text:p>Самарцева 3 кроме п1,</text:p>
          </table:table-cell>
          <table:table-cell table:style-name="ce105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червишевский тракт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моленская 46 </text:p>
          </table:table-cell>
          <table:table-cell table:style-name="ce105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акко 5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Alkatel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27" calcext:value-type="float">
            <text:p>27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table:number-columns-repeated="2"/>
          <table:table-cell table:style-name="ce111" office:value-type="string" calcext:value-type="string">
            <text:p>Alkatel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Сакко 30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Alkatel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table:number-columns-repeated="2"/>
          <table:table-cell table:style-name="ce111" office:value-type="string" calcext:value-type="string">
            <text:p>Alkatel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Сидора Путилова 45</text:p>
          </table:table-cell>
          <table:table-cell table:style-name="ce86" office:value-type="string" calcext:value-type="string">
            <text:p>С 13.03.14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8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порта 9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115" calcext:value-type="float">
            <text:p>115</text:p>
          </table:table-cell>
          <table:table-cell table:style-name="ce111" table:number-columns-repeated="2"/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порта 93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120" calcext:value-type="float">
            <text:p>120</text:p>
          </table:table-cell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111" office:value-type="float" office:value="4" calcext:value-type="float">
            <text:p>4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порта 95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206" calcext:value-type="float">
            <text:p>206</text:p>
          </table:table-cell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едова 5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2" calcext:value-type="float">
            <text:p>2</text:p>
          </table:table-cell>
          <table:table-cell table:style-name="ce111" table:number-columns-repeated="3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освинская 4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table:number-columns-repeated="2"/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освинская 47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table:number-columns-repeated="2"/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2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2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29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29 к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29 к 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3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31 к 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удоремонтная 34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-Щедрина 55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28" calcext:value-type="float">
            <text:p>28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-Щедрина 5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-Щедрина 58 к 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-Щедрина 58 к 2</text:p>
          </table:table-cell>
          <table:table-cell table:style-name="ce92" office:value-type="date" office:date-value="2013-10-09" calcext:value-type="date">
            <text:p>41556</text:p>
          </table:table-cell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-Щедрина 58 к 3</text:p>
          </table:table-cell>
          <table:table-cell table:style-name="ce92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С-Щедрина 59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36" calcext:value-type="float">
            <text:p>36</text:p>
          </table:table-cell>
          <table:table-cell table:style-name="ce111"/>
          <table:table-cell table:number-columns-repeated="1009"/>
        </table:table-row>
        <table:table-row table:style-name="ro64">
          <table:table-cell table:style-name="ce70" office:value-type="string" calcext:value-type="string">
            <text:p>Т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Таймырская 70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Транспортная 106, подъезд 7,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Транспортная 11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московский тракт</text:p>
          </table:table-cell>
          <table:table-cell table:style-name="ce86"/>
          <table:table-cell table:style-name="ce111" table:number-columns-repeated="2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У</text:p>
          </table:table-cell>
          <table:table-cell table:style-name="ce86"/>
          <table:table-cell table:style-name="ce111" table:number-columns-repeated="2"/>
          <table:table-cell table:style-name="ce86" table:number-columns-repeated="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Урицкого 22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79" office:value-type="string" calcext:value-type="string">
            <text:p>Урицкого 16</text:p>
          </table:table-cell>
          <table:table-cell table:style-name="ce10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Урицкого 1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79" office:value-type="string" calcext:value-type="string">
            <text:p>Урицкого 14</text:p>
          </table:table-cell>
          <table:table-cell table:style-name="ce10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ro64">
          <table:table-cell table:style-name="ce80" office:value-type="string" calcext:value-type="string">
            <text:p>Ф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Фабричная 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ADSL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Фабричная 5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Фабричная 7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Фабричная 7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5"/>
          <table:table-cell table:number-columns-repeated="1009"/>
        </table:table-row>
        <table:table-row table:style-name="ro64">
          <table:table-cell table:style-name="ce70" office:value-type="string" calcext:value-type="string">
            <text:p>Х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ro85">
          <table:table-cell table:style-name="ce71" office:value-type="string" calcext:value-type="string">
            <text:p>Холодильная 55</text:p>
          </table:table-cell>
          <table:table-cell table:style-name="ce89"/>
          <table:table-cell table:style-name="ce116" table:number-columns-repeated="2"/>
          <table:table-cell table:style-name="ce116" office:value-type="string" calcext:value-type="string">
            <text:p>эфирная антенна</text:p>
          </table:table-cell>
          <table:table-cell table:style-name="ce116" table:number-columns-repeated="2"/>
          <table:table-cell table:style-name="ce89"/>
          <table:table-cell table:style-name="ce89" office:value-type="string" calcext:value-type="string">
            <text:p>центр</text:p>
          </table:table-cell>
          <table:table-cell table:style-name="ce89"/>
          <table:table-cell table:style-name="ce116" table:number-columns-repeated="5"/>
          <table:table-cell table:style-name="ce127" table:number-columns-repeated="1009"/>
        </table:table-row>
        <table:table-row table:style-name="ro85">
          <table:table-cell table:style-name="ce71" office:value-type="string" calcext:value-type="string">
            <text:p>Холодильная 57 а</text:p>
          </table:table-cell>
          <table:table-cell table:style-name="ce89"/>
          <table:table-cell table:style-name="ce116" table:number-columns-repeated="2"/>
          <table:table-cell table:style-name="ce116" office:value-type="string" calcext:value-type="string">
            <text:p>эфирная антенна</text:p>
          </table:table-cell>
          <table:table-cell table:style-name="ce116" table:number-columns-repeated="2"/>
          <table:table-cell table:style-name="ce89"/>
          <table:table-cell table:style-name="ce89" office:value-type="string" calcext:value-type="string">
            <text:p>центр</text:p>
          </table:table-cell>
          <table:table-cell table:style-name="ce89"/>
          <table:table-cell table:style-name="ce116" table:number-columns-repeated="5"/>
          <table:table-cell table:style-name="ce127" table:number-columns-repeated="1009"/>
        </table:table-row>
        <table:table-row table:style-name="AROW-1">
          <table:table-cell table:style-name="ce64" office:value-type="string" calcext:value-type="string">
            <text:p>Хохрякова 32</text:p>
          </table:table-cell>
          <table:table-cell table:style-name="ce86"/>
          <table:table-cell table:style-name="ce111" table:number-columns-repeated="2"/>
          <table:table-cell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86"/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3"/>
          <table:table-cell table:style-name="ce111" office:value-type="float" office:value="12" calcext:value-type="float">
            <text:p>12</text:p>
          </table:table-cell>
          <table:table-cell table:style-name="ce111"/>
          <table:table-cell table:number-columns-repeated="1009"/>
        </table:table-row>
        <table:table-row table:style-name="ro64">
          <table:table-cell table:style-name="ce70" office:value-type="string" calcext:value-type="string">
            <text:p>Ц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Циолковского 7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Циолковского 7 к.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Циолковского 7 к.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AROW-1">
          <table:table-cell table:style-name="ce64" office:value-type="string" calcext:value-type="string">
            <text:p>Циолковского 9 к.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7" office:value-type="string" calcext:value-type="string">
            <text:p>V</text:p>
          </table:table-cell>
          <table:table-cell table:style-name="ce117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table:number-columns-repeated="4"/>
          <table:table-cell table:style-name="ce111" office:value-type="string" calcext:value-type="string">
            <text:p>iP</text:p>
          </table:table-cell>
          <table:table-cell table:number-columns-repeated="1009"/>
        </table:table-row>
        <table:table-row table:style-name="ro64">
          <table:table-cell table:style-name="ce70" office:value-type="string" calcext:value-type="string">
            <text:p>Ч</text:p>
          </table:table-cell>
          <table:table-cell table:style-name="ce86"/>
          <table:table-cell table:style-name="ce111" table:number-columns-repeated="2"/>
          <table:table-cell table:style-name="ce117" table:number-columns-repeated="2"/>
          <table:table-cell table:style-name="ce111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вишевский тракт 31 к.1</text:p>
          </table:table-cell>
          <table:table-cell table:style-name="ce86"/>
          <table:table-cell table:style-name="ce111" office:value-type="string" calcext:value-type="string">
            <text:p>V</text:p>
          </table:table-cell>
          <table:table-cell table:style-name="ce111"/>
          <table:table-cell table:style-name="ce112" table:number-columns-repeated="3"/>
          <table:table-cell table:style-name="ce95" office:value-type="string" calcext:value-type="string">
            <text:p>ADSL</text:p>
          </table:table-cell>
          <table:table-cell table:style-name="ce95" office:value-type="string" calcext:value-type="string">
            <text:p>червишевский тракт</text:p>
          </table:table-cell>
          <table:table-cell table:style-name="ce86"/>
          <table:table-cell table:number-columns-repeated="2"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вишевский тракт 33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2" table:number-columns-repeated="3"/>
          <table:table-cell table:style-name="ce95" office:value-type="string" calcext:value-type="string">
            <text:p>ADSL</text:p>
          </table:table-cell>
          <table:table-cell table:style-name="ce95" office:value-type="string" calcext:value-type="string">
            <text:p>толкьо через т.э.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вишевский тракт 64 к2</text:p>
          </table:table-cell>
          <table:table-cell table:style-name="ce86"/>
          <table:table-cell table:style-name="ce117"/>
          <table:table-cell table:number-columns-repeated="2" table:style-name="ce117" office:value-type="string" calcext:value-type="string">
            <text:p>V</text:p>
          </table:table-cell>
          <table:table-cell table:style-name="ce117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1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64" calcext:value-type="float">
            <text:p>64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3" calcext:value-type="float">
            <text:p>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1 к.1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70" calcext:value-type="float">
            <text:p>70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7" calcext:value-type="float">
            <text:p>7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1 к.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70" calcext:value-type="float">
            <text:p>70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13" calcext:value-type="float">
            <text:p>1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1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149" calcext:value-type="float">
            <text:p>149</text:p>
          </table:table-cell>
          <table:table-cell table:style-name="ce111" office:value-type="float" office:value="4" calcext:value-type="float">
            <text:p>4</text:p>
          </table:table-cell>
          <table:table-cell table:style-name="ce111"/>
          <table:table-cell table:style-name="ce111" office:value-type="float" office:value="49" calcext:value-type="float">
            <text:p>49</text:p>
          </table:table-cell>
          <table:table-cell table:style-name="ce111" office:value-type="float" office:value="32" calcext:value-type="float">
            <text:p>32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27" calcext:value-type="float">
            <text:p>27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8" calcext:value-type="float">
            <text:p>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3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90" calcext:value-type="float">
            <text:p>90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31" calcext:value-type="float">
            <text:p>31</text:p>
          </table:table-cell>
          <table:table-cell table:style-name="ce111" office:value-type="float" office:value="23" calcext:value-type="float">
            <text:p>2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4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35" calcext:value-type="float">
            <text:p>35</text:p>
          </table:table-cell>
          <table:table-cell table:style-name="ce111" office:value-type="float" office:value="3" calcext:value-type="float">
            <text:p>3</text:p>
          </table:table-cell>
          <table:table-cell table:style-name="ce111"/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8" calcext:value-type="float">
            <text:p>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5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52" calcext:value-type="float">
            <text:p>5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25" calcext:value-type="float">
            <text:p>2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7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117" calcext:value-type="float">
            <text:p>117</text:p>
          </table:table-cell>
          <table:table-cell table:style-name="ce111" office:value-type="float" office:value="7" calcext:value-type="float">
            <text:p>7</text:p>
          </table:table-cell>
          <table:table-cell table:style-name="ce111"/>
          <table:table-cell table:number-columns-repeated="2" table:style-name="ce111" office:value-type="float" office:value="29" calcext:value-type="float">
            <text:p>29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11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а к.1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52" calcext:value-type="float">
            <text:p>52</text:p>
          </table:table-cell>
          <table:table-cell table:style-name="ce111" office:value-type="float" office:value="8" calcext:value-type="float">
            <text:p>8</text:p>
          </table:table-cell>
          <table:table-cell table:style-name="ce111"/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17" calcext:value-type="float">
            <text:p>17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1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90" calcext:value-type="float">
            <text:p>90</text:p>
          </table:table-cell>
          <table:table-cell table:style-name="ce111" office:value-type="float" office:value="5" calcext:value-type="float">
            <text:p>5</text:p>
          </table:table-cell>
          <table:table-cell table:style-name="ce111"/>
          <table:table-cell table:style-name="ce111" office:value-type="float" office:value="28" calcext:value-type="float">
            <text:p>28</text:p>
          </table:table-cell>
          <table:table-cell table:style-name="ce111" office:value-type="float" office:value="11" calcext:value-type="float">
            <text:p>1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3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99" calcext:value-type="float">
            <text:p>99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8" calcext:value-type="float">
            <text:p>1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4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50" calcext:value-type="float">
            <text:p>50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1" office:value-type="float" office:value="14" calcext:value-type="float">
            <text:p>14</text:p>
          </table:table-cell>
          <table:table-cell table:style-name="ce111" office:value-type="float" office:value="5" calcext:value-type="float">
            <text:p>5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5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49" calcext:value-type="float">
            <text:p>49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8" calcext:value-type="float">
            <text:p>8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6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55" calcext:value-type="float">
            <text:p>5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111" office:value-type="float" office:value="22" calcext:value-type="float">
            <text:p>22</text:p>
          </table:table-cell>
          <table:table-cell table:style-name="ce111" office:value-type="float" office:value="11" calcext:value-type="float">
            <text:p>1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7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9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19" calcext:value-type="float">
            <text:p>19</text:p>
          </table:table-cell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10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32" calcext:value-type="float">
            <text:p>32</text:p>
          </table:table-cell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Чернышевского 2б к.12</text:p>
          </table:table-cell>
          <table:table-cell table:style-name="ce86"/>
          <table:table-cell table:number-columns-repeated="4" table:style-name="ce111" office:value-type="string" calcext:value-type="string">
            <text:p>V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 office:value-type="float" office:value="50" calcext:value-type="float">
            <text:p>50</text:p>
          </table:table-cell>
          <table:table-cell table:style-name="ce111" office:value-type="float" office:value="0" calcext:value-type="float">
            <text:p>0</text:p>
          </table:table-cell>
          <table:table-cell table:style-name="ce111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Ш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шкова 84</text:p>
          </table:table-cell>
          <table:table-cell table:style-name="ce86"/>
          <table:table-cell/>
          <table:table-cell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4" calcext:value-type="float">
            <text:p>4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аимский пр 10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аимский пр 14 только 3,4,5 подъезды 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16" calcext:value-type="float">
            <text:p>1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ллера 34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style-name="ce111" office:value-type="float" office:value="6" calcext:value-type="float">
            <text:p>6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ллера 34 к1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number-columns-repeated="4" table:style-name="ce111" office:value-type="float" office:value="0" calcext:value-type="float">
            <text:p>0</text:p>
          </table:table-cell>
          <table:table-cell table:style-name="ce111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ллера 3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3"/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центр</text:p>
          </table:table-cell>
          <table:table-cell table:style-name="ce86"/>
          <table:table-cell table:number-columns-repeated="2"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/>
          <table:table-cell table:number-columns-repeated="1009"/>
        </table:table-row>
        <table:table-row table:style-name="ro86">
          <table:table-cell table:style-name="ce81" office:value-type="string" calcext:value-type="string">
            <text:p>ЖК МАЛАХОВО</text:p>
          </table:table-cell>
          <table:table-cell table:style-name="ce107" office:value-type="string" calcext:value-type="string" table:number-columns-spanned="6" table:number-rows-spanned="1">
            <text:p>НЕТ ТЕХНИЧЕСКОЙ ВОЗМОЖНОСТИ</text:p>
          </table:table-cell>
          <table:covered-table-cell table:number-columns-repeated="5"/>
          <table:table-cell table:style-name="ce86" table:number-columns-repeated="3"/>
          <table:table-cell table:style-name="ce111" table:number-columns-repeated="5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ротная 99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5"/>
          <table:table-cell table:number-columns-repeated="1009"/>
        </table:table-row>
        <table:table-row table:style-name="ro83">
          <table:table-cell table:style-name="ce64"/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6" office:value-type="string" calcext:value-type="string">
            <text:p>IP (ТП по ИНТ БЛ2048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Широтная 15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Широтная 187/2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ротная 187/3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Широтная 19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5">
          <table:table-cell table:style-name="ce64" office:value-type="string" calcext:value-type="string">
            <text:p>Широтная 193/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ротная 189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81">
          <table:table-cell table:style-name="ce82" office:value-type="string" calcext:value-type="string">
            <text:p>Широтная 189 корпус 1 <text:s text:c="19"/>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87">
          <table:table-cell table:style-name="ce83" office:value-type="string" calcext:value-type="string">
            <text:p>Широтная 193 (5-8, 13-16.21-24,29-32,37-40,45-48,53-56,61-64,69-72,77-80,85-88,93-96,101-104,109-112,117-120,125-128,133-136,141-144,149-153)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ротная 209 (Снегири)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ротная 217 к1 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Щ</text:p>
          </table:table-cell>
          <table:table-cell table:style-name="ce86"/>
          <table:table-cell table:style-name="ce111" table:number-columns-repeated="4"/>
          <table:table-cell table:style-name="ce116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106</text:p>
          </table:table-cell>
          <table:table-cell/>
          <table:table-cell table:number-columns-repeated="2" table:style-name="ce111" office:value-type="string" calcext:value-type="string">
            <text:p>V</text:p>
          </table:table-cell>
          <table:table-cell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81" calcext:value-type="float">
            <text:p>8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1010"/>
        </table:table-row>
        <table:table-row table:style-name="AROW-1">
          <table:table-cell table:style-name="ce64" office:value-type="string" calcext:value-type="string">
            <text:p>Щербакова 110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74" calcext:value-type="float">
            <text:p>74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11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256" calcext:value-type="float">
            <text:p>256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120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4" calcext:value-type="float">
            <text:p>4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12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style-name="ce111" office:value-type="float" office:value="5" calcext:value-type="float">
            <text:p>5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124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number-columns-repeated="4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150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зарека</text:p>
          </table:table-cell>
          <table:table-cell table:style-name="ce86"/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86а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108" calcext:value-type="float">
            <text:p>108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88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254" calcext:value-type="float">
            <text:p>254</text:p>
          </table:table-cell>
          <table:table-cell table:style-name="ce111" office:value-type="float" office:value="15" calcext:value-type="float">
            <text:p>15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ro88">
          <table:table-cell table:style-name="ce64" office:value-type="string" calcext:value-type="string">
            <text:p>Щербакова 90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6" office:value-type="string" calcext:value-type="string">
            <text:p>IP и заказ наряды отдаем Напольских С.А.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104" calcext:value-type="float">
            <text:p>10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21" calcext:value-type="float">
            <text:p>21</text:p>
          </table:table-cell>
          <table:table-cell table:style-name="ce111" office:value-type="float" office:value="19" calcext:value-type="float">
            <text:p>19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Щербакова 96 а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Связь-компани</text:p>
          </table:table-cell>
          <table:table-cell table:style-name="ce86" office:value-type="string" calcext:value-type="string">
            <text:p>ADSL+т.э</text:p>
          </table:table-cell>
          <table:table-cell table:style-name="ce86" office:value-type="string" calcext:value-type="string">
            <text:p>зарека</text:p>
          </table:table-cell>
          <table:table-cell table:style-name="ce86" office:value-type="float" office:value="81" calcext:value-type="float">
            <text:p>81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Широтная 19а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Э</text:p>
          </table:table-cell>
          <table:table-cell table:style-name="ce86"/>
          <table:table-cell table:style-name="ce111" table:number-columns-repeated="5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остроителей 18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1"/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остроителей 2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6" table:number-columns-repeated="2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пермякова</text:p>
          </table:table-cell>
          <table:table-cell table:style-name="ce8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остроителей 23/5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остроителей 27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остроителей 29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остроителей 29 к1 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остроителей 31</text:p>
          </table:table-cell>
          <table:table-cell table:style-name="ce86"/>
          <table:table-cell table:number-columns-repeated="3" table:style-name="ce111" office:value-type="string" calcext:value-type="string">
            <text:p>V</text:p>
          </table:table-cell>
          <table:table-cell table:style-name="ce116"/>
          <table:table-cell table:style-name="ce116" office:value-type="string" calcext:value-type="string">
            <text:p>IP</text:p>
          </table:table-cell>
          <table:table-cell table:style-name="ce124" office:value-type="string" calcext:value-type="string">
            <text:p>IP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Энергетиков 16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20" office:value-type="string" calcext:value-type="string">
            <text:p>V</text:p>
          </table:table-cell>
          <table:table-cell table:style-name="ce120"/>
          <table:table-cell table:style-name="ce120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ro64">
          <table:table-cell table:style-name="ce70" office:value-type="string" calcext:value-type="string">
            <text:p>Я</text:p>
          </table:table-cell>
          <table:table-cell table:style-name="ce86"/>
          <table:table-cell table:style-name="ce111" table:number-columns-repeated="2"/>
          <table:table-cell table:style-name="ce120" table:number-columns-repeated="3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Ямская 73 к.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11" table:number-columns-repeated="2"/>
          <table:table-cell table:style-name="ce111" office:value-type="string" calcext:value-type="string">
            <text:p>zte</text:p>
          </table:table-cell>
          <table:table-cell table:style-name="ce86" office:value-type="string" calcext:value-type="string">
            <text:p>ADSL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4" calcext:value-type="float">
            <text:p>4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Ямская 65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20" office:value-type="string" calcext:value-type="string">
            <text:p>V</text:p>
          </table:table-cell>
          <table:table-cell table:style-name="ce120"/>
          <table:table-cell table:style-name="ce120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5" calcext:value-type="float">
            <text:p>5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Ямская 92</text:p>
          </table:table-cell>
          <table:table-cell table:style-name="ce86"/>
          <table:table-cell table:number-columns-repeated="2" table:style-name="ce111" office:value-type="string" calcext:value-type="string">
            <text:p>V</text:p>
          </table:table-cell>
          <table:table-cell table:style-name="ce120" office:value-type="string" calcext:value-type="string">
            <text:p>V</text:p>
          </table:table-cell>
          <table:table-cell table:style-name="ce120"/>
          <table:table-cell table:style-name="ce120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office:value-type="string" calcext:value-type="string">
            <text:p>оборона</text:p>
          </table:table-cell>
          <table:table-cell table:style-name="ce86"/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/>
          <table:table-cell table:style-name="ce86"/>
          <table:table-cell table:style-name="ce111" table:number-columns-repeated="2"/>
          <table:table-cell table:style-name="ce120" table:number-columns-repeated="3"/>
          <table:table-cell table:style-name="ce86" table:number-columns-repeated="3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оз. Андреевское , ул. Ратная 1</text:p>
          </table:table-cell>
          <table:table-cell table:style-name="ce109" office:value-type="string" calcext:value-type="string" table:number-columns-spanned="2" table:number-rows-spanned="1">
            <text:p>подключение 1000р</text:p>
          </table:table-cell>
          <table:covered-table-cell/>
          <table:table-cell table:style-name="ce111" office:value-type="string" calcext:value-type="string">
            <text:p>V</text:p>
          </table:table-cell>
          <table:table-cell table:style-name="ce86" table:number-columns-repeated="3"/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office:value-type="float" office:value="11" calcext:value-type="float">
            <text:p>11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3" calcext:value-type="float">
            <text:p>3</text:p>
          </table:table-cell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2-км Старого Тобольского тракта 4к3</text:p>
          </table:table-cell>
          <table:table-cell table:style-name="ce109" office:value-type="string" calcext:value-type="string">
            <text:p>Подключение 500 р</text:p>
          </table:table-cell>
          <table:table-cell table:style-name="ce86" office:value-type="string" calcext:value-type="string">
            <text:p>V</text:p>
          </table:table-cell>
          <table:table-cell table:style-name="ce111" office:value-type="string" calcext:value-type="string">
            <text:p>V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>
          <table:table-cell table:style-name="ce64" office:value-type="string" calcext:value-type="string">
            <text:p>2-км Старого Тобольского тракта 4к1</text:p>
          </table:table-cell>
          <table:table-cell table:style-name="ce109" office:value-type="string" calcext:value-type="string">
            <text:p>подключение 500 р</text:p>
          </table:table-cell>
          <table:table-cell table:style-name="ce86" office:value-type="string" calcext:value-type="string">
            <text:p>V</text:p>
          </table:table-cell>
          <table:table-cell table:style-name="ce111" office:value-type="string" calcext:value-type="string">
            <text:p>V</text:p>
          </table:table-cell>
          <table:table-cell table:number-columns-repeated="2" table:style-name="ce111" office:value-type="string" calcext:value-type="string">
            <text:p>-</text:p>
          </table:table-cell>
          <table:table-cell table:style-name="ce111" office:value-type="string" calcext:value-type="string">
            <text:p>IP</text:p>
          </table:table-cell>
          <table:table-cell table:style-name="ce86" office:value-type="string" calcext:value-type="string">
            <text:p>Ethernet</text:p>
          </table:table-cell>
          <table:table-cell table:style-name="ce86" table:number-columns-repeated="2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 table:number-rows-repeated="8">
          <table:table-cell table:style-name="ce64"/>
          <table:table-cell table:style-name="ce109"/>
          <table:table-cell table:style-name="ce86"/>
          <table:table-cell table:style-name="ce111"/>
          <table:table-cell table:style-name="ce86" table:number-columns-repeated="6"/>
          <table:table-cell table:style-name="ce111" table:number-columns-repeated="4"/>
          <table:table-cell table:style-name="ce86"/>
          <table:table-cell table:number-columns-repeated="1009"/>
        </table:table-row>
        <table:table-row table:style-name="AROW-1" table:number-rows-repeated="11">
          <table:table-cell table:number-columns-repeated="2"/>
          <table:table-cell table:style-name="ce117" table:number-columns-repeated="2"/>
          <table:table-cell table:number-columns-repeated="6"/>
          <table:table-cell table:style-name="ce117" table:number-columns-repeated="4"/>
          <table:table-cell table:number-columns-repeated="1010"/>
        </table:table-row>
        <table:table-row table:style-name="AROW-1">
          <table:table-cell table:style-name="ce85"/>
          <table:table-cell table:style-name="ce110"/>
          <table:table-cell table:style-name="ce117" table:number-columns-repeated="2"/>
          <table:table-cell table:number-columns-repeated="6"/>
          <table:table-cell table:style-name="ce117" table:number-columns-repeated="4"/>
          <table:table-cell table:number-columns-repeated="1010"/>
        </table:table-row>
        <table:table-row table:style-name="AROW-1" table:number-rows-repeated="13">
          <table:table-cell table:style-name="ce85"/>
          <table:table-cell table:style-name="ce110"/>
          <table:table-cell table:number-columns-repeated="8"/>
          <table:table-cell table:style-name="ce117" table:number-columns-repeated="4"/>
          <table:table-cell table:number-columns-repeated="1010"/>
        </table:table-row>
        <table:table-row table:style-name="AROW-1">
          <table:table-cell table:style-name="ce83"/>
          <table:table-cell table:number-columns-repeated="9"/>
          <table:table-cell table:style-name="ce117" table:number-columns-repeated="4"/>
          <table:table-cell table:number-columns-repeated="1010"/>
        </table:table-row>
        <table:table-row table:style-name="AROW-1" table:number-rows-repeated="1048145">
          <table:table-cell table:number-columns-repeated="1024"/>
        </table:table-row>
        <table:table-row table:style-name="AROW-1">
          <table:table-cell table:number-columns-repeated="1024"/>
        </table:table-row>
      </table:table>
      <table:table table:name="Скорпион" table:style-name="ta-0x84664c8" table:print="false">
        <office:forms form:automatic-focus="false" form:apply-design-mode="false">
          <form:form/>
        </office:forms>
        <table:table-column table:default-cell-style-name="ACE-0x84616c8" table:style-name="ACOL-17"/>
        <table:table-column table:default-cell-style-name="ACE-0x84616c8" table:style-name="ACOL-3" table:number-columns-repeated="3"/>
        <table:table-column table:default-cell-style-name="ACE-0x84616c8" table:style-name="ACOL-0" table:number-columns-repeated="252"/>
        <table:table-row table:style-name="AROW-1">
          <table:table-cell table:style-name="ACE-0x8461c08" office:value-type="string" office:string-value="68-34-24, 8-922-265-27-02 Евгений">
            <text:p>68-34-24, 8-922-265-27-02 Евгений</text:p>
          </table:table-cell>
          <table:table-cell table:number-columns-repeated="2" table:style-name="ACE-0x8461b48"/>
          <table:table-cell table:number-columns-repeated="253" table:style-name="ACE-0x84616c8"/>
        </table:table-row>
        <table:table-row table:style-name="AROW-1">
          <table:table-cell table:style-name="ACE-0x8461c08"/>
          <table:table-cell table:number-columns-repeated="2" table:style-name="ACE-0x8461b48"/>
          <table:table-cell table:number-columns-repeated="253" table:style-name="ACE-0x84616c8"/>
        </table:table-row>
        <table:table-row table:style-name="AROW-1">
          <table:table-cell table:style-name="ACE-0x8461608" office:value-type="string" office:string-value="Адрес ">
            <text:p>Адрес </text:p>
          </table:table-cell>
          <table:table-cell table:style-name="ACE-0x8461608" office:value-type="string" office:string-value="Тел">
            <text:p>Тел</text:p>
          </table:table-cell>
          <table:table-cell table:style-name="ACE-0x8461608" office:value-type="string" office:string-value="ИНТ">
            <text:p>ИНТ</text:p>
          </table:table-cell>
          <table:table-cell table:style-name="ACE-0x84616c8" office:value-type="string" office:string-value="примечание ">
            <text:p>примечание </text:p>
          </table:table-cell>
          <table:table-cell table:number-columns-repeated="252" table:style-name="ACE-0x84616c8"/>
        </table:table-row>
        <table:table-row table:style-name="AROW-1">
          <table:table-cell table:style-name="ACE-0x8461c08" office:value-type="string" office:string-value="Андрея Тополева 10а">
            <text:p>Андрея Тополева 10а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"/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Олега антонова 2">
            <text:p>Олега антонова 2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14">
            <text:p>Моторостроителей 14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5">
            <text:p>Моторостроителей 5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19">
            <text:p>Моторостроителей 19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8">
            <text:p>Моторостроителей 8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7">
            <text:p>Моторостроителей 7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9">
            <text:p>Моторостроителей 9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14 к2">
            <text:p>Моторостроителей 14 к2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14 к1">
            <text:p>Моторостроителей 14 к1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12">
            <text:p>Моторостроителей 12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2а">
            <text:p>Моторостроителей 2а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10">
            <text:p>Моторостроителей 10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торостроителей 17">
            <text:p>Моторостроителей 17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нтажников 17 к1">
            <text:p>Монтажников 17 к1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нтажников 13а">
            <text:p>Монтажников 13а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нтажников 12">
            <text:p>Монтажников 12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нтажников 19">
            <text:p>Монтажников 19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нтажников 13 к1">
            <text:p>Монтажников 13 к1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нтажников 17 к1">
            <text:p>Монтажников 17 к1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Монтажников 19 к1">
            <text:p>Монтажников 19 к1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Самолетная 22">
            <text:p>Самолетная 22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Широтная 157">
            <text:p>Широтная 157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Широтная 129">
            <text:p>Широтная 129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Широтная 129 к1">
            <text:p>Широтная 129 к1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1">
          <table:table-cell table:style-name="ACE-0x8461c08" office:value-type="string" office:string-value="Широтная 129 к2">
            <text:p>Широтная 129 к2</text:p>
          </table:table-cell>
          <table:table-cell table:style-name="ACE-0x8461b48" office:value-type="string" office:string-value="V">
            <text:p>V</text:p>
          </table:table-cell>
          <table:table-cell table:style-name="ACE-0x8461b48" office:value-type="string" office:string-value="V">
            <text:p>V</text:p>
          </table:table-cell>
          <table:table-cell table:number-columns-repeated="253" table:style-name="ACE-0x84616c8"/>
        </table:table-row>
        <table:table-row table:style-name="AROW-0">
          <table:table-cell table:number-columns-repeated="8" table:style-name="ACE-0x84616c8"/>
          <table:table-cell table:number-columns-repeated="56" table:style-name="ACE-0x84616c8"/>
          <table:table-cell table:number-columns-repeated="192" table:style-name="ACE-0x84616c8"/>
        </table:table-row>
        <table:table-row table:style-name="AROW-0">
          <table:table-cell table:number-columns-repeated="8" table:style-name="ACE-0x84616c8"/>
          <table:table-cell table:number-columns-repeated="56" table:style-name="ACE-0x84616c8"/>
          <table:table-cell table:number-columns-repeated="192" table:style-name="ACE-0x84616c8"/>
        </table:table-row>
        <table:table-row table:style-name="AROW-0">
          <table:table-cell table:number-columns-repeated="8" table:style-name="ACE-0x84616c8"/>
          <table:table-cell table:number-columns-repeated="56" table:style-name="ACE-0x84616c8"/>
          <table:table-cell table:number-columns-repeated="192" table:style-name="ACE-0x84616c8"/>
        </table:table-row>
        <table:table-row table:style-name="AROW-0" table:number-rows-repeated="223">
          <table:table-cell table:number-columns-repeated="8" table:style-name="ACE-0x84616c8"/>
          <table:table-cell table:number-columns-repeated="56" table:style-name="ACE-0x84616c8"/>
          <table:table-cell table:number-columns-repeated="192" table:style-name="ACE-0x84616c8"/>
        </table:table-row>
        <table:table-row table:style-name="AROW-0">
          <table:table-cell table:number-columns-repeated="64" table:style-name="ACE-0x84616c8"/>
          <table:table-cell table:number-columns-repeated="192" table:style-name="ACE-0x84616c8"/>
        </table:table-row>
        <table:table-row table:style-name="AROW-0" table:number-rows-repeated="3839">
          <table:table-cell table:number-columns-repeated="64" table:style-name="ACE-0x84616c8"/>
          <table:table-cell table:number-columns-repeated="192" table:style-name="ACE-0x84616c8"/>
        </table:table-row>
        <table:table-row table:style-name="AROW-0">
          <table:table-cell table:number-columns-repeated="256" table:style-name="ACE-0x84616c8"/>
        </table:table-row>
        <table:table-row table:style-name="AROW-0" table:number-rows-repeated="61439">
          <table:table-cell table:number-columns-repeated="256" table:style-name="ACE-0x84616c8"/>
        </table:table-row>
        <table:named-expressions>
          <table:named-expression table:name="Print_Area" table:expression="of:=#REF!" table:base-cell-address="$'Скорпион'.$A$1"/>
          <table:named-expression table:name="Sheet_Title" table:expression="of:=&quot;Скорпион&quot;" table:base-cell-address="$'Скорпион'.$A$1"/>
        </table:named-expressions>
      </table:table>
      <table:table table:name="Дягилев" table:style-name="ta-0x8466620" table:print="false">
        <office:forms form:automatic-focus="false" form:apply-design-mode="false">
          <form:form/>
        </office:forms>
        <table:table-column table:default-cell-style-name="ACE-0x8461848" table:style-name="ACOL-18"/>
        <table:table-column table:default-cell-style-name="ACE-0x8461848" table:style-name="ACOL-3" table:number-columns-repeated="3"/>
        <table:table-column table:default-cell-style-name="ACE-0x8461848" table:style-name="ACOL-19"/>
        <table:table-column table:default-cell-style-name="ACE-0x8461848" table:style-name="ACOL-0" table:number-columns-repeated="251"/>
        <table:table-row table:style-name="AROW-52">
          <table:table-cell table:style-name="ACE-0x8462c88" office:value-type="string" office:string-value="ИСТС — 390-111">
            <text:p>ИСТС — 390-111</text:p>
          </table:table-cell>
          <table:table-cell table:number-columns-spanned="4"/>
          <table:covered-table-cell table:number-columns-repeated="3"/>
          <table:table-cell table:number-columns-repeated="251" table:style-name="ACE-0x8461848"/>
        </table:table-row>
        <table:table-row table:style-name="AROW-1">
          <table:table-cell table:style-name="ACE-0x8461e48"/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fc8" office:value-type="string" office:string-value="Адрес ">
            <text:p>Адрес </text:p>
          </table:table-cell>
          <table:table-cell table:style-name="ACE-0x8461fc8" office:value-type="string" office:string-value="Тел">
            <text:p>Тел</text:p>
          </table:table-cell>
          <table:table-cell table:style-name="ACE-0x8461fc8" office:value-type="string" office:string-value="ИНТ">
            <text:p>ИНТ</text:p>
          </table:table-cell>
          <table:table-cell table:style-name="ACE-0x8461fc8" office:value-type="string" office:string-value="КТВ">
            <text:p>КТВ</text:p>
          </table:table-cell>
          <table:table-cell table:style-name="ACE-0x8462bc8" office:value-type="string" office:string-value="примечание">
            <text:p>примечание</text:p>
          </table:table-cell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Василия Гальцова 8">
            <text:p>Василия Гальцова 8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Василия Гольцова 15">
            <text:p>Василия Гольцова 15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Герцена 60 к 2">
            <text:p>Герцена 60 к 2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Герцена 64">
            <text:p>Герцена 64</text:p>
          </table:table-cell>
          <table:table-cell table:number-columns-repeated="3" table:style-name="ACE-0x8461fc8"/>
          <table:table-cell table:style-name="ACE-0x8462bc8" office:value-type="string" office:string-value="ИСТС">
            <text:p>ИСТС</text:p>
          </table:table-cell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Герцена 64 к 1">
            <text:p>Герцена 64 к 1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Евгения Багдоновича 10">
            <text:p>Евгения Багдоновича 10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Евгения Багдоновича 6">
            <text:p>Евгения Багдоновича 6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Евгения Багдоновича 8">
            <text:p>Евгения Багдоновича 8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Евгения Багдоновича 8/1">
            <text:p>Евгения Багдоновича 8/1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Малыгина 84/1">
            <text:p>Малыгина 84/1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Пермякова 73/1">
            <text:p>Пермякова 73/1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Пермякова 73/2">
            <text:p>Пермякова 73/2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Пермякова 77">
            <text:p>Пермякова 77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Прокопия Артамонова 5">
            <text:p>Прокопия Артамонова 5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Прокопия Артамонова 7">
            <text:p>Прокопия Артамонова 7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Прокопия Артамонова 9">
            <text:p>Прокопия Артамонова 9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 office:value-type="string" office:string-value="Ялуторовская 14">
            <text:p>Ялуторовская 14</text:p>
          </table:table-cell>
          <table:table-cell table:number-columns-repeated="3" table:style-name="ACE-0x8461fc8"/>
          <table:table-cell table:style-name="ACE-0x8462bc8"/>
          <table:table-cell table:number-columns-repeated="251" table:style-name="ACE-0x8461848"/>
        </table:table-row>
        <table:table-row table:style-name="AROW-1">
          <table:table-cell table:style-name="ACE-0x8461e48"/>
          <table:table-cell table:number-columns-repeated="3" table:style-name="ACE-0x8461fc8"/>
          <table:table-cell table:style-name="ACE-0x8462bc8"/>
          <table:table-cell table:number-columns-repeated="3" table:style-name="ACE-0x8461848"/>
          <table:table-cell table:number-columns-repeated="56" table:style-name="ACE-0x8461848"/>
          <table:table-cell table:number-columns-repeated="192" table:style-name="ACE-0x8461848"/>
        </table:table-row>
        <table:table-row table:style-name="AROW-1" table:number-rows-repeated="3">
          <table:table-cell table:style-name="ACE-0x8461e48"/>
          <table:table-cell table:number-columns-repeated="3" table:style-name="ACE-0x8461fc8"/>
          <table:table-cell table:style-name="ACE-0x8462bc8"/>
          <table:table-cell table:number-columns-repeated="3" table:style-name="ACE-0x8461848"/>
          <table:table-cell table:number-columns-repeated="56" table:style-name="ACE-0x8461848"/>
          <table:table-cell table:number-columns-repeated="192" table:style-name="ACE-0x8461848"/>
        </table:table-row>
        <table:table-row table:style-name="AROW-0">
          <table:table-cell table:number-columns-repeated="5" table:style-name="ACE-0x8461848"/>
          <table:table-cell table:number-columns-repeated="3" table:style-name="ACE-0x8461848"/>
          <table:table-cell table:number-columns-repeated="56" table:style-name="ACE-0x8461848"/>
          <table:table-cell table:number-columns-repeated="192" table:style-name="ACE-0x8461848"/>
        </table:table-row>
        <table:table-row table:style-name="AROW-0" table:number-rows-repeated="7">
          <table:table-cell table:number-columns-repeated="5" table:style-name="ACE-0x8461848"/>
          <table:table-cell table:number-columns-repeated="3" table:style-name="ACE-0x8461848"/>
          <table:table-cell table:number-columns-repeated="56" table:style-name="ACE-0x8461848"/>
          <table:table-cell table:number-columns-repeated="192" table:style-name="ACE-0x8461848"/>
        </table:table-row>
        <table:table-row table:style-name="AROW-0">
          <table:table-cell table:number-columns-repeated="8" table:style-name="ACE-0x8461848"/>
          <table:table-cell table:number-columns-repeated="56" table:style-name="ACE-0x8461848"/>
          <table:table-cell table:number-columns-repeated="192" table:style-name="ACE-0x8461848"/>
        </table:table-row>
        <table:table-row table:style-name="AROW-0" table:number-rows-repeated="223">
          <table:table-cell table:number-columns-repeated="8" table:style-name="ACE-0x8461848"/>
          <table:table-cell table:number-columns-repeated="56" table:style-name="ACE-0x8461848"/>
          <table:table-cell table:number-columns-repeated="192" table:style-name="ACE-0x8461848"/>
        </table:table-row>
        <table:table-row table:style-name="AROW-0">
          <table:table-cell table:number-columns-repeated="64" table:style-name="ACE-0x8461848"/>
          <table:table-cell table:number-columns-repeated="192" table:style-name="ACE-0x8461848"/>
        </table:table-row>
        <table:table-row table:style-name="AROW-0" table:number-rows-repeated="3839">
          <table:table-cell table:number-columns-repeated="64" table:style-name="ACE-0x8461848"/>
          <table:table-cell table:number-columns-repeated="192" table:style-name="ACE-0x8461848"/>
        </table:table-row>
        <table:table-row table:style-name="AROW-0">
          <table:table-cell table:number-columns-repeated="256" table:style-name="ACE-0x8461848"/>
        </table:table-row>
        <table:table-row table:style-name="AROW-0" table:number-rows-repeated="61439">
          <table:table-cell table:number-columns-repeated="256" table:style-name="ACE-0x8461848"/>
        </table:table-row>
        <table:named-expressions>
          <table:named-expression table:name="Print_Area" table:expression="of:=#REF!" table:base-cell-address="$'Дягилев'.$A$1"/>
          <table:named-expression table:name="Sheet_Title" table:expression="of:=&quot;Дягилев&quot;" table:base-cell-address="$'Дягилев'.$A$1"/>
        </table:named-expressions>
      </table:table>
      <table:table table:name="эфирное тв " table:style-name="ta-0x8466778" table:print="false">
        <office:forms form:automatic-focus="false" form:apply-design-mode="false">
          <form:form/>
        </office:forms>
        <table:table-column table:default-cell-style-name="ACE-0x8463888" table:style-name="ACOL-3" table:number-columns-repeated="6"/>
        <table:table-column table:default-cell-style-name="ACE-0x8463888" table:style-name="ACOL-0" table:number-columns-repeated="250"/>
        <table:table-row table:style-name="AROW-53">
          <table:table-cell table:style-name="ACE-0x8461f08" office:value-type="string" office:string-value="Адреса предоставления услуги Эфирное телевидение ">
            <text:p>Адреса предоставления услуги Эфирное телевидение </text:p>
          </table:table-cell>
          <table:table-cell table:style-name="ACE-0x8461f08" office:value-type="string" office:string-value="Кол-во каналов в сети">
            <text:p>Кол-во каналов в сети</text:p>
          </table:table-cell>
          <table:table-cell table:style-name="ACE-0x8461f08" office:value-type="string" office:string-value="способ подачи магистрали">
            <text:p>способ подачи магистрали</text:p>
          </table:table-cell>
          <table:table-cell table:style-name="ACE-0x8461f08" office:value-type="string" office:string-value="Стоимость подключения, рублей; 1 приемник/ 2,3 приемника">
            <text:p>Стоимость подключения, рублей; 1 приемник/ 2,3 приемника</text:p>
          </table:table-cell>
          <table:table-cell table:style-name="ACE-0x8461f08" office:value-type="string" office:string-value="Абонентская плата, рублей; ">
            <text:p>Абонентская плата, рублей; </text:p>
          </table:table-cell>
          <table:table-cell table:style-name="ACE-0x8462e08"/>
          <table:table-cell table:number-columns-repeated="250" table:style-name="ACE-0x8463888"/>
        </table:table-row>
        <table:table-row table:style-name="AROW-1">
          <table:table-cell table:style-name="ACE-0x8461d88" office:value-type="string" office:string-value="50 лет Октября 34">
            <text:p>50 лет Октября 34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50">
            <text:p>50</text:p>
          </table:table-cell>
          <table:table-cell table:number-columns-repeated="251" table:style-name="ACE-0x8463888"/>
        </table:table-row>
        <table:table-row table:style-name="AROW-1">
          <table:table-cell table:style-name="ACE-0x8461d88" office:value-type="string" office:string-value="50 Лет Октября 36">
            <text:p>50 Лет Октября 36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50">
            <text:p>50</text:p>
          </table:table-cell>
          <table:table-cell table:number-columns-repeated="251" table:style-name="ACE-0x8463888"/>
        </table:table-row>
        <table:table-row table:style-name="AROW-1">
          <table:table-cell table:style-name="ACE-0x8461d88" office:value-type="string" office:string-value="Баумана 31 корпус 2">
            <text:p>Баумана 31 корпус 2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0">
            <office:annotation>
              <text:p>Договор разовых работ</text:p>
            </office:annotation>
            <text:p>0</text:p>
          </table:table-cell>
          <table:table-cell table:number-columns-repeated="251" table:style-name="ACE-0x8463888"/>
        </table:table-row>
        <table:table-row table:style-name="AROW-1">
          <table:table-cell table:style-name="ACE-0x8461d88" office:value-type="string" office:string-value="Домостроителей 16а">
            <text:p>Домостроителей 16а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50">
            <text:p>50</text:p>
          </table:table-cell>
          <table:table-cell table:number-columns-repeated="251" table:style-name="ACE-0x8463888"/>
        </table:table-row>
        <table:table-row table:style-name="AROW-1">
          <table:table-cell table:style-name="ACE-0x8461d88" office:value-type="string" office:string-value="Казачьи Луга 9">
            <text:p>Казачьи Луга 9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50">
            <text:p>50</text:p>
          </table:table-cell>
          <table:table-cell table:number-columns-repeated="251" table:style-name="ACE-0x8463888"/>
        </table:table-row>
        <table:table-row table:style-name="AROW-1">
          <table:table-cell table:style-name="ACE-0x8461d88" office:value-type="string" office:string-value="Казачьи Луга 11">
            <text:p>Казачьи Луга 11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50">
            <text:p>50</text:p>
          </table:table-cell>
          <table:table-cell table:number-columns-repeated="251" table:style-name="ACE-0x8463888"/>
        </table:table-row>
        <table:table-row table:style-name="AROW-1">
          <table:table-cell table:style-name="ACE-0x8461d88" office:value-type="string" office:string-value="Энергостроителей 22">
            <text:p>Энергостроителей 22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50">
            <text:p>50</text:p>
          </table:table-cell>
          <table:table-cell table:number-columns-repeated="251" table:style-name="ACE-0x8463888"/>
        </table:table-row>
        <table:table-row table:style-name="AROW-1">
          <table:table-cell table:style-name="ACE-0x8461d88" office:value-type="string" office:string-value="Грибоедова 6 к 1">
            <text:p>Грибоедова 6 к 1</text:p>
          </table:table-cell>
          <table:table-cell table:number-columns-repeated="2" table:style-name="ACE-0x8461d88"/>
          <table:table-cell table:style-name="ACE-0x8461d88" office:value-type="string" office:string-value="400/550">
            <text:p>400/550</text:p>
          </table:table-cell>
          <table:table-cell table:style-name="ACE-0x8461d88" office:value-type="float" office:value="50">
            <text:p>50</text:p>
          </table:table-cell>
          <table:table-cell table:style-name="ACE-0x8463888" office:value-type="string" office:string-value="без договора ">
            <text:p>без договора </text:p>
          </table:table-cell>
          <table:table-cell table:number-columns-repeated="250" table:style-name="ACE-0x8463888"/>
        </table:table-row>
        <table:table-row table:style-name="AROW-0">
          <table:table-cell table:number-columns-repeated="8" table:style-name="ACE-0x8463888"/>
          <table:table-cell table:number-columns-repeated="56" table:style-name="ACE-0x8463888"/>
          <table:table-cell table:number-columns-repeated="192" table:style-name="ACE-0x8463888"/>
        </table:table-row>
        <table:table-row table:style-name="AROW-0" table:number-rows-repeated="6">
          <table:table-cell table:number-columns-repeated="8" table:style-name="ACE-0x8463888"/>
          <table:table-cell table:number-columns-repeated="56" table:style-name="ACE-0x8463888"/>
          <table:table-cell table:number-columns-repeated="192" table:style-name="ACE-0x8463888"/>
        </table:table-row>
        <table:table-row table:style-name="AROW-0">
          <table:table-cell table:number-columns-repeated="8" table:style-name="ACE-0x8463888"/>
          <table:table-cell table:number-columns-repeated="56" table:style-name="ACE-0x8463888"/>
          <table:table-cell table:number-columns-repeated="192" table:style-name="ACE-0x8463888"/>
        </table:table-row>
        <table:table-row table:style-name="AROW-0" table:number-rows-repeated="239">
          <table:table-cell table:number-columns-repeated="8" table:style-name="ACE-0x8463888"/>
          <table:table-cell table:number-columns-repeated="56" table:style-name="ACE-0x8463888"/>
          <table:table-cell table:number-columns-repeated="192" table:style-name="ACE-0x8463888"/>
        </table:table-row>
        <table:table-row table:style-name="AROW-0">
          <table:table-cell table:number-columns-repeated="64" table:style-name="ACE-0x8463888"/>
          <table:table-cell table:number-columns-repeated="192" table:style-name="ACE-0x8463888"/>
        </table:table-row>
        <table:table-row table:style-name="AROW-0" table:number-rows-repeated="3839">
          <table:table-cell table:number-columns-repeated="64" table:style-name="ACE-0x8463888"/>
          <table:table-cell table:number-columns-repeated="192" table:style-name="ACE-0x8463888"/>
        </table:table-row>
        <table:table-row table:style-name="AROW-0">
          <table:table-cell table:number-columns-repeated="256" table:style-name="ACE-0x8463888"/>
        </table:table-row>
        <table:table-row table:style-name="AROW-0" table:number-rows-repeated="61439">
          <table:table-cell table:number-columns-repeated="256" table:style-name="ACE-0x8463888"/>
        </table:table-row>
        <table:named-expressions>
          <table:named-expression table:name="Print_Area" table:expression="of:=#REF!" table:base-cell-address="$'эфирное тв '.$A$1"/>
          <table:named-expression table:name="Sheet_Title" table:expression="of:=&quot;эфирное тв &quot;" table:base-cell-address="$'эфирное тв '.$A$1"/>
        </table:named-expressions>
      </table:table>
      <table:table table:name="эфирное тсж сервис" table:style-name="ta-0x84668d0" table:print="false">
        <office:forms form:automatic-focus="false" form:apply-design-mode="false">
          <form:form/>
        </office:forms>
        <table:table-column table:default-cell-style-name="ACE-0x8463948" table:style-name="ACOL-20"/>
        <table:table-column table:default-cell-style-name="ACE-0x8463948" table:style-name="ACOL-21"/>
        <table:table-column table:default-cell-style-name="ACE-0x8463948" table:style-name="ACOL-0" table:number-columns-repeated="254"/>
        <table:table-row table:style-name="AROW-1">
          <table:table-cell table:style-name="ACE-0x8462ec8"/>
          <table:table-cell table:style-name="ACE-0x8462ec8" office:value-type="string" office:string-value="ТСЖ Сервис конт телефон 685070">
            <text:p>ТСЖ Сервис конт телефон 685070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string" office:string-value="№">
            <text:p>№</text:p>
          </table:table-cell>
          <table:table-cell table:style-name="ACE-0x8462ec8" office:value-type="string" office:string-value="Адрес ">
            <text:p>Адрес 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">
            <text:p>1</text:p>
          </table:table-cell>
          <table:table-cell table:style-name="ACE-0x8462ec8" office:value-type="string" office:string-value="Пермякова 63">
            <text:p>Пермякова 63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">
            <text:p>2</text:p>
          </table:table-cell>
          <table:table-cell table:style-name="ACE-0x8462ec8" office:value-type="string" office:string-value="Пермякова 65">
            <text:p>Пермякова 65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">
            <text:p>3</text:p>
          </table:table-cell>
          <table:table-cell table:style-name="ACE-0x8462ec8" office:value-type="string" office:string-value="Пермякова 67">
            <text:p>Пермякова 67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">
            <text:p>4</text:p>
          </table:table-cell>
          <table:table-cell table:style-name="ACE-0x8462ec8" office:value-type="string" office:string-value="Пермякова 69">
            <text:p>Пермякова 69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5">
            <text:p>5</text:p>
          </table:table-cell>
          <table:table-cell table:style-name="ACE-0x8462ec8" office:value-type="string" office:string-value="Пермякова 69 к.1">
            <text:p>Пермякова 69 к.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6">
            <text:p>6</text:p>
          </table:table-cell>
          <table:table-cell table:style-name="ACE-0x8462ec8" office:value-type="string" office:string-value="Пермякова 69 к.2">
            <text:p>Пермякова 69 к.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7">
            <text:p>7</text:p>
          </table:table-cell>
          <table:table-cell table:style-name="ACE-0x8462ec8" office:value-type="string" office:string-value="Пермякова 69 к.3">
            <text:p>Пермякова 69 к.3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8">
            <text:p>8</text:p>
          </table:table-cell>
          <table:table-cell table:style-name="ACE-0x8462ec8" office:value-type="string" office:string-value="Пермякова 71">
            <text:p>Пермякова 7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9">
            <text:p>9</text:p>
          </table:table-cell>
          <table:table-cell table:style-name="ACE-0x8462ec8" office:value-type="string" office:string-value="Пермякова 71 к.1">
            <text:p>Пермякова 71 к.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0">
            <text:p>10</text:p>
          </table:table-cell>
          <table:table-cell table:style-name="ACE-0x8462ec8" office:value-type="string" office:string-value="Пермякова 71 к.2">
            <text:p>Пермякова 71 к.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1">
            <text:p>11</text:p>
          </table:table-cell>
          <table:table-cell table:style-name="ACE-0x8462ec8" office:value-type="string" office:string-value="Пермякова 71 к.3">
            <text:p>Пермякова 71 к.3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2">
            <text:p>12</text:p>
          </table:table-cell>
          <table:table-cell table:style-name="ACE-0x8462ec8" office:value-type="string" office:string-value="Н.Гондатти 1">
            <text:p>Н.Гондатти 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3">
            <text:p>13</text:p>
          </table:table-cell>
          <table:table-cell table:style-name="ACE-0x8462ec8" office:value-type="string" office:string-value="Н.Гондатти 2">
            <text:p>Н.Гондатти 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4">
            <text:p>14</text:p>
          </table:table-cell>
          <table:table-cell table:style-name="ACE-0x8462ec8" office:value-type="string" office:string-value="Н.Гондатти 3">
            <text:p>Н.Гондатти 3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5">
            <text:p>15</text:p>
          </table:table-cell>
          <table:table-cell table:style-name="ACE-0x8462ec8" office:value-type="string" office:string-value="Н.Гондатти 5">
            <text:p>Н.Гондатти 5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6">
            <text:p>16</text:p>
          </table:table-cell>
          <table:table-cell table:style-name="ACE-0x8462ec8" office:value-type="string" office:string-value="Н.Гондатти 7">
            <text:p>Н.Гондатти 7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7">
            <text:p>17</text:p>
          </table:table-cell>
          <table:table-cell table:style-name="ACE-0x8462ec8" office:value-type="string" office:string-value="Н.Гондатти 9">
            <text:p>Н.Гондатти 9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8">
            <text:p>18</text:p>
          </table:table-cell>
          <table:table-cell table:style-name="ACE-0x8462ec8" office:value-type="string" office:string-value="Широтная 92">
            <text:p>Широтная 9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19">
            <text:p>19</text:p>
          </table:table-cell>
          <table:table-cell table:style-name="ACE-0x8462ec8" office:value-type="string" office:string-value="Широтная 92 к.1">
            <text:p>Широтная 92 к.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0">
            <text:p>20</text:p>
          </table:table-cell>
          <table:table-cell table:style-name="ACE-0x8462ec8" office:value-type="string" office:string-value="Широтная 94">
            <text:p>Широтная 94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1">
            <text:p>21</text:p>
          </table:table-cell>
          <table:table-cell table:style-name="ACE-0x8462ec8" office:value-type="string" office:string-value="Широтная 96">
            <text:p>Широтная 96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2">
            <text:p>22</text:p>
          </table:table-cell>
          <table:table-cell table:style-name="ACE-0x8462ec8" office:value-type="string" office:string-value="Широтная 96 к.1">
            <text:p>Широтная 96 к.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3">
            <text:p>23</text:p>
          </table:table-cell>
          <table:table-cell table:style-name="ACE-0x8462ec8" office:value-type="string" office:string-value="Широтная 100">
            <text:p>Широтная 100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4">
            <text:p>24</text:p>
          </table:table-cell>
          <table:table-cell table:style-name="ACE-0x8462ec8" office:value-type="string" office:string-value="Широтная 100 к.1">
            <text:p>Широтная 100 к.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5">
            <text:p>25</text:p>
          </table:table-cell>
          <table:table-cell table:style-name="ACE-0x8462ec8" office:value-type="string" office:string-value="Широтная 100 к.2">
            <text:p>Широтная 100 к.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6">
            <text:p>26</text:p>
          </table:table-cell>
          <table:table-cell table:style-name="ACE-0x8462ec8" office:value-type="string" office:string-value="Широтная 100 к.3">
            <text:p>Широтная 100 к.3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7">
            <text:p>27</text:p>
          </table:table-cell>
          <table:table-cell table:style-name="ACE-0x8462ec8" office:value-type="string" office:string-value="Широтная 100 к.4">
            <text:p>Широтная 100 к.4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8">
            <text:p>28</text:p>
          </table:table-cell>
          <table:table-cell table:style-name="ACE-0x8462ec8" office:value-type="string" office:string-value="Широтная 100 к.5">
            <text:p>Широтная 100 к.5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29">
            <text:p>29</text:p>
          </table:table-cell>
          <table:table-cell table:style-name="ACE-0x8462ec8" office:value-type="string" office:string-value="Широтная 102">
            <text:p>Широтная 10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0">
            <text:p>30</text:p>
          </table:table-cell>
          <table:table-cell table:style-name="ACE-0x8462ec8" office:value-type="string" office:string-value="Широтная 104">
            <text:p>Широтная 104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1">
            <text:p>31</text:p>
          </table:table-cell>
          <table:table-cell table:style-name="ACE-0x8462ec8" office:value-type="string" office:string-value="Широтная 104 к.1">
            <text:p>Широтная 104 к.1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2">
            <text:p>32</text:p>
          </table:table-cell>
          <table:table-cell table:style-name="ACE-0x8462ec8" office:value-type="string" office:string-value="Широтная 104 к.2">
            <text:p>Широтная 104 к.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3">
            <text:p>33</text:p>
          </table:table-cell>
          <table:table-cell table:style-name="ACE-0x8462ec8" office:value-type="string" office:string-value="Широтная 104 к.3">
            <text:p>Широтная 104 к.3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4">
            <text:p>34</text:p>
          </table:table-cell>
          <table:table-cell table:style-name="ACE-0x8462ec8" office:value-type="string" office:string-value="Широтная 104 к.4">
            <text:p>Широтная 104 к.4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5">
            <text:p>35</text:p>
          </table:table-cell>
          <table:table-cell table:style-name="ACE-0x8462ec8" office:value-type="string" office:string-value="Широтная 104 к.5">
            <text:p>Широтная 104 к.5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6">
            <text:p>36</text:p>
          </table:table-cell>
          <table:table-cell table:style-name="ACE-0x8462ec8" office:value-type="string" office:string-value="Широтная 104 к.6">
            <text:p>Широтная 104 к.6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7">
            <text:p>37</text:p>
          </table:table-cell>
          <table:table-cell table:style-name="ACE-0x8462ec8" office:value-type="string" office:string-value="В.Гольцова 26">
            <text:p>В.Гольцова 26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8">
            <text:p>38</text:p>
          </table:table-cell>
          <table:table-cell table:style-name="ACE-0x8462ec8" office:value-type="string" office:string-value="В.Гольцова 28">
            <text:p>В.Гольцова 28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39">
            <text:p>39</text:p>
          </table:table-cell>
          <table:table-cell table:style-name="ACE-0x8462ec8" office:value-type="string" office:string-value="Широтная 209 (Снегири)">
            <text:p>Широтная 209 (Снегири)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0">
            <text:p>40</text:p>
          </table:table-cell>
          <table:table-cell table:style-name="ACE-0x8462ec8" office:value-type="string" office:string-value="Малиновского 5б">
            <text:p>Малиновского 5б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1">
            <text:p>41</text:p>
          </table:table-cell>
          <table:table-cell table:style-name="ACE-0x8462ec8" office:value-type="string" office:string-value="Малиновского 6">
            <text:p>Малиновского 6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2">
            <text:p>42</text:p>
          </table:table-cell>
          <table:table-cell table:style-name="ACE-0x8462ec8" office:value-type="string" office:string-value="Малиновского 5б">
            <text:p>Малиновского 5б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3">
            <text:p>43</text:p>
          </table:table-cell>
          <table:table-cell table:style-name="ACE-0x8462ec8" office:value-type="string" office:string-value="Магаданская 5">
            <text:p>Магаданская 5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4">
            <text:p>44</text:p>
          </table:table-cell>
          <table:table-cell table:style-name="ACE-0x8462ec8" office:value-type="string" office:string-value="пр.Заречный 39к2">
            <text:p>пр.Заречный 39к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5">
            <text:p>45</text:p>
          </table:table-cell>
          <table:table-cell table:style-name="ACE-0x8462ec8" office:value-type="string" office:string-value="Ямская 92">
            <text:p>Ямская 92</text:p>
          </table:table-cell>
          <table:table-cell table:number-columns-repeated="254" table:style-name="ACE-0x8463948"/>
        </table:table-row>
        <table:table-row table:style-name="AROW-1">
          <table:table-cell table:style-name="ACE-0x8462ec8" office:value-type="float" office:value="46">
            <text:p>46</text:p>
          </table:table-cell>
          <table:table-cell table:style-name="ACE-0x8462ec8" office:value-type="string" office:string-value="Заречный 39а к1">
            <text:p>Заречный 39а к1</text:p>
          </table:table-cell>
          <table:table-cell table:number-columns-repeated="254" table:style-name="ACE-0x8463948"/>
        </table:table-row>
        <table:table-row table:style-name="AROW-0">
          <table:table-cell table:number-columns-repeated="64" table:style-name="ACE-0x8463948"/>
          <table:table-cell table:number-columns-repeated="192" table:style-name="ACE-0x8463948"/>
        </table:table-row>
        <table:table-row table:style-name="AROW-0" table:number-rows-repeated="207">
          <table:table-cell table:number-columns-repeated="64" table:style-name="ACE-0x8463948"/>
          <table:table-cell table:number-columns-repeated="192" table:style-name="ACE-0x8463948"/>
        </table:table-row>
        <table:table-row table:style-name="AROW-0">
          <table:table-cell table:number-columns-repeated="64" table:style-name="ACE-0x8463948"/>
          <table:table-cell table:number-columns-repeated="192" table:style-name="ACE-0x8463948"/>
        </table:table-row>
        <table:table-row table:style-name="AROW-0" table:number-rows-repeated="3839">
          <table:table-cell table:number-columns-repeated="64" table:style-name="ACE-0x8463948"/>
          <table:table-cell table:number-columns-repeated="192" table:style-name="ACE-0x8463948"/>
        </table:table-row>
        <table:table-row table:style-name="AROW-0">
          <table:table-cell table:number-columns-repeated="256" table:style-name="ACE-0x8463948"/>
        </table:table-row>
        <table:table-row table:style-name="AROW-0" table:number-rows-repeated="61439">
          <table:table-cell table:number-columns-repeated="256" table:style-name="ACE-0x8463948"/>
        </table:table-row>
        <table:named-expressions>
          <table:named-expression table:name="Print_Area" table:expression="of:=#REF!" table:base-cell-address="$'эфирное тсж сервис'.$A$1"/>
          <table:named-expression table:name="Sheet_Title" table:expression="of:=&quot;эфирное тсж сервис&quot;" table:base-cell-address="$'эфирное тсж сервис'.$A$1"/>
        </table:named-expressions>
      </table:table>
      <table:table table:name="PON" table:style-name="ta9" table:print="false">
        <office:forms form:automatic-focus="false" form:apply-design-mode="false"/>
        <table:table-column table:style-name="co28" table:default-cell-style-name="ce78"/>
        <table:table-column table:style-name="co29" table:default-cell-style-name="ce78"/>
        <table:table-column table:style-name="ACOL-9" table:default-cell-style-name="ce78"/>
        <table:table-column table:style-name="co30" table:default-cell-style-name="ce78"/>
        <table:table-column table:style-name="co31" table:default-cell-style-name="ce78"/>
        <table:table-column table:style-name="ACOL-3" table:default-cell-style-name="ce78"/>
        <table:table-column table:style-name="co12" table:default-cell-style-name="ce78"/>
        <table:table-column table:style-name="co30" table:default-cell-style-name="ce78"/>
        <table:table-column table:style-name="co32" table:default-cell-style-name="ce78"/>
        <table:table-column table:style-name="co33" table:default-cell-style-name="ce78"/>
        <table:table-column table:style-name="ACOL-0" table:number-columns-repeated="246" table:default-cell-style-name="ce78"/>
        <table:table-row table:style-name="ro59">
          <table:table-cell/>
          <table:table-cell table:style-name="ce99" office:value-type="string" calcext:value-type="string" table:number-columns-spanned="8" table:number-rows-spanned="1">
            <text:p>В случае если у клиента не стандартное подключение, а именно более 30 и метров ВОЛС по территории и ввод воздушным способом, ВЫПИСЫВАЕМ Т,Э,</text:p>
          </table:table-cell>
          <table:covered-table-cell table:number-columns-repeated="7"/>
          <table:table-cell table:number-columns-repeated="247"/>
        </table:table-row>
        <table:table-row table:style-name="AROW-1">
          <table:table-cell/>
          <table:table-cell table:style-name="ce97" table:number-columns-repeated="2"/>
          <table:table-cell table:style-name="ce96" office:value-type="string" calcext:value-type="string" table:number-columns-spanned="2" table:number-rows-spanned="1">
            <text:p>интернет</text:p>
          </table:table-cell>
          <table:covered-table-cell/>
          <table:table-cell table:style-name="ce67"/>
          <table:table-cell table:style-name="ce96" office:value-type="string" calcext:value-type="string" table:number-columns-spanned="2" table:number-rows-spanned="1">
            <text:p>кабельное тв</text:p>
          </table:table-cell>
          <table:covered-table-cell/>
          <table:table-cell table:style-name="ce69"/>
          <table:table-cell table:number-columns-repeated="247"/>
        </table:table-row>
        <table:table-row table:style-name="AROW-16">
          <table:table-cell table:style-name="ce67" office:value-type="string" calcext:value-type="string">
            <text:p>Название района </text:p>
          </table:table-cell>
          <table:table-cell table:style-name="ce69" office:value-type="string" calcext:value-type="string">
            <text:p>Адрес</text:p>
          </table:table-cell>
          <table:table-cell table:style-name="ce69" office:value-type="string" calcext:value-type="string">
            <text:p>пакетное предложение</text:p>
          </table:table-cell>
          <table:table-cell table:style-name="ce88" office:value-type="string" calcext:value-type="string">
            <text:p>возможность подключения</text:p>
          </table:table-cell>
          <table:table-cell table:style-name="ce96" office:value-type="string" calcext:value-type="string">
            <text:p>тарифы</text:p>
          </table:table-cell>
          <table:table-cell table:style-name="ce96" office:value-type="string" calcext:value-type="string">
            <text:p>телефония</text:p>
          </table:table-cell>
          <table:table-cell table:style-name="ce88" office:value-type="string" calcext:value-type="string">
            <text:p>возможность подключения</text:p>
          </table:table-cell>
          <table:table-cell table:style-name="ce96" office:value-type="string" calcext:value-type="string">
            <text:p>стоимость</text:p>
          </table:table-cell>
          <table:table-cell table:style-name="ce69" office:value-type="string" calcext:value-type="string">
            <text:p>примечание </text:p>
          </table:table-cell>
          <table:table-cell table:style-name="ce67"/>
          <table:table-cell table:number-columns-repeated="246"/>
        </table:table-row>
        <table:table-row table:style-name="ro66">
          <table:table-cell table:style-name="ce67" office:value-type="string" calcext:value-type="string">
            <text:p>Городище</text:p>
          </table:table-cell>
          <table:table-cell table:style-name="ce69" office:value-type="string" calcext:value-type="string">
            <text:p>Городище</text:p>
          </table:table-cell>
          <table:table-cell table:style-name="ce69" office:value-type="string" calcext:value-type="string">
            <text:p>одна услуга 8000р, подключение двух услуг 10 000,подключение 3- услуг 12000 р.</text:p>
          </table:table-cell>
          <table:table-cell table:style-name="ce68" office:value-type="string" calcext:value-type="string">
            <text:p>да</text:p>
          </table:table-cell>
          <table:table-cell table:style-name="ce94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 , смена технологии телефонии dect 5000р дополнительно подключение интернет 2000р. Работаем совместно с АО </text:p>
          </table:table-cell>
          <table:table-cell table:style-name="ce67"/>
          <table:table-cell table:number-columns-repeated="246"/>
        </table:table-row>
        <table:table-row table:style-name="ro67">
          <table:table-cell table:style-name="ce67" office:value-type="string" calcext:value-type="string">
            <text:p>Молодежный, д.Ушаково</text:p>
          </table:table-cell>
          <table:table-cell table:style-name="ce69" office:value-type="string" calcext:value-type="string">
            <text:p>п.Молодежный</text:p>
          </table:table-cell>
          <table:table-cell table:style-name="ce69" office:value-type="string" calcext:value-type="string">
            <text:p>одна услуга 6000 р, две услуги 8000р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ТП Кантри</text:p>
          </table:table-cell>
          <table:table-cell table:style-name="ce68" office:value-type="string" calcext:value-type="string">
            <text:p>да</text:p>
          </table:table-cell>
          <table:table-cell table:number-columns-repeated="2" table:style-name="ce68" office:value-type="string" calcext:value-type="string">
            <text:p>нет</text:p>
          </table:table-cell>
          <table:table-cell table:style-name="ce94" office:value-type="string" calcext:value-type="string">
            <text:p>без т.э.</text:p>
          </table:table-cell>
          <table:table-cell table:style-name="ce67"/>
          <table:table-cell table:number-columns-repeated="246"/>
        </table:table-row>
        <table:table-row table:style-name="ro68">
          <table:table-cell table:style-name="ce67" office:value-type="string" calcext:value-type="string">
            <text:p>Патрушево</text:p>
          </table:table-cell>
          <table:table-cell table:style-name="ce69" office:value-type="string" calcext:value-type="string">
            <text:p>Патрушево, кроме улицы школьная от 17 дома и дальше, ул.Отрадная от 21 до 33 дома </text:p>
          </table:table-cell>
          <table:table-cell table:style-name="ce69" office:value-type="string" calcext:value-type="string">
            <text:p>одна услуга 8000р, подключение двух услуг 10 000 ,подключение 3- услуг 12000 р.</text:p>
          </table:table-cell>
          <table:table-cell table:style-name="ce68" office:value-type="string" calcext:value-type="string">
            <text:p>да</text:p>
          </table:table-cell>
          <table:table-cell table:style-name="ce94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</text:p>
          </table:table-cell>
          <table:table-cell table:style-name="ce67"/>
          <table:table-cell table:number-columns-repeated="246"/>
        </table:table-row>
        <table:table-row table:style-name="ro69">
          <table:table-cell table:style-name="ce67" office:value-type="string" calcext:value-type="string">
            <text:p>СНТ Лесная поляна</text:p>
          </table:table-cell>
          <table:table-cell table:style-name="ce69" office:value-type="string" calcext:value-type="string">
            <text:p>Лесная поляна</text:p>
          </table:table-cell>
          <table:table-cell table:style-name="ce69" office:value-type="string" calcext:value-type="string">
            <text:p>8000-10 000-12 000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ТП Кантри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подключение одной услуги тел не осуществляем </text:p>
          </table:table-cell>
          <table:table-cell table:style-name="ce67"/>
          <table:table-cell table:number-columns-repeated="246"/>
        </table:table-row>
        <table:table-row table:style-name="ro6">
          <table:table-cell table:style-name="ce67" office:value-type="string" calcext:value-type="string">
            <text:p>СНТ Дорожник</text:p>
          </table:table-cell>
          <table:table-cell table:style-name="ce69" office:value-type="string" calcext:value-type="string">
            <text:p>Дорожник </text:p>
          </table:table-cell>
          <table:table-cell table:style-name="ce69" office:value-type="string" calcext:value-type="string">
            <text:p>8000-10 000-12 000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ТП Кантри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подключение одной услуги тел не осуществляем </text:p>
          </table:table-cell>
          <table:table-cell table:style-name="ce67"/>
          <table:table-cell table:number-columns-repeated="246"/>
        </table:table-row>
        <table:table-row table:style-name="ro70">
          <table:table-cell table:style-name="ce67" office:value-type="string" calcext:value-type="string">
            <text:p>Суходолье новое </text:p>
          </table:table-cell>
          <table:table-cell table:style-name="ce69" office:value-type="string" calcext:value-type="string">
            <text:p>Суходолье (правая и левая часть)</text:p>
          </table:table-cell>
          <table:table-cell table:style-name="ce69" office:value-type="string" calcext:value-type="string">
            <text:p>одна услуга 8000р, подключение двух услуг 10 000,подключение 3- услуг 12000 р.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102" office:value-type="string" calcext:value-type="string">
            <text:p>только после Т,Э,</text:p>
          </table:table-cell>
          <table:table-cell table:style-name="ce67"/>
          <table:table-cell table:number-columns-repeated="246"/>
        </table:table-row>
        <table:table-row table:style-name="AROW-16">
          <table:table-cell table:style-name="ce67"/>
          <table:table-cell table:style-name="ce69" office:value-type="string" calcext:value-type="string">
            <text:p>Суходолье правая (старая часть)</text:p>
          </table:table-cell>
          <table:table-cell table:style-name="ce69"/>
          <table:table-cell table:style-name="ce67" office:value-type="string" calcext:value-type="string">
            <text:p>да</text:p>
          </table:table-cell>
          <table:table-cell table:style-name="ce67"/>
          <table:table-cell table:style-name="ce67" office:value-type="string" calcext:value-type="string">
            <text:p>да</text:p>
          </table:table-cell>
          <table:table-cell table:style-name="ce67" office:value-type="string" calcext:value-type="string">
            <text:p>+</text:p>
          </table:table-cell>
          <table:table-cell table:style-name="ce67" office:value-type="float" office:value="3000" calcext:value-type="float">
            <text:p>3000</text:p>
          </table:table-cell>
          <table:table-cell table:style-name="ce69" office:value-type="string" calcext:value-type="string">
            <text:p>только после Т,Э,</text:p>
          </table:table-cell>
          <table:table-cell table:style-name="ce67"/>
          <table:table-cell table:number-columns-repeated="246"/>
        </table:table-row>
        <table:table-row table:style-name="ro23">
          <table:table-cell table:style-name="ce67" office:value-type="string" calcext:value-type="string">
            <text:p>Цимлянское</text:p>
          </table:table-cell>
          <table:table-cell table:style-name="ce69" office:value-type="string" calcext:value-type="string">
            <text:p>Барнаульская (оз.Цемлянское)</text:p>
          </table:table-cell>
          <table:table-cell table:style-name="ce69" office:value-type="string" calcext:value-type="string">
            <text:p>одна услуга 8000р, подключение двух услуг 10 000 ,подключение 3- услуг 12000 р.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102" office:value-type="string" calcext:value-type="string">
            <text:p>только после Т,Э,</text:p>
          </table:table-cell>
          <table:table-cell table:style-name="ce67"/>
          <table:table-cell table:number-columns-repeated="246"/>
        </table:table-row>
        <table:table-row table:style-name="ro28">
          <table:table-cell table:style-name="ce67" office:value-type="string" calcext:value-type="string">
            <text:p>Петровский остров </text:p>
          </table:table-cell>
          <table:table-cell table:style-name="ce69" office:value-type="string" calcext:value-type="string">
            <text:p>Петровский остров</text:p>
          </table:table-cell>
          <table:table-cell table:style-name="ce69" office:value-type="string" calcext:value-type="string">
            <text:p>Единоразовое подключение 25 000р, каждая услуга по 500 р.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ТП Кантри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500" calcext:value-type="float">
            <text:p>500</text:p>
          </table:table-cell>
          <table:table-cell table:style-name="ce102" office:value-type="string" calcext:value-type="string">
            <text:p>только после Т,Э,</text:p>
          </table:table-cell>
          <table:table-cell table:style-name="ce67"/>
          <table:table-cell table:number-columns-repeated="246"/>
        </table:table-row>
        <table:table-row table:style-name="ro71">
          <table:table-cell table:style-name="ce67" office:value-type="string" calcext:value-type="string">
            <text:p>Тарманы</text:p>
          </table:table-cell>
          <table:table-cell table:style-name="ce69" office:value-type="string" calcext:value-type="string">
            <text:p>Андреевская, Архитекторов, Монолитная, Просторная, Лебяжья, Академика Сахарова, Журавлиная, Егорьевская,Тверская,Малый Арбат, Динаровская, Соловьиная, Утреняя Литовская</text:p>
          </table:table-cell>
          <table:table-cell table:style-name="ce69" office:value-type="string" calcext:value-type="string">
            <text:p>8000-10 000-12 000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</text:p>
          </table:table-cell>
          <table:table-cell table:style-name="ce67"/>
          <table:table-cell table:number-columns-repeated="246"/>
        </table:table-row>
        <table:table-row table:style-name="ro70">
          <table:table-cell table:style-name="ce67" office:value-type="string" calcext:value-type="string">
            <text:p>Войновка</text:p>
          </table:table-cell>
          <table:table-cell table:style-name="ce69" office:value-type="string" calcext:value-type="string">
            <text:p>Роз (войновка)</text:p>
          </table:table-cell>
          <table:table-cell table:style-name="ce69" office:value-type="string" calcext:value-type="string">
            <text:p>одна услуга 8000р, подключение двух услуг 10 000,подключение 3- услуг 12000 р.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</text:p>
          </table:table-cell>
          <table:table-cell table:style-name="ce67"/>
          <table:table-cell table:number-columns-repeated="246"/>
        </table:table-row>
        <table:table-row table:style-name="ro7">
          <table:table-cell table:style-name="ce67" office:value-type="string" calcext:value-type="string">
            <text:p>Зимняя-Буровиков</text:p>
          </table:table-cell>
          <table:table-cell table:style-name="ce69" office:value-type="string" calcext:value-type="string">
            <text:p>Зимняя,Угорская, Буровиков</text:p>
          </table:table-cell>
          <table:table-cell table:style-name="ce69" office:value-type="string" calcext:value-type="string">
            <text:p>одна услуга 8000р, подключение двух услуг 10 000 ,подключение 3- услуг 12000 р.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</text:p>
          </table:table-cell>
          <table:table-cell table:style-name="ce103" office:value-type="string" calcext:value-type="string">
            <text:p>временно приостановлены продажи </text:p>
          </table:table-cell>
          <table:table-cell table:number-columns-repeated="246"/>
        </table:table-row>
        <table:table-row table:style-name="ro72">
          <table:table-cell table:style-name="ce67" office:value-type="string" calcext:value-type="string">
            <text:p>Посохово</text:p>
          </table:table-cell>
          <table:table-cell table:style-name="ce69" office:value-type="string" calcext:value-type="string">
            <text:p>Посохово </text:p>
          </table:table-cell>
          <table:table-cell table:style-name="ce69" office:value-type="string" calcext:value-type="string">
            <text:p>8000-10 000-12 000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ТП Кантри</text:p>
          </table:table-cell>
          <table:table-cell table:style-name="ce68" office:value-type="string" calcext:value-type="string">
            <text:p>да</text:p>
          </table:table-cell>
          <table:table-cell table:number-columns-repeated="2" table:style-name="ce68" office:value-type="string" calcext:value-type="string">
            <text:p>нет</text:p>
          </table:table-cell>
          <table:table-cell table:style-name="ce94" office:value-type="string" calcext:value-type="string">
            <text:p>без т.э.</text:p>
          </table:table-cell>
          <table:table-cell table:style-name="ce67"/>
          <table:table-cell table:number-columns-repeated="246"/>
        </table:table-row>
        <table:table-row table:style-name="ro67">
          <table:table-cell table:style-name="ce67" office:value-type="string" calcext:value-type="string">
            <text:p>п.Московский</text:p>
          </table:table-cell>
          <table:table-cell table:style-name="ce69" office:value-type="string" calcext:value-type="string">
            <text:p>д.Дербыши,п.Московский </text:p>
          </table:table-cell>
          <table:table-cell table:style-name="ce69" office:value-type="string" calcext:value-type="string">
            <text:p>одна услуга (только интернет) 8 000р, подключение двух услуг 10 000, подключение 3-х услуг 12 000 рублей 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ТП Кантри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Есть районы по т.э. , есть районы без т.э. СМОТРИТЕ КАРТУ !!</text:p>
          </table:table-cell>
          <table:table-cell table:style-name="ce103"/>
          <table:table-cell table:number-columns-repeated="246"/>
        </table:table-row>
        <table:table-row table:style-name="ro36">
          <table:table-cell table:style-name="ce67" office:value-type="string" calcext:value-type="string">
            <text:p>Дударева</text:p>
          </table:table-cell>
          <table:table-cell table:style-name="ce69" office:value-type="string" calcext:value-type="string">
            <text:p>д.Дударева </text:p>
          </table:table-cell>
          <table:table-cell table:style-name="ce69" office:value-type="string" calcext:value-type="string">
            <text:p>8000-10 000-12 000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ТП Кантри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, делать акцент ,чт ооптика заходит ТОЛЬКО воздухом</text:p>
          </table:table-cell>
          <table:table-cell table:style-name="ce103"/>
          <table:table-cell table:number-columns-repeated="246"/>
        </table:table-row>
        <table:table-row table:style-name="ro73">
          <table:table-cell table:style-name="ce67" office:value-type="string" calcext:value-type="string">
            <text:p>Чаплина</text:p>
          </table:table-cell>
          <table:table-cell table:style-name="ce100" office:value-type="string" calcext:value-type="string">
            <text:p>Район улиц Н.Чаплина-Молодежная (ул.Рабочая, ул. Шмидта, ул. Папанинцев, ул.Сибирская, ул.Южная, ул.Молодженая, ул. Инженерная, ул. Правды, ул.Суворова, ул.Физкультурная, ул.Депутатская, ул.Лопарева.</text:p>
          </table:table-cell>
          <table:table-cell table:style-name="ce69" office:value-type="string" calcext:value-type="string">
            <text:p>одна услуга 8000р, подключение двух услуг 10 000,подключение 3- услуг 12000 р.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 Возможна рассрочка на 3 мес. Первый платеж 5 000 руб</text:p>
          </table:table-cell>
          <table:table-cell table:style-name="ce67"/>
          <table:table-cell table:number-columns-repeated="246"/>
        </table:table-row>
        <table:table-row table:style-name="ro74">
          <table:table-cell table:style-name="ce69" office:value-type="string" calcext:value-type="string">
            <text:p>Сквер комсомольский</text:p>
          </table:table-cell>
          <table:table-cell table:style-name="ce100" office:value-type="string" calcext:value-type="string">
            <text:p>ул. Ленинградская, ул.Зои Космодемьянской, К.Маркса, Куйбышева, Декабристов, Папанинцев</text:p>
          </table:table-cell>
          <table:table-cell table:style-name="ce69" office:value-type="string" calcext:value-type="string">
            <text:p>одна услуга 8000р, подключение двух услуг 10 000</text:p>
          </table:table-cell>
          <table:table-cell table:style-name="ce68" office:value-type="string" calcext:value-type="string">
            <text:p>да</text:p>
          </table:table-cell>
          <table:table-cell table:style-name="ce68" office:value-type="string" calcext:value-type="string">
            <text:p>Линейка Актив</text:p>
          </table:table-cell>
          <table:table-cell table:number-columns-repeated="2" table:style-name="ce68" office:value-type="string" calcext:value-type="string">
            <text:p>да</text:p>
          </table:table-cell>
          <table:table-cell table:style-name="ce68" office:value-type="float" office:value="3000" calcext:value-type="float">
            <text:p>3000</text:p>
          </table:table-cell>
          <table:table-cell table:style-name="ce94" office:value-type="string" calcext:value-type="string">
            <text:p>без т.э.</text:p>
          </table:table-cell>
          <table:table-cell table:style-name="ce67"/>
          <table:table-cell table:number-columns-repeated="246"/>
        </table:table-row>
        <table:table-row table:style-name="ro75">
          <table:table-cell table:style-name="ce67" office:value-type="string" calcext:value-type="string">
            <text:p>КАЗАРОВО</text:p>
          </table:table-cell>
          <table:table-cell table:style-name="ce69" office:value-type="string" calcext:value-type="string">
            <text:p>ул.Тимофея Несговорова, <text:s text:c="7"/>ул. Земная, <text:s text:c="10"/>ул. Петра Шестакова, <text:s text:c="10"/>ул. Булата Сулейманова, <text:s text:c="6"/>ул. Виктора Бугаева, <text:s text:c="15"/>ул. Василия Левушкина</text:p>
          </table:table-cell>
          <table:table-cell table:style-name="ce69" office:value-type="string" calcext:value-type="string">
            <text:p>Поключаем 2 услуги одна услуга 8000руб, две услуги 10 000руб.</text:p>
          </table:table-cell>
          <table:table-cell table:style-name="ce67" office:value-type="string" calcext:value-type="string">
            <text:p>да</text:p>
          </table:table-cell>
          <table:table-cell table:style-name="ce67" office:value-type="string" calcext:value-type="string">
            <text:p>ТП Кантри</text:p>
          </table:table-cell>
          <table:table-cell table:style-name="ce67" office:value-type="string" calcext:value-type="string">
            <text:p>да</text:p>
          </table:table-cell>
          <table:table-cell table:style-name="ce67" office:value-type="string" calcext:value-type="string">
            <text:p>нет</text:p>
          </table:table-cell>
          <table:table-cell table:style-name="ce67"/>
          <table:table-cell table:style-name="ce69" office:value-type="string" calcext:value-type="string">
            <text:p>через тех.эксп.</text:p>
          </table:table-cell>
          <table:table-cell table:style-name="ce67"/>
          <table:table-cell table:number-columns-repeated="246"/>
        </table:table-row>
        <table:table-row table:style-name="ro76">
          <table:table-cell table:style-name="ce98" office:value-type="string" calcext:value-type="string">
            <text:p>Р-он улиц Западная (ММС); С/О Березка, <text:s text:c="6"/>С/О Калинка</text:p>
          </table:table-cell>
          <table:table-cell table:style-name="ce98" office:value-type="string" calcext:value-type="string">
            <text:p>ул. 1-ая Западная; ул. 2-ая Западная; ул. 3-я Западная; <text:s text:c="2"/>ул. 4-ая Западная; ул. 5-ая Западная; ул. 6-ая Западная</text:p>
          </table:table-cell>
          <table:table-cell table:style-name="ce69" office:value-type="string" calcext:value-type="string">
            <text:p>одна услуга 8000р, подключение двух услуг 10 000,подключение 3- услуг 12000 р.</text:p>
          </table:table-cell>
          <table:table-cell table:style-name="ce101" office:value-type="string" calcext:value-type="string">
            <text:p>да</text:p>
          </table:table-cell>
          <table:table-cell table:style-name="ce101" office:value-type="string" calcext:value-type="string">
            <text:p>Линейка Актив</text:p>
          </table:table-cell>
          <table:table-cell table:number-columns-repeated="2" table:style-name="ce101" office:value-type="string" calcext:value-type="string">
            <text:p>да</text:p>
          </table:table-cell>
          <table:table-cell table:style-name="ce101" office:value-type="float" office:value="3000" calcext:value-type="float">
            <text:p>3000</text:p>
          </table:table-cell>
          <table:table-cell table:style-name="ce101" office:value-type="string" calcext:value-type="string">
            <text:p>без т.э.</text:p>
          </table:table-cell>
          <table:table-cell table:style-name="ce101"/>
          <table:table-cell table:number-columns-repeated="246"/>
        </table:table-row>
        <table:table-row table:style-name="ro76" table:number-rows-repeated="1048553">
          <table:table-cell table:number-columns-repeated="256"/>
        </table:table-row>
        <table:table-row table:style-name="ro76">
          <table:table-cell table:number-columns-repeated="256"/>
        </table:table-row>
      </table:table>
      <table:named-expressions>
        <table:named-range table:name="__Anonymous_Sheet_DB__0" table:base-cell-address="$'БЦ 1'.$A$1" table:cell-range-address="$'БЦ 1'.$A$1:.$K$88" table:range-usable-as="repeat-column repeat-row filter print-range"/>
        <table:named-range table:name="__Anonymous_Sheet_DB__2" table:base-cell-address="$'БЦ 1'.$A$1" table:cell-range-address="$РК.$A$368:.$O$378" table:range-usable-as="repeat-column repeat-row filter print-range"/>
        <table:named-range table:name="__Anonymous_Sheet_DB__4" table:base-cell-address="$'БЦ 1'.$A$1" table:cell-range-address="$Дягилев.$A$3:.$E$20" table:range-usable-as="repeat-column repeat-row filter print-range"/>
      </table:named-expressions>
      <table:database-ranges>
        <table:database-range table:name="__Anonymous_Sheet_DB__0" table:target-range-address="'БЦ 1'.A1:'БЦ 1'.K88" table:display-filter-buttons="true" table:orientation="column"/>
        <table:database-range table:name="__Anonymous_Sheet_DB__2" table:target-range-address="РК.A368:РК.O396" table:display-filter-buttons="true" table:orientation="column"/>
        <table:database-range table:name="__Anonymous_Sheet_DB__4" table:target-range-address="Дягилев.A3:Дягилев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Arial21" svg:font-family="Arial2"/>
    <style:font-face style:name="Sans" svg:font-family="Sans"/>
    <style:font-face style:name="Times New Roman" svg:font-family="'Times New Roman'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 number:calendar="gregorian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.00.0000</text:date>, <text:time style:data-style-name="N2" text:time-value="16:05:44.08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БЦ_20_1" style:display-name="БЦ 1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развитие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РК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Скорпион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Дягилев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эфирное_20_тв_20_" style:display-name="эфирное тв 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эфирное_20_тсж_20_сервис" style:display-name="эфирное тсж сервис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  <style:master-page style:name="PON" style:page-layout-name="Mpm3">
      <style:header style:display="false">
        <text:p><text:sheet-name>???</text:sheet-name></text:p>
      </style:header>
      <style:header-left style:display="false"/>
      <style:footer style:display="false"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3T16:06:15.623000000</dc:date>
    <meta:creation-date>2014-04-09T16:24:01Z</meta:creation-date>
    <meta:editing-cycles>56</meta:editing-cycles>
    <meta:editing-duration>P6DT11H25M48S</meta:editing-duration>
    <meta:generator>LibreOffice/4.2.1.1$Windows_x86 LibreOffice_project/d7dbbd7842e6a58b0f521599204e827654e1fb8b</meta:generator>
    <meta:document-statistic meta:table-count="8" meta:cell-count="4097" meta:object-count="0"/>
    <meta:user-defined meta:name="Info 1"/>
    <meta:user-defined meta:name="Info 2"/>
    <meta:user-defined meta:name="Info 3"/>
    <meta:user-defined meta:name="Info 4"/>
  </office:meta>
</office:document-meta>
</file>